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 svg:font-family="'Times New Roman'" style:font-family-generic="roman"/>
    <style:font-face style:name="Calibri1"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4mm"/>
    </style:style>
    <style:style style:name="co2" style:family="table-column">
      <style:table-column-properties fo:break-before="auto" style:column-width="227.17mm"/>
    </style:style>
    <style:style style:name="co3" style:family="table-column">
      <style:table-column-properties fo:break-before="auto" style:column-width="55.6mm"/>
    </style:style>
    <style:style style:name="co4" style:family="table-column">
      <style:table-column-properties fo:break-before="auto" style:column-width="18.34mm"/>
    </style:style>
    <style:style style:name="co5" style:family="table-column">
      <style:table-column-properties fo:break-before="auto" style:column-width="29.58mm"/>
    </style:style>
    <style:style style:name="co6" style:family="table-column">
      <style:table-column-properties fo:break-before="auto" style:column-width="85.34mm"/>
    </style:style>
    <style:style style:name="co7" style:family="table-column">
      <style:table-column-properties fo:break-before="auto" style:column-width="103.35mm"/>
    </style:style>
    <style:style style:name="co8" style:family="table-column">
      <style:table-column-properties fo:break-before="auto" style:column-width="16.92mm"/>
    </style:style>
    <style:style style:name="co9" style:family="table-column">
      <style:table-column-properties fo:break-before="auto" style:column-width="32.97mm"/>
    </style:style>
    <style:style style:name="co10" style:family="table-column">
      <style:table-column-properties fo:break-before="auto" style:column-width="33.14mm"/>
    </style:style>
    <style:style style:name="co11" style:family="table-column">
      <style:table-column-properties fo:break-before="auto" style:column-width="34.2mm"/>
    </style:style>
    <style:style style:name="co12" style:family="table-column">
      <style:table-column-properties fo:break-before="auto" style:column-width="102.62mm"/>
    </style:style>
    <style:style style:name="co13" style:family="table-column">
      <style:table-column-properties fo:break-before="auto" style:column-width="33.32mm"/>
    </style:style>
    <style:style style:name="co14" style:family="table-column">
      <style:table-column-properties fo:break-before="auto" style:column-width="34.03mm"/>
    </style:style>
    <style:style style:name="co15" style:family="table-column">
      <style:table-column-properties fo:break-before="auto" style:column-width="33.5mm"/>
    </style:style>
    <style:style style:name="co16" style:family="table-column">
      <style:table-column-properties fo:break-before="auto" style:column-width="34.93mm"/>
    </style:style>
    <style:style style:name="co17" style:family="table-column">
      <style:table-column-properties fo:break-before="auto" style:column-width="35.98mm"/>
    </style:style>
    <style:style style:name="co18" style:family="table-column">
      <style:table-column-properties fo:break-before="auto" style:column-width="33.85mm"/>
    </style:style>
    <style:style style:name="co19" style:family="table-column">
      <style:table-column-properties fo:break-before="auto" style:column-width="23.34mm"/>
    </style:style>
    <style:style style:name="co20" style:family="table-column">
      <style:table-column-properties fo:break-before="auto" style:column-width="36.71mm"/>
    </style:style>
    <style:style style:name="co21" style:family="table-column">
      <style:table-column-properties fo:break-before="auto" style:column-width="80.54mm"/>
    </style:style>
    <style:style style:name="ro1" style:family="table-row">
      <style:table-row-properties style:row-height="4.76mm" fo:break-before="auto" style:use-optimal-row-height="false"/>
    </style:style>
    <style:style style:name="ro2" style:family="table-row">
      <style:table-row-properties style:row-height="6.88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22.93mm" fo:break-before="auto" style:use-optimal-row-height="false"/>
    </style:style>
    <style:style style:name="ro5" style:family="table-row">
      <style:table-row-properties style:row-height="7.67mm" fo:break-before="auto" style:use-optimal-row-height="false"/>
    </style:style>
    <style:style style:name="ro6" style:family="table-row">
      <style:table-row-properties style:row-height="6.17mm" fo:break-before="auto" style:use-optimal-row-height="false"/>
    </style:style>
    <style:style style:name="ro7" style:family="table-row">
      <style:table-row-properties style:row-height="7.41mm" fo:break-before="auto" style:use-optimal-row-height="false"/>
    </style:style>
    <style:style style:name="ro8" style:family="table-row">
      <style:table-row-properties style:row-height="82.73mm" fo:break-before="auto" style:use-optimal-row-height="false"/>
    </style:style>
    <style:style style:name="ro9" style:family="table-row">
      <style:table-row-properties style:row-height="8.47mm" fo:break-before="auto" style:use-optimal-row-height="false"/>
    </style:style>
    <style:style style:name="ro10" style:family="table-row">
      <style:table-row-properties style:row-height="10.05mm" fo:break-before="auto" style:use-optimal-row-height="false"/>
    </style:style>
    <style:style style:name="ro11" style:family="table-row">
      <style:table-row-properties style:row-height="105.13mm" fo:break-before="auto" style:use-optimal-row-height="false"/>
    </style:style>
    <style:style style:name="ro12" style:family="table-row">
      <style:table-row-properties style:row-height="10.32mm" fo:break-before="auto" style:use-optimal-row-height="false"/>
    </style:style>
    <style:style style:name="ro13" style:family="table-row">
      <style:table-row-properties style:row-height="5.03mm" fo:break-before="auto" style:use-optimal-row-height="false"/>
    </style:style>
    <style:style style:name="ro14" style:family="table-row">
      <style:table-row-properties style:row-height="18.79mm" fo:break-before="auto" style:use-optimal-row-height="false"/>
    </style:style>
    <style:style style:name="ro15" style:family="table-row">
      <style:table-row-properties style:row-height="23.11mm" fo:break-before="auto" style:use-optimal-row-height="false"/>
    </style:style>
    <style:style style:name="ro16" style:family="table-row">
      <style:table-row-properties style:row-height="20.99mm" fo:break-before="auto" style:use-optimal-row-height="false"/>
    </style:style>
    <style:style style:name="ro17" style:family="table-row">
      <style:table-row-properties style:row-height="40.22mm" fo:break-before="auto" style:use-optimal-row-height="false"/>
    </style:style>
    <style:style style:name="ro18" style:family="table-row">
      <style:table-row-properties style:row-height="30.34mm" fo:break-before="auto" style:use-optimal-row-height="false"/>
    </style:style>
    <style:style style:name="ro19" style:family="table-row">
      <style:table-row-properties style:row-height="20.81mm" fo:break-before="auto" style:use-optimal-row-height="false"/>
    </style:style>
    <style:style style:name="ro20" style:family="table-row">
      <style:table-row-properties style:row-height="26.11mm" fo:break-before="auto" style:use-optimal-row-height="false"/>
    </style:style>
    <style:style style:name="ro21" style:family="table-row">
      <style:table-row-properties style:row-height="22.05mm" fo:break-before="auto" style:use-optimal-row-height="false"/>
    </style:style>
    <style:style style:name="ro22" style:family="table-row">
      <style:table-row-properties style:row-height="19.76mm" fo:break-before="auto" style:use-optimal-row-height="false"/>
    </style:style>
    <style:style style:name="ro23" style:family="table-row">
      <style:table-row-properties style:row-height="15.35mm" fo:break-before="auto" style:use-optimal-row-height="false"/>
    </style:style>
    <style:style style:name="ro24" style:family="table-row">
      <style:table-row-properties style:row-height="12.7mm" fo:break-before="auto" style:use-optimal-row-height="false"/>
    </style:style>
    <style:style style:name="ro25" style:family="table-row">
      <style:table-row-properties style:row-height="17.46mm" fo:break-before="auto" style:use-optimal-row-height="false"/>
    </style:style>
    <style:style style:name="ro26" style:family="table-row">
      <style:table-row-properties style:row-height="18.87mm" fo:break-before="auto" style:use-optimal-row-height="false"/>
    </style:style>
    <style:style style:name="ro27" style:family="table-row">
      <style:table-row-properties style:row-height="14.82mm" fo:break-before="auto" style:use-optimal-row-height="false"/>
    </style:style>
    <style:style style:name="ro28" style:family="table-row">
      <style:table-row-properties style:row-height="19.84mm" fo:break-before="auto" style:use-optimal-row-height="false"/>
    </style:style>
    <style:style style:name="ro29" style:family="table-row">
      <style:table-row-properties style:row-height="22.58mm" fo:break-before="auto" style:use-optimal-row-height="false"/>
    </style:style>
    <style:style style:name="ro30" style:family="table-row">
      <style:table-row-properties style:row-height="15.88mm" fo:break-before="auto" style:use-optimal-row-height="false"/>
    </style:style>
    <style:style style:name="ro31" style:family="table-row">
      <style:table-row-properties style:row-height="16.58mm" fo:break-before="auto" style:use-optimal-row-height="false"/>
    </style:style>
    <style:style style:name="ro32" style:family="table-row">
      <style:table-row-properties style:row-height="6.09mm" fo:break-before="auto" style:use-optimal-row-height="false"/>
    </style:style>
    <style:style style:name="ro33" style:family="table-row">
      <style:table-row-properties style:row-height="17.64mm" fo:break-before="auto" style:use-optimal-row-height="false"/>
    </style:style>
    <style:style style:name="ro34" style:family="table-row">
      <style:table-row-properties style:row-height="35.63mm" fo:break-before="auto" style:use-optimal-row-height="false"/>
    </style:style>
    <style:style style:name="ro35" style:family="table-row">
      <style:table-row-properties style:row-height="16.05mm" fo:break-before="auto" style:use-optimal-row-height="false"/>
    </style:style>
    <style:style style:name="ro36" style:family="table-row">
      <style:table-row-properties style:row-height="21.17mm" fo:break-before="auto" style:use-optimal-row-height="false"/>
    </style:style>
    <style:style style:name="ro37" style:family="table-row">
      <style:table-row-properties style:row-height="23.81mm" fo:break-before="auto" style:use-optimal-row-height="false"/>
    </style:style>
    <style:style style:name="ro38" style:family="table-row">
      <style:table-row-properties style:row-height="16.93mm" fo:break-before="auto" style:use-optimal-row-height="false"/>
    </style:style>
    <style:style style:name="ro39" style:family="table-row">
      <style:table-row-properties style:row-height="14.29mm" fo:break-before="auto" style:use-optimal-row-height="false"/>
    </style:style>
    <style:style style:name="ro40" style:family="table-row">
      <style:table-row-properties style:row-height="7.23mm" fo:break-before="auto" style:use-optimal-row-height="false"/>
    </style:style>
    <style:style style:name="ro41" style:family="table-row">
      <style:table-row-properties style:row-height="44.45mm" fo:break-before="auto" style:use-optimal-row-height="false"/>
    </style:style>
    <style:style style:name="ro42" style:family="table-row">
      <style:table-row-properties style:row-height="38.1mm" fo:break-before="auto" style:use-optimal-row-height="false"/>
    </style:style>
    <style:style style:name="ro43" style:family="table-row">
      <style:table-row-properties style:row-height="37.39mm" fo:break-before="auto" style:use-optimal-row-height="false"/>
    </style:style>
    <style:style style:name="ro44" style:family="table-row">
      <style:table-row-properties style:row-height="35.45mm" fo:break-before="auto" style:use-optimal-row-height="false"/>
    </style:style>
    <style:style style:name="ro45" style:family="table-row">
      <style:table-row-properties style:row-height="46.04mm" fo:break-before="auto" style:use-optimal-row-height="false"/>
    </style:style>
    <style:style style:name="ro46" style:family="table-row">
      <style:table-row-properties style:row-height="36.69mm" fo:break-before="auto" style:use-optimal-row-height="false"/>
    </style:style>
    <style:style style:name="ta1" style:family="table" style:master-page-name="PageStyle_5f_Introduction">
      <style:table-properties table:display="true" style:writing-mode="lr-tb"/>
    </style:style>
    <style:style style:name="ta2" style:family="table" style:master-page-name="PageStyle_5f_About_20_you">
      <style:table-properties table:display="true" style:writing-mode="lr-tb"/>
    </style:style>
    <style:style style:name="ta3" style:family="table" style:master-page-name="PageStyle_5f_Data_20_Culture">
      <style:table-properties table:display="true" style:writing-mode="lr-tb"/>
    </style:style>
    <style:style style:name="ta4" style:family="table" style:master-page-name="PageStyle_5f_Data_20_Ethics_20_and_20_Security">
      <style:table-properties table:display="true" style:writing-mode="lr-tb"/>
    </style:style>
    <style:style style:name="ta5" style:family="table" style:master-page-name="PageStyle_5f_Ask_20_Questions_20_">
      <style:table-properties table:display="true" style:writing-mode="lr-tb"/>
    </style:style>
    <style:style style:name="ta6" style:family="table" style:master-page-name="PageStyle_5f_Find_20_">
      <style:table-properties table:display="true" style:writing-mode="lr-tb"/>
    </style:style>
    <style:style style:name="ta7" style:family="table" style:master-page-name="PageStyle_5f_Get">
      <style:table-properties table:display="true" style:writing-mode="lr-tb"/>
    </style:style>
    <style:style style:name="ta8" style:family="table" style:master-page-name="PageStyle_5f_Verify">
      <style:table-properties table:display="true" style:writing-mode="lr-tb"/>
    </style:style>
    <style:style style:name="ta9" style:family="table" style:master-page-name="PageStyle_5f_Clean">
      <style:table-properties table:display="true" style:writing-mode="lr-tb"/>
    </style:style>
    <style:style style:name="ta10" style:family="table" style:master-page-name="PageStyle_5f_Analyze_20_">
      <style:table-properties table:display="true" style:writing-mode="lr-tb"/>
    </style:style>
    <style:style style:name="ta11" style:family="table" style:master-page-name="PageStyle_5f_Visualize">
      <style:table-properties table:display="true" style:writing-mode="lr-tb"/>
    </style:style>
    <style:style style:name="ta12" style:family="table" style:master-page-name="PageStyle_5f_Communicate">
      <style:table-properties table:display="true" style:writing-mode="lr-tb"/>
    </style:style>
    <style:style style:name="ta13" style:family="table" style:master-page-name="PageStyle_5f_Assess_20__26__20_Interpret">
      <style:table-properties table:display="true" style:writing-mode="lr-tb"/>
    </style:style>
    <style:style style:name="ta14" style:family="table" style:master-page-name="PageStyle_5f_Results">
      <style:table-properties table:display="true" style:writing-mode="lr-tb"/>
    </style:style>
    <style:style style:name="ce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name-complex="Times New Roman" style:font-size-complex="18pt" style:font-style-complex="normal" style:font-weight-complex="bold"/>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7"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8"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Default">
      <style:table-cell-properties fo:border-bottom="0.74pt solid #ffffff"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ffffff"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Default">
      <style:table-cell-properties fo:border-bottom="none" fo:background-color="#ffffff" style:diagonal-bl-tr="none" style:diagonal-tl-br="none" style:text-align-source="value-type" style:repeat-content="false" fo:wrap-option="no-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Default">
      <style:table-cell-properties fo:border-bottom="0.74pt solid #ffffff"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ffffff"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fo:border-bottom="0.74pt solid #000000" fo:background-color="#ffffff" style:diagonal-bl-tr="none" style:diagonal-tl-br="none" fo:border-left="0.74pt solid #000000" fo:border-right="0.74pt solid #000000" style:rotation-align="none" fo:border-top="0.74pt solid #ffffff"/>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15" style:family="table-cell" style:parent-style-name="Default">
      <style:table-cell-properties fo:border-bottom="none" fo:background-color="#ffffff" style:diagonal-bl-tr="none" style:diagonal-tl-br="none" fo:border-left="0.74pt solid #ffffff" fo:border-right="0.74pt solid #ffffff"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ffffff"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19" style:family="table-cell" style:parent-style-name="Default">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table-cell-properties fo:border-bottom="0.74pt solid #ffffff" fo:background-color="#ffffff" style:diagonal-bl-tr="none" style:diagonal-tl-br="none" style:text-align-source="fix" style:repeat-content="false" fo:wrap-option="wrap" fo:border-left="none" style:direction="ltr" fo:border-right="0.74pt solid #ffffff" style:rotation-angle="0" style:rotation-align="none" style:shrink-to-fit="false" fo:border-top="0.74pt solid #ffff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table-cell-properties fo:background-color="#ffffff"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table-cell-properties fo:border-bottom="0.74pt solid #ffffff" fo:background-color="#ffffff" style:diagonal-bl-tr="none" style:diagonal-tl-br="none" fo:border-left="none" fo:border-right="0.74pt solid #ffffff" style:rotation-align="none" fo:border-top="0.74pt solid #ffffff"/>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fo:background-color="#ffffff" style:diagonal-bl-tr="none" style:diagonal-tl-br="none" fo:border="0.74pt solid #ffffff"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6"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6"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39"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ff"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4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44"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name-complex="Times New Roman" style:font-size-complex="18pt" style:font-style-complex="normal" style:font-weight-complex="bold"/>
    </style:style>
    <style:style style:name="ce4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90" style:rotation-align="bottom"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table-cell-properties fo:background-color="#f2f2f2" style:diagonal-bl-tr="none" style:diagonal-tl-br="non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none" style:rotation-angle="90" style:rotation-align="bottom"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Default">
      <style:table-cell-properties fo:background-color="#d9d9d9" style:diagonal-bl-tr="none" style:diagonal-tl-br="none" style:text-align-source="fix" style:repeat-content="false" fo:wrap-option="wrap" fo:border="none" style:direction="ltr" style:rotation-angle="9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none" style:rotation-angle="90" style:rotation-align="bottom"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53"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table-cell-properties fo:border-bottom="0.74pt solid #ffffff" fo:background-color="#ffffff" style:diagonal-bl-tr="none" style:diagonal-tl-br="none" fo:border-left="none" fo:border-right="none" style:rotation-align="none" fo:border-top="0.74pt solid #ffffff"/>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7" style:family="table-cell" style:parent-style-name="Default">
      <style:table-cell-properties fo:border-bottom="none"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 style:family="table-cell" style:parent-style-name="Default">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0"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2"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4"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5"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0"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2"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3" style:family="table-cell" style:parent-style-name="Default">
      <style:table-cell-properties fo:border-bottom="0.74pt solid #ffffff" fo:background-color="#ffffff"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a6a6a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5" style:family="table-cell" style:parent-style-name="Default">
      <style:table-cell-properties fo:background-color="#a6a6a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solid" svg:stroke-width="0.26mm" svg:stroke-color="#000000" draw:stroke-linejoin="round" draw:fill="solid" draw:fill-color="#ffffff" draw:textarea-vertical-align="top" draw:auto-grow-height="false" fo:min-height="0mm" fo:min-width="0mm" fo:padding-top="1.25mm" fo:padding-bottom="1.25mm" fo:padding-left="2.5mm" fo:padding-right="2.5mm" fo:wrap-option="wrap"/>
    </style:style>
    <style:style style:name="gr2" style:family="graphic">
      <style:graphic-properties draw:stroke="none" svg:stroke-width="0mm" draw:fill="none" draw:textarea-vertical-align="middle" draw:auto-grow-height="false" draw:fit-to-size="false" fo:min-height="0mm" fo:min-width="0mm" fo:padding-top="2.54mm" fo:padding-bottom="2.54mm" fo:padding-left="2.54mm" fo:padding-right="2.54mm" fo:wrap-option="wrap"/>
    </style:style>
    <style:style style:name="gr3" style:family="graphic">
      <style:graphic-properties draw:stroke="none" svg:stroke-width="0mm" draw:fill="solid" draw:fill-color="#000000" draw:textarea-vertical-align="top" draw:auto-grow-height="false" draw:fit-to-size="false" fo:min-height="0mm" fo:min-width="0mm" fo:padding-top="0.95mm" fo:padding-bottom="0.95mm" fo:padding-left="1.9mm" fo:padding-right="1.9mm" fo:wrap-option="wrap"/>
    </style:style>
    <style:style style:name="gr4" style:family="graphic">
      <style:graphic-properties draw:stroke="none" svg:stroke-width="0mm" draw:stroke-linejoin="round" draw:fill="solid" draw:fill-color="#000000" draw:textarea-vertical-align="top" draw:auto-grow-height="false" draw:fit-to-size="false" fo:min-height="0mm" fo:min-width="0mm" fo:padding-top="0.95mm" fo:padding-bottom="0.95mm" fo:padding-left="1.91mm" fo:padding-right="1.91mm" fo:wrap-option="wrap"/>
    </style:style>
    <style:style style:name="gr5"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6" style:family="graphic">
      <style:graphic-properties draw:stroke="solid" svg:stroke-width="0.26mm" svg:stroke-color="#000000" draw:marker-end="msArrowEnd_20_9" draw:marker-end-width="3.5mm" draw:marker-end-center="false" draw:stroke-linejoin="miter" draw:fill="none" draw:textarea-vertical-align="top" draw:auto-grow-height="false" fo:min-height="0mm" fo:min-width="0mm" fo:padding-top="1.25mm" fo:padding-bottom="1.25mm" fo:padding-left="2.5mm" fo:padding-right="2.5mm" fo:wrap-option="wrap"/>
    </style:style>
    <style:style style:name="P1" style:family="paragraph">
      <loext:graphic-properties draw:fill="solid" draw:fill-color="#ffffff"/>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solid" draw:fill-color="#000000"/>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ction"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1" table:number-columns-repeated="3" table:default-cell-style-name="ce3"/>
        <table:table-column table:style-name="co4" table:number-columns-repeated="20" table:default-cell-style-name="ce3"/>
        <table:table-column table:style-name="co5" table:number-columns-repeated="998" table:default-cell-style-name="ce3"/>
        <table:table-row table:style-name="ro1">
          <table:table-cell table:style-name="ce1" table:number-columns-repeated="26"/>
          <table:table-cell table:number-columns-repeated="998"/>
        </table:table-row>
        <table:table-row table:style-name="ro2">
          <table:table-cell table:style-name="ce1"/>
          <table:table-cell table:style-name="ce4" office:value-type="string" calcext:value-type="string">
            <text:p>Data Literacy Maturity Model </text:p>
          </table:table-cell>
          <table:table-cell table:style-name="ce1" table:number-columns-repeated="24"/>
          <table:table-cell table:number-columns-repeated="998"/>
        </table:table-row>
        <table:table-row table:style-name="ro2">
          <table:table-cell table:style-name="ce1"/>
          <table:table-cell table:style-name="ce5" office:value-type="string" calcext:value-type="string">
            <text:p>Evaluation of Data - Handling Skills</text:p>
          </table:table-cell>
          <table:table-cell table:style-name="ce1" table:number-columns-repeated="24"/>
          <table:table-cell table:number-columns-repeated="998"/>
        </table:table-row>
        <table:table-row table:style-name="ro2">
          <table:table-cell table:style-name="ce1"/>
          <table:table-cell table:style-name="ce6"/>
          <table:table-cell table:style-name="ce1" table:number-columns-repeated="24"/>
          <table:table-cell table:number-columns-repeated="998"/>
        </table:table-row>
        <table:table-row table:style-name="ro2">
          <table:table-cell table:style-name="ce1"/>
          <table:table-cell table:style-name="ce7" office:value-type="string" calcext:value-type="string">
            <text:p>BACKGROUND</text:p>
          </table:table-cell>
          <table:table-cell table:style-name="ce1" table:number-columns-repeated="24"/>
          <table:table-cell table:number-columns-repeated="998"/>
        </table:table-row>
        <table:table-row table:style-name="ro3">
          <table:table-cell table:style-name="ce1"/>
          <table:table-cell table:style-name="ce8"/>
          <table:table-cell table:style-name="ce1" table:number-columns-repeated="24"/>
          <table:table-cell table:number-columns-repeated="998"/>
        </table:table-row>
        <table:table-row table:style-name="ro4">
          <table:table-cell table:style-name="ce2"/>
          <table:table-cell table:style-name="ce9" office:value-type="string" calcext:value-type="string">
            <text:p>Within the course of the last years, data literacy turned out to be a meaningful priority to different groups. Educational programs and nonprofit organizations designed programs to familiarize children with coding, but also the emerging importance of data journalism and analytical skills on the job market, show that we have to equip ourselves with new skills for the data era.</text:p>
          </table:table-cell>
          <table:table-cell table:style-name="ce2" table:number-columns-repeated="24"/>
          <table:table-cell table:style-name="ce24" table:number-columns-repeated="998"/>
        </table:table-row>
        <table:table-row table:style-name="ro5">
          <table:table-cell table:style-name="ce1"/>
          <table:table-cell table:style-name="ce10"/>
          <table:table-cell table:style-name="ce20"/>
          <table:table-cell table:style-name="ce1" table:number-columns-repeated="23"/>
          <table:table-cell table:number-columns-repeated="998"/>
        </table:table-row>
        <table:table-row table:style-name="ro6">
          <table:table-cell table:style-name="ce1"/>
          <table:table-cell table:style-name="ce11"/>
          <table:table-cell table:style-name="ce21"/>
          <table:table-cell table:style-name="ce1" table:number-columns-repeated="23"/>
          <table:table-cell table:number-columns-repeated="998"/>
        </table:table-row>
        <table:table-row table:style-name="ro7">
          <table:table-cell table:style-name="ce1"/>
          <table:table-cell table:style-name="ce7" office:value-type="string" calcext:value-type="string">
            <text:p>PURPOSE </text:p>
          </table:table-cell>
          <table:table-cell table:style-name="ce22"/>
          <table:table-cell table:style-name="ce1" table:number-columns-repeated="23"/>
          <table:table-cell table:number-columns-repeated="998"/>
        </table:table-row>
        <table:table-row table:style-name="ro3">
          <table:table-cell table:style-name="ce1"/>
          <table:table-cell table:style-name="ce12"/>
          <table:table-cell table:style-name="ce22"/>
          <table:table-cell table:style-name="ce1" table:number-columns-repeated="23"/>
          <table:table-cell table:number-columns-repeated="998"/>
        </table:table-row>
        <table:table-row table:style-name="ro8">
          <table:table-cell table:style-name="ce1"/>
          <table:table-cell table:style-name="ce13" office:value-type="string" calcext:value-type="string">
            <text:p>This self-evaluation will help you to better understand the required skills that are needed to kick-off your data projects, identify strengths and gaps and thus will empower you to plan your future in accordance with your goals. </text:p>
            <text:p/>
            <text:p>It should more precisely help you: </text:p>
            <text:p/>
            <text:p>* To reflect on, analyse and record your existing competencies or the skills, abilities and knowledge connected to data handling skills </text:p>
            <text:p/>
            <text:p>* To better understand the type of behaviours that might be expected when working with data.</text:p>
            <text:p/>
            <text:p>* With practical advice and suggestions on how you might continue to develop your data practice. </text:p>
            <text:p/>
            <text:p>* To set out a personal development plan to identify the activities you feel are important to developing your practice."</text:p>
          </table:table-cell>
          <table:table-cell table:style-name="ce22"/>
          <table:table-cell table:style-name="ce1" table:number-columns-repeated="23"/>
          <table:table-cell table:number-columns-repeated="998"/>
        </table:table-row>
        <table:table-row table:style-name="ro2">
          <table:table-cell table:style-name="ce1"/>
          <table:table-cell table:style-name="ce14"/>
          <table:table-cell table:style-name="ce22"/>
          <table:table-cell table:style-name="ce1" table:number-columns-repeated="23"/>
          <table:table-cell table:number-columns-repeated="998"/>
        </table:table-row>
        <table:table-row table:style-name="ro9">
          <table:table-cell table:style-name="ce1"/>
          <table:table-cell table:style-name="ce15"/>
          <table:table-cell table:style-name="ce23"/>
          <table:table-cell table:style-name="ce1" table:number-columns-repeated="23"/>
          <table:table-cell table:number-columns-repeated="998"/>
        </table:table-row>
        <table:table-row table:style-name="ro10">
          <table:table-cell table:style-name="ce1"/>
          <table:table-cell table:style-name="ce7" office:value-type="string" calcext:value-type="string">
            <text:p>WHO SHOULD USE THIS MODEL AND WHEN MIGHT YOU USE IT?</text:p>
          </table:table-cell>
          <table:table-cell table:style-name="ce20"/>
          <table:table-cell table:style-name="ce1" table:number-columns-repeated="23"/>
          <table:table-cell table:number-columns-repeated="998"/>
        </table:table-row>
        <table:table-row table:style-name="ro3">
          <table:table-cell table:style-name="ce1"/>
          <table:table-cell table:style-name="ce16"/>
          <table:table-cell table:style-name="ce20"/>
          <table:table-cell table:style-name="ce1" table:number-columns-repeated="23"/>
          <table:table-cell table:number-columns-repeated="998"/>
        </table:table-row>
        <table:table-row table:style-name="ro11">
          <table:table-cell table:style-name="ce1"/>
          <table:table-cell table:style-name="ce17" office:value-type="string" calcext:value-type="string">
            <text:p>We hope that the data literacy model will be useful for individuals and organizations that work digitally no matter wheter you are a newcomer to working with data or are already experienced. Of course, considering the individual and organizational context is key during the evaluation. It will be of most value when it is used as part of an ongoing reflective process building on your personal experiences. </text:p>
            <text:p/>
            <text:p>Some ideas about how and when to use the framework include: </text:p>
            <text:p/>
            <text:p>* Using it to value existing competencies and to make decisions on training and development needs. </text:p>
            <text:p/>
            <text:p>* Supporting individuals and organizations at the start of a data assignment or project to understand the competencies required, to identify their personal starting points and as a reflection and development tool.</text:p>
            <text:p/>
            <text:p>* Taking individual competencies and using them as a starting point for a data mentoring partnership.</text:p>
            <text:p/>
            <text:p>* Using it as a planning and reflection tool for individual or collaborative projects with other data practitioners as part of feedback sessions with partners and practitioners when the reflection of others can be used alongside personal reflections.</text:p>
            <text:p/>
            <text:p/>
          </table:table-cell>
          <table:table-cell table:style-name="ce20"/>
          <table:table-cell table:style-name="ce1" table:number-columns-repeated="23"/>
          <table:table-cell table:number-columns-repeated="998"/>
        </table:table-row>
        <table:table-row table:style-name="ro10" table:number-rows-repeated="2">
          <table:table-cell table:style-name="ce1"/>
          <table:table-cell table:style-name="ce18"/>
          <table:table-cell table:style-name="ce21"/>
          <table:table-cell table:style-name="ce1" table:number-columns-repeated="23"/>
          <table:table-cell table:number-columns-repeated="998"/>
        </table:table-row>
        <table:table-row table:style-name="ro12">
          <table:table-cell table:style-name="ce1"/>
          <table:table-cell table:style-name="ce19"/>
          <table:table-cell table:style-name="ce23"/>
          <table:table-cell table:style-name="ce1" table:number-columns-repeated="23"/>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number-rows-repeated="983">
          <table:table-cell table:style-name="ce1" table:number-columns-repeated="26"/>
          <table:table-cell table:number-columns-repeated="998"/>
        </table:table-row>
        <table:table-row table:style-name="ro3" table:number-rows-repeated="1047569">
          <table:table-cell table:number-columns-repeated="1024"/>
        </table:table-row>
        <table:table-row table:style-name="ro3">
          <table:table-cell table:number-columns-repeated="1024"/>
        </table:table-row>
      </table:table>
      <table:table table:name="About you" table:style-name="ta2">
        <office:forms form:automatic-focus="false" form:apply-design-mode="false"/>
        <table:table-column table:style-name="co1" table:default-cell-style-name="Default"/>
        <table:table-column table:style-name="co6" table:default-cell-style-name="Default"/>
        <table:table-column table:style-name="co3" table:default-cell-style-name="Default"/>
        <table:table-column table:style-name="co1" table:number-columns-repeated="3"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draw:custom-shape table:end-cell-address="'About you'.E32" table:end-x="3.87mm" table:end-y="2.64mm" draw:z-index="2" draw:name="Rectangle 4" draw:style-name="gr1" draw:text-style-name="P1" drawooo:display="printer" svg:width="181.88mm" svg:height="176.73mm" svg:x="0mm" svg:y="0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 table:number-columns-repeated="25"/>
          <table:table-cell table:number-columns-repeated="998"/>
        </table:table-row>
        <table:table-row table:style-name="ro2">
          <table:table-cell table:style-name="ce1">
            <draw:g table:end-cell-address="'About you'.B3" table:end-x="0.51mm" table:end-y="0.79mm" draw:z-index="1">
              <draw:g>
                <draw:custom-shape draw:name="Shape 5" draw:style-name="gr2" draw:text-style-name="P2" svg:width="7.4mm" svg:height="7.13mm" svg:x="11.64mm" svg:y="0.53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 draw:style-name="gr3" draw:text-style-name="P3" svg:width="1.96mm" svg:height="2.04mm" svg:x="17.08mm" svg:y="5.63mm">
                  <text:p/>
                  <draw:enhanced-geometry draw:mirror-horizontal="false" draw:mirror-vertical="false" drawooo:sub-view-size="120000 120000" draw:text-areas="0 0 0 0" svg:viewBox="0 0 77788 80962" draw:type="ooxml-non-primitive" draw:enhanced-path="M 119999 0 L 0 0 0 120000 119999 120000 119999 0 Z M 29387 91764 L 29387 28235 90612 28235 90612 91764 29387 91764 Z N"/>
                </draw:custom-shape>
                <draw:custom-shape draw:name="Shape 25" draw:style-name="gr3" draw:text-style-name="P3" svg:width="6.19mm" svg:height="2.64mm" svg:x="12.21mm" svg:y="2.78mm">
                  <text:p/>
                  <draw:enhanced-geometry draw:mirror-horizontal="false" draw:mirror-vertical="false" drawooo:sub-view-size="120000 120000" draw:text-areas="0 0 0 0" svg:viewBox="0 0 244474 104774" draw:type="ooxml-non-primitive" draw:enhanced-path="M 67792 38181 L 67792 0 54545 0 54545 38181 52207 38181 0 38181 0 120000 15584 120000 15584 74545 52207 74545 53766 120000 54545 120000 67792 120000 67792 74545 105194 74545 105194 120000 120000 120000 120000 38181 67792 38181 Z N"/>
                </draw:custom-shape>
                <draw:custom-shape draw:name="Shape 26" draw:style-name="gr3" draw:text-style-name="P3" svg:width="2mm" svg:height="2.04mm" svg:x="14.26mm" svg:y="5.63mm">
                  <text:p/>
                  <draw:enhanced-geometry draw:mirror-horizontal="false" draw:mirror-vertical="false" drawooo:sub-view-size="120000 120000" draw:text-areas="0 0 0 0" svg:viewBox="0 0 79375 80962" draw:type="ooxml-non-primitive" draw:enhanced-path="M 0 0 L 0 120000 120000 120000 120000 0 0 0 Z M 91200 28235 L 91200 91764 28800 91764 28800 28235 91200 28235 Z N"/>
                </draw:custom-shape>
                <draw:custom-shape draw:name="Shape 27" draw:style-name="gr3" draw:text-style-name="P3" svg:width="1.96mm" svg:height="2.04mm" svg:x="11.64mm" svg:y="5.63mm">
                  <text:p/>
                  <draw:enhanced-geometry draw:mirror-horizontal="false" draw:mirror-vertical="false" drawooo:sub-view-size="120000 120000" draw:text-areas="0 0 0 0" svg:viewBox="0 0 77788 80962" draw:type="ooxml-non-primitive" draw:enhanced-path="M 0 0 L 0 120000 119999 120000 119999 0 0 0 Z M 90612 28235 L 90612 91764 29387 91764 29387 28235 90612 28235 Z N"/>
                </draw:custom-shape>
                <draw:custom-shape draw:name="Shape 28" draw:style-name="gr3" draw:text-style-name="P3" svg:width="1.92mm" svg:height="2.04mm" svg:x="14.38mm" svg:y="0.53mm">
                  <text:p/>
                  <draw:enhanced-geometry draw:mirror-horizontal="false" draw:mirror-vertical="false" drawooo:sub-view-size="120000 120000" draw:text-areas="0 0 0 0" svg:viewBox="0 0 76199 80962" draw:type="ooxml-non-primitive" draw:enhanced-path="M 0 0 L 0 120000 120000 120000 120000 0 0 0 Z M 90000 28235 L 90000 91764 30000 91764 30000 28235 90000 28235 Z N"/>
                </draw:custom-shape>
              </draw:g>
            </draw:g>
          </table:table-cell>
          <table:table-cell table:style-name="ce25" office:value-type="string" calcext:value-type="string">
            <text:p>About you </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5">
          <table:table-cell table:style-name="ce1"/>
          <table:table-cell table:style-name="ce26" office:value-type="string" calcext:value-type="string">
            <text:p>Which organization are you working for? </text:p>
          </table:table-cell>
          <table:table-cell table:style-name="ce27"/>
          <table:table-cell table:style-name="ce1" table:number-columns-repeated="23"/>
          <table:table-cell table:number-columns-repeated="998"/>
        </table:table-row>
        <table:table-row table:style-name="ro5">
          <table:table-cell table:style-name="ce1"/>
          <table:table-cell table:style-name="ce26" office:value-type="string" calcext:value-type="string">
            <text:p>What is your position / job title? </text:p>
          </table:table-cell>
          <table:table-cell table:style-name="ce27"/>
          <table:table-cell table:style-name="ce1" table:number-columns-repeated="23"/>
          <table:table-cell table:number-columns-repeated="998"/>
        </table:table-row>
        <table:table-row table:style-name="ro5">
          <table:table-cell table:style-name="ce1"/>
          <table:table-cell table:style-name="ce26" office:value-type="string" calcext:value-type="string">
            <text:p>Which topic is your organization dedicated to? </text:p>
          </table:table-cell>
          <table:table-cell table:style-name="ce27"/>
          <table:table-cell table:style-name="ce1" table:number-columns-repeated="23"/>
          <table:table-cell table:number-columns-repeated="998"/>
        </table:table-row>
        <table:table-row table:style-name="ro5">
          <table:table-cell table:style-name="ce1"/>
          <table:table-cell table:style-name="ce26" office:value-type="string" calcext:value-type="string">
            <text:p>How many people are working in your organization? </text:p>
          </table:table-cell>
          <table:table-cell table:style-name="ce27"/>
          <table:table-cell table:style-name="ce1" table:number-columns-repeated="23"/>
          <table:table-cell table:number-columns-repeated="998"/>
        </table:table-row>
        <table:table-row table:style-name="ro1">
          <table:table-cell table:style-name="ce1" table:number-columns-repeated="26"/>
          <table:table-cell table:number-columns-repeated="998"/>
        </table:table-row>
        <table:table-row table:style-name="ro1">
          <table:table-cell table:style-name="ce1">
            <draw:g table:end-cell-address="'About you'.A10" table:end-x="18.51mm" table:end-y="6.61mm" draw:z-index="0">
              <draw:g>
                <draw:custom-shape draw:name="Shape 5" draw:style-name="gr2" draw:text-style-name="P2" svg:width="9.51mm" svg:height="6.88mm" svg:x="9mm" svg:y="4.5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3" draw:text-style-name="P3" svg:width="2.96mm" svg:height="0.28mm" svg:x="11.3mm" svg:y="6.77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3" draw:text-style-name="P3" svg:width="2.96mm" svg:height="0.25mm" svg:x="11.33mm" svg:y="7.47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3" draw:text-style-name="P3" svg:width="4.19mm" svg:height="4.97mm" svg:x="10.7mm" svg:y="6.04mm">
                  <text:p/>
                  <draw:enhanced-geometry draw:mirror-horizontal="false" draw:mirror-vertical="false" drawooo:sub-view-size="120000 120000" draw:text-areas="0 0 0 0" svg:viewBox="0 0 254000 303213" draw:type="ooxml-non-primitive" draw:enhanced-path="M 0 3769 L 11250 26387 11250 9424 109500 9424 109500 110575 33000 110575 33000 111204 32250 110575 11250 110575 11250 93612 2250 86701 1500 86701 1500 86073 0 84816 0 120000 120000 120000 120000 0 0 0 0 3769 Z N"/>
                </draw:custom-shape>
                <draw:custom-shape draw:name="Shape 9" draw:style-name="gr3" draw:text-style-name="P3" svg:width="2.77mm" svg:height="0.28mm" svg:x="11.49mm" svg:y="8.07mm">
                  <text:p/>
                  <draw:enhanced-geometry draw:mirror-horizontal="false" draw:mirror-vertical="false" drawooo:sub-view-size="120000 120000" draw:text-areas="0 0 0 0" svg:viewBox="0 0 168274 17462" draw:type="ooxml-non-primitive" draw:enhanced-path="M 0 0 L 4528 120000 120000 120000 120000 0 0 0 Z N"/>
                </draw:custom-shape>
                <draw:custom-shape draw:name="Shape 10" draw:style-name="gr3" draw:text-style-name="P3" svg:width="2.54mm" svg:height="0.25mm" svg:x="11.75mm" svg:y="8.78mm">
                  <text:p/>
                  <draw:enhanced-geometry draw:mirror-horizontal="false" draw:mirror-vertical="false" drawooo:sub-view-size="120000 120000" draw:text-areas="0 0 0 0" svg:viewBox="0 0 153988 15875" draw:type="ooxml-non-primitive" draw:enhanced-path="M 7422 120000 L 120000 120000 120000 0 0 0 7422 120000 Z N"/>
                </draw:custom-shape>
                <draw:custom-shape draw:name="Shape 11" draw:style-name="gr3" draw:text-style-name="P3" svg:width="2.38mm" svg:height="0.28mm" svg:x="11.91mm" svg:y="9.3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3" draw:text-style-name="P3" svg:width="0.91mm" svg:height="1.24mm" svg:x="10.86mm" svg:y="9.14mm">
                  <text:p/>
                  <draw:enhanced-geometry draw:mirror-horizontal="false" draw:mirror-vertical="false" drawooo:sub-view-size="120000 120000" draw:text-areas="0 0 0 0" svg:viewBox="0 0 55562 76199" draw:type="ooxml-non-primitive" draw:enhanced-path="M 116571 120000 L 120000 0 0 37500 116571 120000 Z N"/>
                </draw:custom-shape>
                <draw:custom-shape draw:name="Shape 13" draw:style-name="gr3" draw:text-style-name="P3" svg:width="1.17mm" svg:height="1.11mm" svg:x="9mm" svg:y="4.5mm">
                  <text:p/>
                  <draw:enhanced-geometry draw:mirror-horizontal="false" draw:mirror-vertical="false" drawooo:sub-view-size="120000 120000" draw:text-areas="0 0 0 0" svg:viewBox="0 0 71437 68263" draw:type="ooxml-non-primitive" draw:enhanced-path="M 102127 31578 C 93617 9924 70638 0 51063 9022 28936 18045 28936 18045 28936 18045 9361 27067 0 50526 7659 71278 26382 120000 26382 120000 26382 120000 120000 79398 120000 79398 120000 79398 L 102127 31578 Z N"/>
                </draw:custom-shape>
                <draw:custom-shape draw:name="Shape 14" draw:style-name="gr3" draw:text-style-name="P3" svg:width="2.43mm" svg:height="0.25mm" svg:x="11.88mm" svg:y="10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gr3" draw:text-style-name="P3" svg:width="2.33mm" svg:height="1.16mm" svg:x="15.08mm" svg:y="6.98mm">
                  <text:p/>
                  <draw:enhanced-geometry draw:mirror-horizontal="false" draw:mirror-vertical="false" drawooo:sub-view-size="120000 120000" draw:text-areas="0 0 0 0" svg:viewBox="0 0 141287 71437" draw:type="ooxml-non-primitive" draw:enhanced-path="M 0 29333 L 113258 120000 114606 120000 120000 96000 118651 93333 0 0 0 29333 Z N"/>
                </draw:custom-shape>
                <draw:custom-shape draw:name="Shape 16" draw:style-name="gr3" draw:text-style-name="P3" svg:width="2.09mm" svg:height="1.09mm" svg:x="15.08mm" svg:y="7.63mm">
                  <text:p/>
                  <draw:enhanced-geometry draw:mirror-horizontal="false" draw:mirror-vertical="false" drawooo:sub-view-size="120000 120000" draw:text-areas="0 0 0 0" svg:viewBox="0 0 127000 66674" draw:type="ooxml-non-primitive" draw:enhanced-path="M 0 31428 L 114000 120000 120000 91428 0 0 0 31428 Z N"/>
                </draw:custom-shape>
                <draw:custom-shape draw:name="Shape 17" draw:style-name="gr3" draw:text-style-name="P3" svg:width="2.59mm" svg:height="1.27mm" svg:x="15.08mm" svg:y="6.25mm">
                  <text:p/>
                  <draw:enhanced-geometry draw:mirror-horizontal="false" draw:mirror-vertical="false" drawooo:sub-view-size="120000 120000" draw:text-areas="0 0 0 0" svg:viewBox="0 0 157162 77788" draw:type="ooxml-non-primitive" draw:enhanced-path="M 115151 119999 L 119999 97959 118787 97959 0 0 0 26938 113939 119999 115151 119999 Z N"/>
                </draw:custom-shape>
                <draw:custom-shape draw:name="Shape 18" draw:style-name="gr3" draw:text-style-name="P3" svg:width="1.85mm" svg:height="0.98mm" svg:x="15.08mm" svg:y="8.36mm">
                  <text:p/>
                  <draw:enhanced-geometry draw:mirror-horizontal="false" draw:mirror-vertical="false" drawooo:sub-view-size="120000 120000" draw:text-areas="0 0 0 0" svg:viewBox="0 0 112713 60324" draw:type="ooxml-non-primitive" draw:enhanced-path="M 0 34736 L 114929 120000 120000 91578 0 0 0 34736 Z N"/>
                </draw:custom-shape>
                <draw:custom-shape draw:name="Shape 19" draw:style-name="gr3" draw:text-style-name="P3" svg:width="1.41mm" svg:height="0.8mm" svg:x="15.08mm" svg:y="9.66mm">
                  <text:p/>
                  <draw:enhanced-geometry draw:mirror-horizontal="false" draw:mirror-vertical="false" drawooo:sub-view-size="120000 120000" draw:text-areas="0 0 0 0" svg:viewBox="0 0 85724 49212" draw:type="ooxml-non-primitive" draw:enhanced-path="M 0 38709 L 113333 120000 120000 85161 0 0 0 38709 Z N"/>
                </draw:custom-shape>
                <draw:custom-shape draw:name="Shape 20" draw:style-name="gr3" draw:text-style-name="P3" svg:width="1.64mm" svg:height="0.9mm" svg:x="15.08mm" svg:y="8.93mm">
                  <text:p/>
                  <draw:enhanced-geometry draw:mirror-horizontal="false" draw:mirror-vertical="false" drawooo:sub-view-size="120000 120000" draw:text-areas="0 0 0 0" svg:viewBox="0 0 100013 55562" draw:type="ooxml-non-primitive" draw:enhanced-path="M 120000 85714 L 0 0 0 37714 112380 120000 120000 85714 Z N"/>
                </draw:custom-shape>
                <draw:custom-shape draw:name="Shape 21" draw:style-name="gr3" draw:text-style-name="P3" svg:width="4.08mm" svg:height="6.07mm" svg:x="14.43mm" svg:y="5.31mm">
                  <text:p/>
                  <draw:enhanced-geometry draw:mirror-horizontal="false" draw:mirror-vertical="false" drawooo:sub-view-size="120000 120000" draw:text-areas="0 0 0 0" svg:viewBox="0 0 247649 369888" draw:type="ooxml-non-primitive" draw:enhanced-path="M 119230 30386 L 7692 0 6923 0 0 11330 13076 11330 13846 9785 104615 34506 58461 110214 19230 99399 19230 107124 64615 120000 65384 120000 120000 30386 119230 30386 Z N"/>
                </draw:custom-shape>
                <draw:custom-shape draw:name="Shape 22" draw:style-name="gr3" draw:text-style-name="P3" svg:width="2.46mm" svg:height="4.11mm" svg:x="9.28mm" svg:y="5.33mm">
                  <text:p/>
                  <draw:enhanced-geometry draw:mirror-horizontal="false" draw:mirror-vertical="false" drawooo:sub-view-size="120000 120000" draw:text-areas="0 0 0 0" svg:viewBox="0 0 149225 250825" draw:type="ooxml-non-primitive" draw:enhanced-path="M 119999 109246 C 45205 0 45205 0 45205 0 0 10997 0 10997 0 10997 74794 120000 74794 120000 74794 120000 L 119999 109246 Z M 40684 4643 C 90410 76985 90410 76985 90410 76985 92054 79429 91232 81873 88356 82606 85479 83095 81780 81873 80136 79429 30821 7087 30821 7087 30821 7087 L 40684 4643 Z M 67808 87494 C 65342 88228 61643 86761 59999 84317 10273 11975 10273 11975 10273 11975 20547 9531 20547 9531 20547 9531 69863 81873 69863 81873 69863 81873 71506 84317 70684 86761 67808 87494 Z N"/>
                </draw:custom-shape>
              </draw:g>
            </draw:g>
          </table:table-cell>
          <table:table-cell table:style-name="ce1" table:number-columns-repeated="25"/>
          <table:table-cell table:number-columns-repeated="998"/>
        </table:table-row>
        <table:table-row table:style-name="ro2">
          <table:table-cell table:style-name="ce1"/>
          <table:table-cell table:style-name="ce25" office:value-type="string" calcext:value-type="string">
            <text:p>Problem Definition </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0">
          <table:table-cell table:style-name="ce1"/>
          <table:table-cell table:style-name="ce26" office:value-type="string" calcext:value-type="string">
            <text:p>What is the problem you want to solve using data? </text:p>
          </table:table-cell>
          <table:table-cell table:style-name="ce27"/>
          <table:table-cell table:style-name="ce1" table:number-columns-repeated="23"/>
          <table:table-cell table:number-columns-repeated="998"/>
        </table:table-row>
        <table:table-row table:style-name="ro10">
          <table:table-cell table:style-name="ce1"/>
          <table:table-cell table:style-name="ce26" office:value-type="string" calcext:value-type="string">
            <text:p>What do you expect from working with data? </text:p>
          </table:table-cell>
          <table:table-cell table:style-name="ce27"/>
          <table:table-cell table:style-name="ce1" table:number-columns-repeated="23"/>
          <table:table-cell table:number-columns-repeated="998"/>
        </table:table-row>
        <table:table-row table:style-name="ro1">
          <table:table-cell table:style-name="ce1" table:number-columns-repeated="26"/>
          <table:table-cell table:number-columns-repeated="998"/>
        </table:table-row>
        <table:table-row table:style-name="ro1" table:number-rows-repeated="986">
          <table:table-cell table:style-name="ce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ata Culture" table:style-name="ta3">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3">
          <table:table-cell table:style-name="ce28">
            <draw:custom-shape table:end-cell-address="'Data Culture'.B3" table:end-x="1.31mm" table:end-y="6.6mm" draw:z-index="0" draw:name="Shape 3" draw:style-name="gr3" draw:text-style-name="P3" svg:width="10.84mm" svg:height="7.4mm" svg:x="9mm" svg:y="4.23mm">
              <text:p/>
              <draw:enhanced-geometry draw:mirror-horizontal="false" draw:mirror-vertical="false" drawooo:sub-view-size="120000 120000" draw:text-areas="0 0 0 0" svg:viewBox="0 0 390526 266806" draw:type="ooxml-non-primitive" draw:enhanced-path="M 120000 95625 C 120000 99375 118441 103125 116883 103125 91948 118125 91948 118125 91948 118125 90389 120000 90389 120000 88831 120000 87272 120000 85714 120000 85714 118125 60779 103125 60779 103125 60779 103125 60779 103125 60779 103125 60779 103125 60779 103125 59220 103125 59220 103125 34285 118125 34285 118125 34285 118125 34285 120000 32727 120000 31168 120000 31168 120000 29610 120000 28051 118125 3116 103125 3116 103125 3116 103125 1558 103125 0 99375 0 95625 0 69375 0 69375 0 69375 0 65625 1558 61875 4675 60000 28051 48750 28051 48750 28051 48750 28051 20625 28051 20625 28051 20625 28051 18750 29610 15000 32727 13125 57662 0 57662 0 57662 0 57662 0 59220 0 60779 0 60779 0 62337 0 62337 0 87272 13125 87272 13125 87272 13125 90389 15000 91948 18750 91948 20625 91948 48750 91948 48750 91948 48750 116883 60000 116883 60000 116883 60000 118441 61875 120000 65625 120000 69375 L 120000 95625 Z M 54545 67500 C 31168 56250 31168 56250 31168 56250 9350 67500 9350 67500 9350 67500 31168 78750 31168 78750 31168 78750 L 54545 67500 Z M 56103 95625 C 56103 75000 56103 75000 56103 75000 35844 86250 35844 86250 35844 86250 35844 108750 35844 108750 35844 108750 L 56103 95625 Z M 84155 20625 C 60779 9375 60779 9375 60779 9375 35844 20625 35844 20625 35844 20625 60779 33750 60779 33750 60779 33750 L 84155 20625 Z M 85714 48750 C 85714 30000 85714 30000 85714 30000 63896 41250 63896 41250 63896 41250 63896 60000 63896 60000 63896 60000 L 85714 48750 Z M 110649 67500 C 88831 56250 88831 56250 88831 56250 65454 67500 65454 67500 65454 67500 88831 78750 88831 78750 88831 78750 L 110649 67500 Z M 113766 95625 C 113766 75000 113766 75000 113766 75000 91948 86250 91948 86250 91948 86250 91948 108750 91948 108750 91948 108750 L 113766 95625 Z N"/>
            </draw:custom-shape>
          </table:table-cell>
          <table:table-cell table:style-name="ce28"/>
          <table:table-cell table:style-name="ce1"/>
          <table:table-cell table:style-name="ce28" table:number-columns-repeated="23"/>
          <table:table-cell table:number-columns-repeated="998"/>
        </table:table-row>
        <table:table-row table:style-name="ro2">
          <table:table-cell table:style-name="ce28"/>
          <table:table-cell table:style-name="ce25" office:value-type="string" calcext:value-type="string">
            <text:p>Data Culture </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Which statement best describes the culture in your organization regarding working with data?</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5">
          <table:table-cell table:style-name="ce28"/>
          <table:table-cell table:style-name="ce30" office:value-type="string" calcext:value-type="string">
            <text:p>Data is perceived as an interesting concept and benefits are appreciated. Insecurities exist regarding use cases and what exactly to expect. Employees with some data analytics knowledge work in prominent positions.</text:p>
          </table:table-cell>
          <table:table-cell table:style-name="ce32" office:value-type="string" calcext:value-type="string">
            <text:p>x</text:p>
          </table:table-cell>
          <table:table-cell table:style-name="ce28"/>
          <table:table-cell table:style-name="ce34"/>
          <table:table-cell table:style-name="ce28" table:number-columns-repeated="21"/>
          <table:table-cell table:number-columns-repeated="998"/>
        </table:table-row>
        <table:table-row table:style-name="ro16">
          <table:table-cell table:style-name="ce28"/>
          <table:table-cell table:style-name="ce30" office:value-type="string" calcext:value-type="string">
            <text:p>Data is perceived as an ambiguous term which causes insecurities.       </text:p>
            <text:p>No concern for and no employees with significant data science background.</text:p>
          </table:table-cell>
          <table:table-cell table:style-name="ce32"/>
          <table:table-cell table:style-name="ce28" table:number-columns-repeated="23"/>
          <table:table-cell table:number-columns-repeated="998"/>
        </table:table-row>
        <table:table-row table:style-name="ro17">
          <table:table-cell table:style-name="ce28"/>
          <table:table-cell table:style-name="ce31" office:value-type="string" calcext:value-type="string">
            <text:p>Psychological barriers of data have been brought down and comfort around data is promoted. Data analysis/insights are implemented and optimized at all levels of the workflow. Data literacy is an important skill for most employees even at a senior level and dedicated resources (time, budget, human resources) for data handling and conversion exist. </text:p>
          </table:table-cell>
          <table:table-cell table:style-name="ce32"/>
          <table:table-cell table:style-name="ce28" table:number-columns-repeated="23"/>
          <table:table-cell table:number-columns-repeated="998"/>
        </table:table-row>
        <table:table-row table:style-name="ro18">
          <table:table-cell table:style-name="ce28"/>
          <table:table-cell table:style-name="ce31" office:value-type="string" calcext:value-type="string">
            <text:p>Data is not perceived as a source of insecurities, but is rather understood as an enabler for progress and support for existing and planned activities. Higher management and Project managers are fully aware of the need to collect, store and act on data. Data analysis is on the roadmap.</text:p>
          </table:table-cell>
          <table:table-cell table:style-name="ce32"/>
          <table:table-cell table:style-name="ce28"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ata Ethics and Security" table:style-name="ta4">
        <table:table-column table:style-name="co1" table:default-cell-style-name="Default"/>
        <table:table-column table:style-name="co7" table:default-cell-style-name="Default"/>
        <table:table-column table:style-name="co8" table:default-cell-style-name="Default"/>
        <table:table-column table:style-name="co10"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3">
          <table:table-cell table:style-name="ce28">
            <draw:custom-shape table:end-cell-address="'Data Ethics and Security'.B4" table:end-x="1.04mm" table:end-y="0.79mm" draw:z-index="0" draw:name="Shape 29" draw:style-name="gr3" draw:text-style-name="P3" svg:width="7.93mm" svg:height="8.2mm" svg:x="11.64mm" svg:y="4.5mm">
              <text:p/>
              <draw:enhanced-geometry draw:mirror-horizontal="false" draw:mirror-vertical="false" drawooo:sub-view-size="120000 120000" draw:text-areas="0 0 0 0" svg:viewBox="0 0 285751 295411" draw:type="ooxml-non-primitive" draw:enhanced-path="M 103125 18750 C 88125 33750 88125 33750 88125 33750 91875 39375 91875 39375 91875 39375 93750 41250 93750 43125 91875 45000 88125 48750 88125 48750 88125 48750 91875 56250 93750 63750 93750 73125 93750 97500 73125 120000 46875 120000 20625 120000 0 97500 0 73125 0 46875 20625 24375 46875 24375 54375 24375 63750 28125 69375 31875 73125 26250 73125 26250 73125 26250 75000 24375 78750 24375 80625 26250 84375 31875 84375 31875 84375 31875 101250 15000 101250 15000 101250 15000 L 103125 18750 Z M 31875 37500 C 22500 41250 15000 48750 11250 58125 9375 60000 11250 61875 13125 63750 13125 63750 15000 63750 15000 63750 16875 63750 18750 61875 18750 61875 22500 54375 28125 46875 35625 45000 37500 43125 39375 41250 37500 39375 37500 37500 33750 35625 31875 37500 Z M 99375 11250 C 99375 11250 99375 11250 97500 11250 91875 5625 91875 5625 91875 5625 91875 3750 91875 3750 91875 1875 93750 1875 93750 1875 95625 1875 101250 7500 101250 7500 101250 7500 103125 9375 103125 11250 101250 11250 101250 11250 101250 11250 99375 11250 Z M 106875 7500 C 106875 9375 105000 9375 105000 9375 103125 9375 103125 9375 103125 7500 103125 1875 103125 1875 103125 1875 103125 0 103125 0 105000 0 105000 0 106875 0 106875 1875 L 106875 7500 Z M 110625 11250 C 110625 11250 110625 11250 108750 11250 108750 11250 108750 11250 106875 11250 106875 11250 106875 9375 106875 7500 114375 1875 114375 1875 114375 1875 114375 1875 116250 1875 116250 1875 118125 3750 118125 3750 116250 5625 L 110625 11250 Z M 114375 28125 C 114375 28125 114375 28125 114375 26250 106875 20625 106875 20625 106875 20625 106875 20625 106875 18750 106875 16875 108750 16875 110625 16875 110625 16875 116250 24375 116250 24375 116250 24375 118125 24375 118125 26250 116250 26250 116250 28125 116250 28125 114375 28125 Z M 118125 16875 C 110625 16875 110625 16875 110625 16875 110625 16875 108750 15000 108750 15000 108750 13125 110625 13125 110625 13125 118125 13125 118125 13125 118125 13125 118125 13125 120000 13125 120000 15000 120000 15000 118125 16875 118125 16875 Z N"/>
            </draw:custom-shape>
          </table:table-cell>
          <table:table-cell table:style-name="ce28"/>
          <table:table-cell table:style-name="ce1"/>
          <table:table-cell table:style-name="ce28" table:number-columns-repeated="23"/>
          <table:table-cell table:number-columns-repeated="998"/>
        </table:table-row>
        <table:table-row table:style-name="ro2">
          <table:table-cell table:style-name="ce28"/>
          <table:table-cell table:style-name="ce25" office:value-type="string" calcext:value-type="string">
            <text:p>Data Ethics and Security </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Which statement best describes your organization's take on data ethics and security? </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9">
          <table:table-cell table:style-name="ce28"/>
          <table:table-cell table:style-name="ce31" office:value-type="string" calcext:value-type="string">
            <text:p>Data protection guidelines are defined and responsible data releases described internally. Organization-wide policies for secure and ethically sound data handling exist. </text:p>
          </table:table-cell>
          <table:table-cell table:style-name="ce32"/>
          <table:table-cell table:style-name="ce28"/>
          <table:table-cell table:style-name="ce34"/>
          <table:table-cell table:style-name="ce28" table:number-columns-repeated="21"/>
          <table:table-cell table:number-columns-repeated="998"/>
        </table:table-row>
        <table:table-row table:style-name="ro20">
          <table:table-cell table:style-name="ce28"/>
          <table:table-cell table:style-name="ce31" office:value-type="string" calcext:value-type="string">
            <text:p>Consistent, organization - wide policies for secure and ethically sound data handling are constantly redefined and updated. Senior employees are responsible for the enforcement of these rules. Processes are in place to ensure confidentiality, integrity, and availability of data. </text:p>
          </table:table-cell>
          <table:table-cell table:style-name="ce32" office:value-type="string" calcext:value-type="string">
            <text:p>x</text:p>
          </table:table-cell>
          <table:table-cell table:style-name="ce28" table:number-columns-repeated="23"/>
          <table:table-cell table:number-columns-repeated="998"/>
        </table:table-row>
        <table:table-row table:style-name="ro21">
          <table:table-cell table:style-name="ce28"/>
          <table:table-cell table:style-name="ce31" office:value-type="string" calcext:value-type="string">
            <text:p>Some employees and projects are aware of security issues; uncoordinated attempts to handle data securely. Rising awareness of the importance of the responsible use of data. No defined guidelines. </text:p>
          </table:table-cell>
          <table:table-cell table:style-name="ce32"/>
          <table:table-cell table:style-name="ce28" table:number-columns-repeated="2"/>
          <table:table-cell table:style-name="ce28" office:value-type="string" calcext:value-type="string">
            <text:p><text:s/></text:p>
          </table:table-cell>
          <table:table-cell table:style-name="ce28" table:number-columns-repeated="20"/>
          <table:table-cell table:number-columns-repeated="998"/>
        </table:table-row>
        <table:table-row table:style-name="ro22">
          <table:table-cell table:style-name="ce28"/>
          <table:table-cell table:style-name="ce31" office:value-type="string" calcext:value-type="string">
            <text:p>Data is handled with no concern for security or ethical dilemma. No guidelines are defined that ensure confidentiality, integrity and availability of data.</text:p>
          </table:table-cell>
          <table:table-cell table:style-name="ce32"/>
          <table:table-cell table:style-name="ce28"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Ask Questions " table:style-name="ta5">
        <table:table-column table:style-name="co1" table:default-cell-style-name="Default"/>
        <table:table-column table:style-name="co7" table:default-cell-style-name="Default"/>
        <table:table-column table:style-name="co8" table:default-cell-style-name="Default"/>
        <table:table-column table:style-name="co11"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3">
          <table:table-cell table:style-name="ce28">
            <draw:custom-shape table:end-cell-address="'Ask Questions '.B4" table:end-x="1.04mm" table:end-y="0.79mm" draw:z-index="0" draw:name="Shape 30" draw:style-name="gr3" draw:text-style-name="P3" svg:width="10.57mm" svg:height="9.52mm" svg:x="9mm" svg:y="3.18mm">
              <text:p/>
              <draw:enhanced-geometry draw:mirror-horizontal="false" draw:mirror-vertical="false" drawooo:sub-view-size="120000 120000" draw:text-areas="0 0 0 0" svg:viewBox="0 0 381001 343036" draw:type="ooxml-non-primitive" draw:enhanced-path="M 22417 30000 C 59340 30000 59340 30000 59340 30000 60659 33529 60659 37058 61978 40588 25054 40588 25054 40588 25054 40588 11868 95294 11868 95294 11868 95294 108131 95294 108131 95294 108131 95294 94945 47647 94945 47647 94945 47647 97582 42352 98901 37058 100219 33529 100219 33529 100219 33529 100219 33529 117362 98823 117362 98823 117362 98823 120000 105882 120000 105882 120000 105882 120000 120000 120000 120000 120000 120000 0 120000 0 120000 0 120000 0 105882 0 105882 0 105882 2637 98823 2637 98823 2637 98823 18461 33529 18461 33529 18461 33529 19780 30000 19780 30000 19780 30000 22417 30000 22417 30000 22417 30000 Z M 25054 56470 C 23736 60000 23736 60000 23736 60000 38241 60000 38241 60000 38241 60000 51428 65294 51428 65294 51428 65294 50109 67058 50109 67058 50109 67058 34285 67058 34285 67058 34285 67058 26373 90000 26373 90000 26373 90000 34285 90000 34285 90000 34285 90000 38241 74117 38241 74117 38241 74117 48791 74117 48791 74117 48791 74117 46153 90000 46153 90000 46153 90000 55384 90000 55384 90000 55384 90000 56703 74117 56703 74117 56703 74117 67252 74117 67252 74117 67252 74117 71208 84705 71208 84705 71208 84705 100219 84705 100219 84705 100219 84705 98901 77647 98901 77647 98901 77647 73846 77647 73846 77647 73846 77647 71208 67058 71208 67058 71208 67058 56703 67058 56703 67058 56703 67058 58021 58235 58021 58235 58021 58235 42197 54705 42197 54705 42197 54705 42197 51176 42197 51176 42197 51176 63296 51176 63296 51176 63296 51176 61978 47647 61978 47647 61978 47647 42197 47647 42197 47647 42197 47647 42197 44117 42197 44117 42197 44117 38241 44117 38241 44117 38241 44117 38241 47647 38241 47647 38241 47647 27692 47647 27692 47647 27692 47647 26373 51176 26373 51176 26373 51176 36923 51176 36923 51176 36923 51176 36923 56470 36923 56470 36923 56470 25054 56470 25054 56470 25054 56470 Z M 80439 0 C 75164 0 71208 1764 68571 7058 65934 10588 63296 15882 63296 22941 63296 31764 76483 56470 80439 65294 84395 56470 96263 31764 96263 22941 96263 15882 94945 10588 92307 7058 88351 1764 84395 0 80439 0 Z M 85714 15882 C 84395 14117 81758 12352 80439 12352 77802 12352 76483 14117 75164 15882 73846 17647 72527 19411 72527 22941 72527 24705 73846 28235 75164 30000 76483 31764 77802 31764 80439 31764 81758 31764 84395 31764 85714 30000 87032 28235 87032 24705 87032 22941 87032 19411 87032 17647 85714 15882 Z N"/>
            </draw:custom-shape>
          </table:table-cell>
          <table:table-cell table:style-name="ce28"/>
          <table:table-cell table:style-name="ce1"/>
          <table:table-cell table:style-name="ce28" table:number-columns-repeated="23"/>
          <table:table-cell table:number-columns-repeated="998"/>
        </table:table-row>
        <table:table-row table:style-name="ro2">
          <table:table-cell table:style-name="ce28"/>
          <table:table-cell table:style-name="ce25" office:value-type="string" calcext:value-type="string">
            <text:p>Ask Questions to Data </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How do you evaluate your ability to formulate questions in order to find meaningful answers in data? </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23">
          <table:table-cell table:style-name="ce28"/>
          <table:table-cell table:style-name="ce31" office:value-type="string" calcext:value-type="string">
            <text:p>Ability to ask questions that can be answered by simple data queries.</text:p>
          </table:table-cell>
          <table:table-cell table:style-name="ce32"/>
          <table:table-cell table:style-name="ce28"/>
          <table:table-cell table:style-name="ce34"/>
          <table:table-cell table:style-name="ce28" table:number-columns-repeated="21"/>
          <table:table-cell table:number-columns-repeated="998"/>
        </table:table-row>
        <table:table-row table:style-name="ro23">
          <table:table-cell table:style-name="ce28"/>
          <table:table-cell table:style-name="ce31" office:value-type="string" calcext:value-type="string">
            <text:p>No feeling for what questions can be answered by data. </text:p>
          </table:table-cell>
          <table:table-cell table:style-name="ce32" office:value-type="string" calcext:value-type="string">
            <text:p>x</text:p>
          </table:table-cell>
          <table:table-cell table:style-name="ce28" table:number-columns-repeated="23"/>
          <table:table-cell table:number-columns-repeated="998"/>
        </table:table-row>
        <table:table-row table:style-name="ro23">
          <table:table-cell table:style-name="ce28"/>
          <table:table-cell table:style-name="ce31" office:value-type="string" calcext:value-type="string">
            <text:p>Entire projects are based on multidimensional questions that need complex <text:s/>data queries and multiple iterations to resolve. </text:p>
          </table:table-cell>
          <table:table-cell table:style-name="ce32"/>
          <table:table-cell table:style-name="ce28" table:number-columns-repeated="23"/>
          <table:table-cell table:number-columns-repeated="998"/>
        </table:table-row>
        <table:table-row table:style-name="ro19">
          <table:table-cell table:style-name="ce28"/>
          <table:table-cell table:style-name="ce31" office:value-type="string" calcext:value-type="string">
            <text:p>Entire projects are based on multidimensional questions that need complex data queries and answer all main questions and sub-questions. No single person can handle these inquiries.</text:p>
          </table:table-cell>
          <table:table-cell table:style-name="ce32"/>
          <table:table-cell table:style-name="ce28"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Find " table:style-name="ta6">
        <table:table-column table:style-name="co1" table:default-cell-style-name="Default"/>
        <table:table-column table:style-name="co7" table:default-cell-style-name="Default"/>
        <table:table-column table:style-name="co8" table:default-cell-style-name="Default"/>
        <table:table-column table:style-name="co10"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draw:custom-shape table:end-cell-address="'Find '.E27" table:end-x="13.22mm" table:end-y="1.22mm" draw:z-index="1" draw:name="Rectangle 2" draw:style-name="gr1" draw:text-style-name="P1" drawooo:display="printer" svg:width="185.16mm" svg:height="182.98mm" svg:x="0mm" svg:y="0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8"/>
          <table:table-cell table:style-name="ce1"/>
          <table:table-cell table:style-name="ce28" table:number-columns-repeated="23"/>
          <table:table-cell table:number-columns-repeated="998"/>
        </table:table-row>
        <table:table-row table:style-name="ro13">
          <table:table-cell table:style-name="ce28">
            <draw:g table:end-cell-address="'Find '.B4" table:end-x="0.78mm" table:end-y="1.58mm" draw:z-index="0">
              <draw:g>
                <draw:custom-shape draw:name="Shape 5" draw:style-name="gr2" draw:text-style-name="P2" svg:width="8.99mm" svg:height="9.25mm" svg:x="10.32mm" svg:y="4.23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3" draw:text-style-name="P3" svg:width="4.41mm" svg:height="4.87mm" svg:x="13.84mm" svg:y="8.62mm">
                  <text:p/>
                  <draw:enhanced-geometry draw:mirror-horizontal="false" draw:mirror-vertical="false" drawooo:sub-view-size="120000 120000" draw:text-areas="0 0 0 0" svg:viewBox="0 0 133349 125412" draw:type="ooxml-non-primitive" draw:enhanced-path="M 24827 21818 C 16551 28363 12413 39272 12413 48000 12413 58909 16551 69818 24827 76363 31034 85090 41379 87272 49655 87272 60000 87272 70344 85090 76551 76363 84827 69818 86896 58909 86896 48000 86896 39272 84827 28363 76551 21818 70344 13090 60000 8727 49655 8727 41379 8727 31034 13090 24827 21818 M 103448 117818 C 78620 91636 78620 91636 78620 91636 78620 89454 76551 89454 76551 89454 74482 89454 74482 89454 74482 89454 66206 96000 57931 98181 49655 98181 49655 98181 49655 98181 49655 98181 37241 98181 26896 91636 18620 82909 0 63272 0 32727 18620 15272 26896 6545 39310 0 49655 0 62068 0 74482 6545 82758 15272 91034 21818 95172 32727 97241 43636 97241 52363 95172 63272 91034 74181 88965 74181 88965 76363 91034 78545 115862 104727 115862 104727 115862 104727 117931 106909 117931 109090 117931 111272 120000 113454 117931 115636 115862 117818 115862 117818 115862 117818 115862 117818 113793 120000 113793 120000 111724 120000 107586 120000 105517 120000 103448 117818 N"/>
                </draw:custom-shape>
                <draw:custom-shape draw:name="Shape 33" draw:style-name="gr3" draw:text-style-name="P3" svg:width="8.99mm" svg:height="7.96mm" svg:x="10.32mm" svg:y="4.23mm">
                  <text:p/>
                  <draw:enhanced-geometry draw:mirror-horizontal="false" draw:mirror-vertical="false" drawooo:sub-view-size="120000 120000" draw:text-areas="0 0 0 0" svg:viewBox="0 0 271462 204787" draw:type="ooxml-non-primitive" draw:enhanced-path="M 101694 28314 C 19322 28314 19322 28314 19322 28314 17288 28314 14237 31011 14237 35056 6101 94382 6101 94382 6101 94382 6101 94382 6101 95730 6101 93033 6101 22921 6101 22921 6101 22921 6101 21573 6101 20224 7118 20224 11186 20224 11186 20224 11186 20224 15254 20224 17288 16179 19322 13483 19322 13483 19322 13483 19322 12134 20338 9438 21355 8089 22372 8089 36610 8089 36610 8089 36610 8089 36610 8089 37627 8089 39661 12134 39661 12134 39661 13483 39661 13483 40677 16179 42711 20224 46779 20224 100677 20224 100677 20224 100677 20224 101694 20224 102711 21573 102711 22921 102711 26966 102711 26966 102711 26966 102711 26966 102711 28314 101694 28314 M 115932 28314 C 109830 28314 109830 28314 109830 28314 108813 28314 108813 26966 108813 26966 108813 22921 108813 22921 108813 22921 108813 17528 105762 12134 100677 12134 46779 12134 46779 12134 46779 12134 46779 12134 45762 12134 45762 9438 44745 9438 44745 9438 44745 8089 42711 1348 38644 0 36610 0 22372 0 22372 0 22372 0 18305 0 16271 2696 14237 8089 14237 8089 13220 9438 13220 9438 12203 10786 12203 12134 11186 12134 7118 12134 7118 12134 7118 12134 3050 12134 0 17528 0 22921 0 110561 0 110561 0 110561 0 114606 2033 120000 6101 120000 6101 120000 7118 120000 7118 120000 47796 120000 47796 120000 47796 120000 49830 120000 48813 118651 48813 117303 40677 103820 41694 82247 50847 68764 56949 62022 64067 57977 71186 57977 78305 57977 85423 62022 91525 68764 95593 75505 98644 82247 98644 90337 99661 98426 98644 105168 96610 111910 96610 111910 95593 113258 96610 114606 100677 120000 100677 120000 100677 120000 100677 120000 101694 120000 101694 120000 103728 120000 103728 120000 103728 120000 106779 120000 108813 117303 109830 114606 120000 35056 120000 35056 120000 35056 120000 31011 118983 28314 115932 28314 N"/>
                </draw:custom-shape>
              </draw:g>
            </draw:g>
          </table:table-cell>
          <table:table-cell table:style-name="ce28"/>
          <table:table-cell table:style-name="ce1"/>
          <table:table-cell table:style-name="ce28" table:number-columns-repeated="23"/>
          <table:table-cell table:number-columns-repeated="998"/>
        </table:table-row>
        <table:table-row table:style-name="ro2">
          <table:table-cell table:style-name="ce28"/>
          <table:table-cell table:style-name="ce25" office:value-type="string" calcext:value-type="string">
            <text:p>Find Data </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Which data sources / strategies do you use in order to find data? </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24">
          <table:table-cell table:style-name="ce28"/>
          <table:table-cell table:style-name="ce31" office:value-type="string" calcext:value-type="string">
            <text:p>Awareness and use of data portals / public databases for specific topics and more sophisticated search engines.</text:p>
          </table:table-cell>
          <table:table-cell table:style-name="ce32"/>
          <table:table-cell table:style-name="ce28" table:number-columns-repeated="23"/>
          <table:table-cell table:number-columns-repeated="998"/>
        </table:table-row>
        <table:table-row table:style-name="ro25">
          <table:table-cell table:style-name="ce28"/>
          <table:table-cell table:style-name="ce30" office:value-type="string" calcext:value-type="string">
            <text:p>Advanced use of search engines, use of internal data sources and data requests at public institutions (FOI - freedom of information act) are common practice.</text:p>
          </table:table-cell>
          <table:table-cell table:style-name="ce32" office:value-type="string" calcext:value-type="string">
            <text:p>x</text:p>
          </table:table-cell>
          <table:table-cell table:style-name="ce28" table:number-columns-repeated="23"/>
          <table:table-cell table:number-columns-repeated="998"/>
        </table:table-row>
        <table:table-row table:style-name="ro24">
          <table:table-cell table:style-name="ce28"/>
          <table:table-cell table:style-name="ce31" office:value-type="string" calcext:value-type="string">
            <text:p>Publishing own data and matching different sources through complex database queries. <text:s/></text:p>
          </table:table-cell>
          <table:table-cell table:style-name="ce32"/>
          <table:table-cell table:style-name="ce28" table:number-columns-repeated="23"/>
          <table:table-cell table:number-columns-repeated="998"/>
        </table:table-row>
        <table:table-row table:style-name="ro24">
          <table:table-cell table:style-name="ce28"/>
          <table:table-cell table:style-name="ce30" office:value-type="string" calcext:value-type="string">
            <text:p>Basic use of search engines.</text:p>
          </table:table-cell>
          <table:table-cell table:style-name="ce36"/>
          <table:table-cell table:style-name="ce28" table:number-columns-repeated="23"/>
          <table:table-cell table:number-columns-repeated="998"/>
        </table:table-row>
        <table:table-row table:style-name="ro13">
          <table:table-cell table:style-name="ce28"/>
          <table:table-cell table:style-name="ce35"/>
          <table:table-cell table:style-name="ce1"/>
          <table:table-cell table:style-name="ce28" table:number-columns-repeated="23"/>
          <table:table-cell table:number-columns-repeated="998"/>
        </table:table-row>
        <table:table-row table:style-name="ro13" table:number-rows-repeated="989">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Get" table:style-name="ta7">
        <table:table-column table:style-name="co1" table:default-cell-style-name="Default"/>
        <table:table-column table:style-name="co12" table:default-cell-style-name="Default"/>
        <table:table-column table:style-name="co8" table:default-cell-style-name="Default"/>
        <table:table-column table:style-name="co13"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draw:custom-shape table:end-cell-address="Get.E25" table:end-x="13.92mm" table:end-y="2.64mm" draw:z-index="1" draw:name="Rectangle 3" draw:style-name="gr1" draw:text-style-name="P1" drawooo:display="printer" svg:width="185.31mm" svg:height="182.11mm" svg:x="0mm" svg:y="0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8"/>
          <table:table-cell table:style-name="ce1"/>
          <table:table-cell table:style-name="ce28" table:number-columns-repeated="23"/>
          <table:table-cell table:number-columns-repeated="998"/>
        </table:table-row>
        <table:table-row table:style-name="ro13">
          <table:table-cell table:style-name="ce28">
            <draw:g table:end-cell-address="Get.B4" table:end-x="0.51mm" table:end-y="1.58mm" draw:z-index="0">
              <draw:g>
                <draw:custom-shape draw:name="Shape 5" draw:style-name="gr2" draw:text-style-name="P2" svg:width="10.57mm" svg:height="10.84mm" svg:x="8.47mm" svg:y="2.65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3" draw:text-style-name="P3" svg:width="10.57mm" svg:height="10.84mm" svg:x="8.47mm" svg:y="2.65mm">
                  <text:p/>
                  <draw:enhanced-geometry draw:mirror-horizontal="false" draw:mirror-vertical="false" drawooo:sub-view-size="120000 120000" draw:text-areas="0 0 0 0" svg:viewBox="0 0 269874 269874" draw:type="ooxml-non-primitive" draw:enhanced-path="M 60472 120000 C 93543 120000 120000 93543 120000 60472 120000 27401 93543 0 60472 0 27401 0 0 27401 0 60472 0 93543 27401 120000 60472 120000 Z M 60472 12283 C 86929 12283 108661 34015 108661 60472 108661 86929 86929 108661 60472 108661 34015 108661 12283 86929 12283 60472 12283 34015 34015 12283 60472 12283 Z N"/>
                </draw:custom-shape>
                <draw:custom-shape draw:name="Shape 36" draw:style-name="gr3" draw:text-style-name="P3" svg:width="6.46mm" svg:height="6.69mm" svg:x="10.58mm" svg:y="4.75mm">
                  <text:p/>
                  <draw:enhanced-geometry draw:mirror-horizontal="false" draw:mirror-vertical="false" drawooo:sub-view-size="120000 120000" draw:text-areas="0 0 0 0" svg:viewBox="0 0 165100 166688" draw:type="ooxml-non-primitive" draw:enhanced-path="M 60000 120000 C 92307 120000 120000 92307 120000 60000 120000 26153 92307 0 60000 0 26153 0 0 26153 0 60000 0 92307 26153 120000 60000 120000 Z M 60000 18461 C 83076 18461 100000 36923 100000 60000 100000 81538 83076 100000 60000 100000 36923 100000 18461 81538 18461 60000 18461 36923 36923 18461 60000 18461 Z N"/>
                </draw:custom-shape>
                <draw:custom-shape draw:name="Shape 37" draw:style-name="gr3" draw:text-style-name="P3" svg:width="2.36mm" svg:height="2.48mm" svg:x="12.64mm" svg:y="6.8m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table:table-cell>
          <table:table-cell table:style-name="ce28"/>
          <table:table-cell table:style-name="ce1"/>
          <table:table-cell table:style-name="ce28" table:number-columns-repeated="23"/>
          <table:table-cell table:number-columns-repeated="998"/>
        </table:table-row>
        <table:table-row table:style-name="ro2">
          <table:table-cell table:style-name="ce28"/>
          <table:table-cell table:style-name="ce25" office:value-type="string" calcext:value-type="string">
            <text:p>Get Data</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Which strategies do you use in order to get data?</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26">
          <table:table-cell table:style-name="ce28"/>
          <table:table-cell table:style-name="ce31" office:value-type="string" calcext:value-type="string">
            <text:p>No awareness of different data formats, information is derived from full text mostly from PDFs and used as basis for further processing. Information is rarely processed digitally. </text:p>
          </table:table-cell>
          <table:table-cell table:style-name="ce32"/>
          <table:table-cell table:style-name="ce28" table:number-columns-repeated="23"/>
          <table:table-cell table:number-columns-repeated="998"/>
        </table:table-row>
        <table:table-row table:style-name="ro27">
          <table:table-cell table:style-name="ce28"/>
          <table:table-cell table:style-name="ce31" office:value-type="string" calcext:value-type="string">
            <text:p>Use of more complex data formats such as JSON and XML, use of APIs.</text:p>
          </table:table-cell>
          <table:table-cell table:style-name="ce32"/>
          <table:table-cell table:style-name="ce28" table:number-columns-repeated="23"/>
          <table:table-cell table:number-columns-repeated="998"/>
        </table:table-row>
        <table:table-row table:style-name="ro27">
          <table:table-cell table:style-name="ce28"/>
          <table:table-cell table:style-name="ce31" office:value-type="string" calcext:value-type="string">
            <text:p>Automatic system updates that new data exists and can be integrated.</text:p>
          </table:table-cell>
          <table:table-cell table:style-name="ce32" office:value-type="string" calcext:value-type="string">
            <text:p>x</text:p>
          </table:table-cell>
          <table:table-cell table:style-name="ce28" table:number-columns-repeated="23"/>
          <table:table-cell table:number-columns-repeated="998"/>
        </table:table-row>
        <table:table-row table:style-name="ro27">
          <table:table-cell table:style-name="ce28"/>
          <table:table-cell table:style-name="ce31" office:value-type="string" calcext:value-type="string">
            <text:p>Use of downloads and data formats such as .csv., Often use of internal data sources. <text:s/></text:p>
          </table:table-cell>
          <table:table-cell table:style-name="ce32"/>
          <table:table-cell table:style-name="ce28"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Verify" table:style-name="ta8">
        <table:table-column table:style-name="co1" table:default-cell-style-name="Default"/>
        <table:table-column table:style-name="co7" table:default-cell-style-name="Default"/>
        <table:table-column table:style-name="co8" table:default-cell-style-name="Default"/>
        <table:table-column table:style-name="co14"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3">
          <table:table-cell table:style-name="ce28">
            <draw:g table:end-cell-address="Verify.B4" table:end-x="0.24mm" table:end-y="1.31mm" draw:z-index="0">
              <draw:g>
                <draw:custom-shape draw:name="Shape 5" draw:style-name="gr2" draw:text-style-name="P2" svg:width="11.1mm" svg:height="10.84mm" svg:x="7.67mm" svg:y="2.38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3" draw:text-style-name="P3" svg:width="7.14mm" svg:height="2.61mm" svg:x="7.67mm" svg:y="10.61mm">
                  <text:p/>
                  <draw:enhanced-geometry draw:mirror-horizontal="false" draw:mirror-vertical="false" drawooo:sub-view-size="120000 120000" draw:text-areas="0 0 0 0" svg:viewBox="0 0 223838 68263" draw:type="ooxml-non-primitive" draw:enhanced-path="M 0 0 C 0 120000 0 120000 0 120000 37714 120000 37714 120000 37714 120000 48000 82500 48000 82500 48000 82500 48000 48750 48000 48750 48000 48750 70857 48750 70857 48750 70857 48750 70857 82500 70857 82500 70857 82500 81142 120000 81142 120000 81142 120000 120000 120000 120000 120000 120000 120000 120000 0 120000 0 120000 0 76571 0 76571 0 76571 0 73142 0 70857 7500 70857 15000 48000 15000 48000 15000 48000 15000 48000 7500 45714 0 43428 0 L 0 0 Z M 76571 18750 C 114285 18750 114285 18750 114285 18750 114285 101250 114285 101250 114285 101250 84571 101250 84571 101250 84571 101250 76571 75000 76571 75000 76571 75000 L 76571 18750 Z M 5714 18750 C 42285 18750 42285 18750 42285 18750 42285 75000 42285 75000 42285 75000 35428 101250 35428 101250 35428 101250 5714 101250 5714 101250 5714 101250 L 5714 18750 Z N"/>
                </draw:custom-shape>
                <draw:custom-shape draw:name="Shape 40" draw:style-name="gr3" draw:text-style-name="P3" svg:width="1.41mm" svg:height="1.88mm" svg:x="7.77mm" svg:y="8.6mm">
                  <text:p/>
                  <draw:enhanced-geometry draw:mirror-horizontal="false" draw:mirror-vertical="false" drawooo:sub-view-size="120000 120000" draw:text-areas="0 0 0 0" svg:viewBox="0 0 44450 49212" draw:type="ooxml-non-primitive" draw:enhanced-path="M 0 120000 L 85714 0 119999 0 72857 120000 0 120000 Z N"/>
                </draw:custom-shape>
                <draw:custom-shape draw:name="Shape 41" draw:style-name="gr3" draw:text-style-name="P3" svg:width="3.39mm" svg:height="1.88mm" svg:x="13.81mm" svg:y="2.38mm">
                  <text:p/>
                  <draw:enhanced-geometry draw:mirror-horizontal="false" draw:mirror-vertical="false" drawooo:sub-view-size="120000 120000" draw:text-areas="0 0 0 0" svg:viewBox="0 0 106362 49212" draw:type="ooxml-non-primitive" draw:enhanced-path="M 0 120000 C 120000 120000 120000 120000 120000 120000 120000 78260 120000 78260 120000 78260 120000 57391 112800 36521 100800 36521 96000 36521 96000 36521 96000 36521 96000 26086 96000 26086 96000 26086 96000 10434 91200 0 84000 0 36000 0 36000 0 36000 0 28800 0 24000 10434 24000 26086 24000 36521 24000 36521 24000 36521 19200 36521 19200 36521 19200 36521 9600 36521 0 57391 0 78260 L 0 120000 Z M 50400 41739 C 50400 31304 55200 20869 60000 20869 64800 20869 69600 31304 69600 41739 69600 52173 64800 57391 60000 57391 55200 57391 50400 52173 50400 41739 Z N"/>
                </draw:custom-shape>
                <draw:custom-shape draw:name="Shape 42" draw:style-name="gr3" draw:text-style-name="P3" svg:width="3.49mm" svg:height="1.88mm" svg:x="13.31mm" svg:y="8.6mm">
                  <text:p/>
                  <draw:enhanced-geometry draw:mirror-horizontal="false" draw:mirror-vertical="false" drawooo:sub-view-size="120000 120000" draw:text-areas="0 0 0 0" svg:viewBox="0 0 109537 49212" draw:type="ooxml-non-primitive" draw:enhanced-path="M 31304 30967 L 120000 30967 120000 58064 31304 58064 50434 120000 17391 120000 0 0 15652 0 31304 58064 31304 30967 Z N"/>
                </draw:custom-shape>
                <draw:custom-shape draw:name="Shape 43" draw:style-name="gr3" draw:text-style-name="P3" svg:width="2.58mm" svg:height="0.29mm" svg:x="14.27mm" svg:y="5.73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3" draw:text-style-name="P3" svg:width="2.58mm" svg:height="0.42mm" svg:x="14.22mm" svg:y="7.93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3" draw:text-style-name="P3" svg:width="2.58mm" svg:height="0.42mm" svg:x="14.27mm" svg:y="6.77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gr3" draw:text-style-name="P3" svg:width="1.26mm" svg:height="6.7mm" svg:x="12.24mm" svg:y="3.54mm">
                  <text:p/>
                  <draw:enhanced-geometry draw:mirror-horizontal="false" draw:mirror-vertical="false" drawooo:sub-view-size="120000 120000" draw:text-areas="0 0 0 0" svg:viewBox="0 0 39688 174625" draw:type="ooxml-non-primitive" draw:enhanced-path="M 120000 19024 C 82105 19024 82105 19024 82105 19024 82105 120000 82105 120000 82105 120000 0 120000 0 120000 0 120000 0 11707 0 11707 0 11707 0 5853 18947 0 50526 0 120000 0 120000 0 120000 0 120000 0 120000 1463 120000 1463 L 120000 19024 Z N"/>
                </draw:custom-shape>
                <draw:custom-shape draw:name="Shape 47" draw:style-name="gr3" draw:text-style-name="P3" svg:width="3.69mm" svg:height="9.38mm" svg:x="15.08mm" svg:y="3.54mm">
                  <text:p/>
                  <draw:enhanced-geometry draw:mirror-horizontal="false" draw:mirror-vertical="false" drawooo:sub-view-size="120000 120000" draw:text-areas="0 0 0 0" svg:viewBox="0 0 115888 244474" draw:type="ooxml-non-primitive" draw:enhanced-path="M 91111 13565 C 77777 13565 77777 13565 77777 13565 77777 1043 77777 1043 77777 1043 77777 1043 77777 0 77777 0 104444 0 104444 0 104444 0 113333 0 120000 4173 120000 8347 120000 112695 120000 112695 120000 112695 120000 116869 113333 120000 104444 120000 0 120000 0 120000 0 120000 0 107478 0 107478 0 107478 91111 107478 91111 107478 91111 107478 L 91111 13565 Z N"/>
                </draw:custom-shape>
              </draw:g>
            </draw:g>
          </table:table-cell>
          <table:table-cell table:style-name="ce28"/>
          <table:table-cell table:style-name="ce1"/>
          <table:table-cell table:style-name="ce28" table:number-columns-repeated="23"/>
          <table:table-cell table:number-columns-repeated="998"/>
        </table:table-row>
        <table:table-row table:style-name="ro2">
          <table:table-cell table:style-name="ce28"/>
          <table:table-cell table:style-name="ce25" office:value-type="string" calcext:value-type="string">
            <text:p>Verify Data </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How do you critically assess the quality of your data source? </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28">
          <table:table-cell table:style-name="ce28"/>
          <table:table-cell table:style-name="ce31" office:value-type="string" calcext:value-type="string">
            <text:p>Multiple layers of data checking are implemented in standard procedures are internalized. Data sources are checked, different sources are considered and critically assessed.</text:p>
          </table:table-cell>
          <table:table-cell table:style-name="ce32"/>
          <table:table-cell table:style-name="ce28" table:number-columns-repeated="23"/>
          <table:table-cell table:number-columns-repeated="998"/>
        </table:table-row>
        <table:table-row table:style-name="ro29">
          <table:table-cell table:style-name="ce28"/>
          <table:table-cell table:style-name="ce31" office:value-type="string" calcext:value-type="string">
            <text:p>Best practices exist, employees are trained in data verification procedures and priorities. Data sources are used transparently and provide access to the original sources so that audience can check for themselves. </text:p>
          </table:table-cell>
          <table:table-cell table:style-name="ce32"/>
          <table:table-cell table:style-name="ce28" table:number-columns-repeated="23"/>
          <table:table-cell table:number-columns-repeated="998"/>
        </table:table-row>
        <table:table-row table:style-name="ro30">
          <table:table-cell table:style-name="ce28"/>
          <table:table-cell table:style-name="ce31" office:value-type="string" calcext:value-type="string">
            <text:p>Data is taken at face value. No awareness of how and why to critically assess data.</text:p>
          </table:table-cell>
          <table:table-cell table:style-name="ce32" office:value-type="string" calcext:value-type="string">
            <text:p>x</text:p>
          </table:table-cell>
          <table:table-cell table:style-name="ce28" table:number-columns-repeated="23"/>
          <table:table-cell table:number-columns-repeated="998"/>
        </table:table-row>
        <table:table-row table:style-name="ro31">
          <table:table-cell table:style-name="ce28"/>
          <table:table-cell table:style-name="ce31" office:value-type="string" calcext:value-type="string">
            <text:p>Critical check of simple data quality measures (e.g. completeness, duplicates). Data source is not critically assessed. </text:p>
          </table:table-cell>
          <table:table-cell table:style-name="ce32"/>
          <table:table-cell table:style-name="ce28"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Clean" table:style-name="ta9">
        <table:table-column table:style-name="co1" table:default-cell-style-name="Default"/>
        <table:table-column table:style-name="co7" table:default-cell-style-name="Default"/>
        <table:table-column table:style-name="co8" table:default-cell-style-name="Default"/>
        <table:table-column table:style-name="co15"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3">
          <table:table-cell table:style-name="ce28">
            <draw:g table:end-cell-address="Clean.A4" table:end-x="18.53mm" table:end-y="2.9mm" draw:z-index="0">
              <draw:g>
                <draw:custom-shape draw:name="Shape 5" draw:style-name="gr2" draw:text-style-name="P2" svg:width="9mm" svg:height="10.57mm" svg:x="9.53mm" svg:y="3.44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3" draw:text-style-name="P3" svg:width="2.73mm" svg:height="1.1mm" svg:x="12.66mm" svg:y="12.91mm">
                  <text:p/>
                  <draw:enhanced-geometry draw:mirror-horizontal="false" draw:mirror-vertical="false" drawooo:sub-view-size="120000 120000" draw:text-areas="0 0 0 0" svg:viewBox="0 0 933450 304799" draw:type="ooxml-non-primitive" draw:enhanced-path="M 19114 0 L 100885 0 103441 49870 103543 51116 103645 53610 103952 57974 104565 63584 105587 69194 106916 75740 108654 81974 111005 88207 112947 92571 114889 96935 116524 101298 117853 105038 118977 108779 119693 111584 120000 114077 119795 116259 119080 118129 117853 119064 116422 119376 114275 119688 111413 119688 108040 120000 104156 120000 99863 120000 95366 120000 90766 120000 85962 119688 81260 119688 76865 119688 72674 119376 68994 119376 65621 119376 62964 119376 61124 119064 60000 119064 58875 119064 57035 119376 54378 119376 51005 119376 47325 119376 43134 119688 38739 119688 34037 119688 29233 120000 24633 120000 20034 120000 15843 120000 11959 120000 8483 119688 5724 119688 3577 119376 2146 119064 817 118129 102 116259 0 114077 204 111584 1022 108779 2146 105038 3475 101298 5110 96935 7052 92571 8994 88207 11345 81974 12981 75740 14412 69194 15434 63272 16047 57974 16354 53610 16456 50805 16558 49870 19114 0 Z N"/>
                </draw:custom-shape>
                <draw:custom-shape draw:name="Shape 50" draw:style-name="gr3" draw:text-style-name="P3" svg:width="1.91mm" svg:height="1.26mm" svg:x="11.81mm" svg:y="8.88mm">
                  <text:p/>
                  <draw:enhanced-geometry draw:mirror-horizontal="false" draw:mirror-vertical="false" drawooo:sub-view-size="120000 120000" draw:text-areas="0 0 0 0" svg:viewBox="0 0 652462 349250" draw:type="ooxml-non-primitive" draw:enhanced-path="M 79660 0 L 84174 818 88398 2727 92475 5181 96699 8454 100631 12545 104417 17181 107766 22090 111116 27545 113737 33818 116067 39818 117815 46090 119271 52636 120000 59181 120000 65727 119271 72000 117669 78000 115485 83727 112281 89454 108203 94636 103252 99000 96553 103909 89708 107727 82864 111272 75873 113727 68883 115909 61893 117545 54902 118909 48203 119454 41796 120000 35388 120000 29417 119181 24029 118909 18932 118090 14271 117000 10194 115636 6844 114818 3932 113454 1893 112090 582 111000 0 109909 291 109090 1747 108272 3932 107727 7281 107727 13980 107181 19951 106363 24902 105000 29271 102272 33058 99545 36262 95181 39174 90272 41504 84000 43980 76909 46019 68454 48058 58636 50242 47454 52427 34636 54757 25363 57378 18000 60436 11727 63932 6818 67572 3272 71504 1090 75582 272 79660 0 Z N"/>
                </draw:custom-shape>
                <draw:custom-shape draw:name="Shape 51" draw:style-name="gr3" draw:text-style-name="P3" svg:width="3.81mm" svg:height="5.62mm" svg:x="13.39mm" svg:y="3.44mm">
                  <text:p/>
                  <draw:enhanced-geometry draw:mirror-horizontal="false" draw:mirror-vertical="false" drawooo:sub-view-size="120000 120000" draw:text-areas="0 0 0 0" svg:viewBox="0 0 1300163 1544638" draw:type="ooxml-non-primitive" draw:enhanced-path="M 104449 3641 L 103349 3641 101955 3703 100415 3888 98801 4135 97041 4691 95207 5308 93520 6172 91760 7283 90146 8641 88679 10370 90220 11358 91466 12222 92347 12962 93080 13456 93520 13827 93740 14074 93814 14135 93814 14012 94034 13518 94400 12901 94914 12037 95867 10925 97114 9814 98655 8395 100635 6913 103129 5370 106136 3703 105916 3703 105330 3641 104449 3641 Z M 105623 0 L 107970 185 110317 679 112444 1481 114425 2654 116259 4012 117579 5679 118679 7407 119486 9382 119926 11481 120000 13641 119779 15864 119266 18086 118386 20432 117139 22654 115745 24876 113911 26975 19364 113518 17823 115185 16503 116543 15403 117716 14449 118641 13716 119259 12982 119691 12396 119938 11735 120000 11075 119814 10268 119444 9388 118950 8361 118209 7188 117345 5647 116296 4180 115308 2860 114444 1760 113703 1026 113148 366 112592 73 112037 0 111543 146 110987 513 110308 1100 109506 1980 108580 3080 107469 4327 106049 6014 104382 86405 8271 88459 6296 90660 4691 93007 3209 95501 1975 97921 1049 100562 432 103129 61 105623 0 Z N"/>
                </draw:custom-shape>
                <draw:custom-shape draw:name="Shape 52" draw:style-name="gr3" draw:text-style-name="P3" svg:width="9mm" svg:height="7.36mm" svg:x="9.53mm" svg:y="5.09mm">
                  <text:p/>
                  <draw:enhanced-geometry draw:mirror-horizontal="false" draw:mirror-vertical="false" drawooo:sub-view-size="120000 120000" draw:text-areas="0 0 0 0" svg:viewBox="0 0 3063874 2022475" draw:type="ooxml-non-primitive" draw:enhanced-path="M 4787 0 L 73709 0 68611 10921 7212 10921 7212 98156 112787 98156 112787 10921 93606 10921 100227 0 115212 0 116176 141 117046 564 117886 1224 118569 2118 119160 3201 119626 4425 119875 5790 120000 7296 120000 112655 119875 114162 119626 115527 119160 116751 118569 117834 117886 118728 117046 119387 116176 119811 115212 120000 4787 120000 3823 119811 2953 119387 2113 118728 1430 117834 839 116751 373 115527 124 114162 0 112655 0 7296 124 5790 373 4425 839 3201 1430 2118 2113 1224 2953 564 3823 141 4787 0 Z N"/>
                </draw:custom-shape>
              </draw:g>
            </draw:g>
          </table:table-cell>
          <table:table-cell table:style-name="ce28"/>
          <table:table-cell table:style-name="ce1"/>
          <table:table-cell table:style-name="ce28" table:number-columns-repeated="23"/>
          <table:table-cell table:number-columns-repeated="998"/>
        </table:table-row>
        <table:table-row table:style-name="ro32">
          <table:table-cell table:style-name="ce28"/>
          <table:table-cell table:style-name="ce38" office:value-type="string" calcext:value-type="string">
            <text:p>Clean Data </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Which strategies do you use to clean your data? </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31">
          <table:table-cell table:style-name="ce37"/>
          <table:table-cell table:style-name="ce31" office:value-type="string" calcext:value-type="string">
            <text:p>No awareness that given data might have to be checked, cleaned or normalized. Data is taken as is. </text:p>
          </table:table-cell>
          <table:table-cell table:style-name="ce32"/>
          <table:table-cell table:style-name="ce37" table:number-columns-repeated="23"/>
          <table:table-cell table:number-columns-repeated="998"/>
        </table:table-row>
        <table:table-row table:style-name="ro33">
          <table:table-cell table:style-name="ce37"/>
          <table:table-cell table:style-name="ce31" office:value-type="string" calcext:value-type="string">
            <text:p>Automated cleaning of data using a script (e.g. in R). Data cleaning is regarded as a challenging modeling tasks.</text:p>
          </table:table-cell>
          <table:table-cell table:style-name="ce32" office:value-type="string" calcext:value-type="string">
            <text:p>x</text:p>
          </table:table-cell>
          <table:table-cell table:style-name="ce37" table:number-columns-repeated="23"/>
          <table:table-cell table:number-columns-repeated="998"/>
        </table:table-row>
        <table:table-row table:style-name="ro34">
          <table:table-cell table:style-name="ce37"/>
          <table:table-cell table:style-name="ce31" office:value-type="string" calcext:value-type="string">
            <text:p>Use of programs to support data cleaning (e.g. Open Refine). Sophisticated duplicate detection and string manipulation. Awareness for normalization to get comparability between different data sources, high awareness for data quality criteria (e.g. machine processable, empty fields, uniform and complete columns and rows, outliers).</text:p>
          </table:table-cell>
          <table:table-cell table:style-name="ce32"/>
          <table:table-cell table:style-name="ce37" table:number-columns-repeated="23"/>
          <table:table-cell table:number-columns-repeated="998"/>
        </table:table-row>
        <table:table-row table:style-name="ro29">
          <table:table-cell table:style-name="ce37"/>
          <table:table-cell table:style-name="ce31" office:value-type="string" calcext:value-type="string">
            <text:p>Growing awareness that data is not properly formated, manual fixing of errors in excel, basic data quality indices are defined (e.g. simple dealing with duplicates, missing values and extreme outliers).</text:p>
          </table:table-cell>
          <table:table-cell table:style-name="ce32"/>
          <table:table-cell table:style-name="ce37"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Analyze " table:style-name="ta10">
        <table:table-column table:style-name="co1" table:default-cell-style-name="Default"/>
        <table:table-column table:style-name="co7" table:default-cell-style-name="Default"/>
        <table:table-column table:style-name="co8" table:default-cell-style-name="Default"/>
        <table:table-column table:style-name="co16"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draw:custom-shape table:end-cell-address="'Analyze '.E25" table:end-x="13.22mm" table:end-y="1.4mm" draw:z-index="1" draw:name="Rectangle 2" draw:style-name="gr1" draw:text-style-name="P1" drawooo:display="printer" svg:width="186.94mm" svg:height="178.84mm" svg:x="0mm" svg:y="0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8"/>
          <table:table-cell table:style-name="ce1"/>
          <table:table-cell table:style-name="ce28" table:number-columns-repeated="23"/>
          <table:table-cell table:number-columns-repeated="998"/>
        </table:table-row>
        <table:table-row table:style-name="ro13">
          <table:table-cell table:style-name="ce28">
            <draw:custom-shape table:end-cell-address="'Analyze '.B4" table:end-x="0.78mm" table:end-y="1.05mm" draw:z-index="0" draw:name="Shape 53" draw:style-name="gr3" draw:text-style-name="P3" svg:width="8.47mm" svg:height="7.93mm" svg:x="10.83mm" svg:y="4.23mm">
              <text:p/>
              <draw:enhanced-geometry draw:mirror-horizontal="true" draw:mirror-vertical="false" drawooo:sub-view-size="120000 120000" draw:text-areas="0 0 0 0" svg:viewBox="0 0 305131 285661" draw:type="ooxml-non-primitive" draw:enhanced-path="M 120000 101176 C 120000 110588 120000 110588 120000 110588 120000 115294 115324 120000 109090 120000 9350 120000 9350 120000 9350 120000 4675 120000 0 115294 0 110588 0 101176 0 101176 0 101176 9350 101176 9350 101176 9350 101176 109090 101176 109090 101176 109090 101176 L 120000 101176 Z M 15584 80000 C 15584 14117 15584 14117 15584 14117 15584 4705 20259 0 24935 0 93506 0 93506 0 93506 0 99740 0 104415 4705 104415 14117 104415 80000 104415 80000 104415 80000 104415 89411 99740 96470 93506 96470 24935 96470 24935 96470 24935 96470 20259 96470 15584 89411 15584 80000 Z M 23376 80000 C 23376 82352 24935 84705 24935 84705 93506 84705 93506 84705 93506 84705 95064 84705 95064 82352 95064 80000 95064 14117 95064 14117 95064 14117 95064 11764 95064 11764 93506 11764 24935 11764 24935 11764 24935 11764 24935 11764 23376 11764 23376 14117 L 23376 80000 Z M 65454 110588 C 65454 108235 65454 108235 65454 108235 54545 108235 54545 108235 54545 108235 54545 108235 52987 108235 52987 110588 52987 110588 54545 110588 54545 110588 65454 110588 65454 110588 65454 110588 65454 110588 65454 110588 65454 110588 Z N"/>
            </draw:custom-shape>
          </table:table-cell>
          <table:table-cell table:style-name="ce28"/>
          <table:table-cell table:style-name="ce1"/>
          <table:table-cell table:style-name="ce28" table:number-columns-repeated="23"/>
          <table:table-cell table:number-columns-repeated="998"/>
        </table:table-row>
        <table:table-row table:style-name="ro32">
          <table:table-cell table:style-name="ce28"/>
          <table:table-cell table:style-name="ce38" office:value-type="string" calcext:value-type="string">
            <text:p>Analyze Data </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How do you analyze your data? </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35">
          <table:table-cell table:style-name="ce28"/>
          <table:table-cell table:style-name="ce31" office:value-type="string" calcext:value-type="string">
            <text:p>Full suite of machine learning tools, clustering, forecasting, boosting, ensemble learning.</text:p>
          </table:table-cell>
          <table:table-cell table:style-name="ce32"/>
          <table:table-cell table:style-name="ce28" table:number-columns-repeated="23"/>
          <table:table-cell table:number-columns-repeated="998"/>
        </table:table-row>
        <table:table-row table:style-name="ro23">
          <table:table-cell table:style-name="ce28"/>
          <table:table-cell table:style-name="ce31" office:value-type="string" calcext:value-type="string">
            <text:p>Pivot tables, multidimensional tables and summaries, histograms, boxplots, still mainly descriptive.</text:p>
          </table:table-cell>
          <table:table-cell table:style-name="ce32"/>
          <table:table-cell table:style-name="ce28" table:number-columns-repeated="23"/>
          <table:table-cell table:number-columns-repeated="998"/>
        </table:table-row>
        <table:table-row table:style-name="ro23">
          <table:table-cell table:style-name="ce28"/>
          <table:table-cell table:style-name="ce31" office:value-type="string" calcext:value-type="string">
            <text:p>Simple use of data tables to read information (e.g. looking for all values of specific group, bar and pie charts, basic summaries of data)</text:p>
          </table:table-cell>
          <table:table-cell table:style-name="ce32" office:value-type="string" calcext:value-type="string">
            <text:p>x</text:p>
          </table:table-cell>
          <table:table-cell table:style-name="ce28" table:number-columns-repeated="23"/>
          <table:table-cell table:number-columns-repeated="998"/>
        </table:table-row>
        <table:table-row table:style-name="ro23">
          <table:table-cell table:style-name="ce28"/>
          <table:table-cell table:style-name="ce31" office:value-type="string" calcext:value-type="string">
            <text:p>Exploration of relationship between variables in a dataset., full account of uncertainties, linear regression, decision trees. </text:p>
          </table:table-cell>
          <table:table-cell table:style-name="ce32"/>
          <table:table-cell table:style-name="ce28"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Visualize" table:style-name="ta11">
        <table:table-column table:style-name="co1" table:default-cell-style-name="Default"/>
        <table:table-column table:style-name="co7" table:default-cell-style-name="Default"/>
        <table:table-column table:style-name="co8" table:default-cell-style-name="Default"/>
        <table:table-column table:style-name="co17"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draw:custom-shape table:end-cell-address="Visualize.E20" table:end-x="13.22mm" table:end-y="2.81mm" draw:z-index="1" draw:name="Rectangle 2" draw:style-name="gr1" draw:text-style-name="P1" drawooo:display="printer" svg:width="188mm" svg:height="178.05mm" svg:x="0mm" svg:y="0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8"/>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32">
          <table:table-cell table:style-name="ce28">
            <draw:g table:end-cell-address="Visualize.A4" table:end-x="18.52mm" table:end-y="2.37mm" draw:z-index="0">
              <draw:g>
                <draw:custom-shape draw:name="Shape 5" draw:style-name="gr2" draw:text-style-name="P2" svg:width="6.35mm" svg:height="8.45mm" svg:x="12.17mm" svg:y="0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3" draw:text-style-name="P3" svg:width="4.2mm" svg:height="2.83mm" svg:x="13.24mm" svg:y="1.52mm">
                  <text:p/>
                  <draw:enhanced-geometry draw:mirror-horizontal="false" draw:mirror-vertical="false" drawooo:sub-view-size="120000 120000" draw:text-areas="0 0 0 0" svg:viewBox="0 0 180975 92074" draw:type="ooxml-non-primitive" draw:enhanced-path="M 120000 6000 C 118481 6000 118481 3000 116962 0 116962 0 115443 0 113924 0 112405 0 110886 0 110886 3000 110886 3000 91139 51000 85063 66000 85063 69000 85063 66000 85063 66000 56202 36000 56202 36000 56202 36000 54683 36000 53164 36000 51645 36000 50126 36000 47088 36000 45569 42000 25822 99000 25822 99000 25822 99000 25822 99000 25822 99000 25822 99000 4556 99000 4556 99000 4556 99000 1518 99000 0 105000 0 108000 0 114000 1518 120000 4556 120000 25822 120000 25822 120000 25822 120000 28860 120000 31898 114000 33417 111000 33417 111000 48607 69000 53164 54000 53164 54000 53164 54000 53164 54000 82025 87000 82025 87000 82025 87000 83544 87000 85063 87000 86582 87000 88101 87000 91139 87000 92658 81000 118481 15000 118481 15000 118481 15000 118481 12000 120000 9000 120000 6000 N"/>
                </draw:custom-shape>
                <draw:custom-shape draw:name="Shape 56" draw:style-name="gr3" draw:text-style-name="P3" svg:width="6.35mm" svg:height="5.96mm" svg:x="12.17mm" svg:y="0mm">
                  <text:p/>
                  <draw:enhanced-geometry draw:mirror-horizontal="false" draw:mirror-vertical="false" drawooo:sub-view-size="120000 120000" draw:text-areas="0 0 0 0" svg:viewBox="0 0 273049 193675" draw:type="ooxml-non-primitive" draw:enhanced-path="M 109915 104470 C 109915 105882 108907 105882 108907 105882 11092 105882 11092 105882 11092 105882 11092 105882 10084 105882 10084 104470 10084 15529 10084 15529 10084 15529 10084 14117 11092 14117 11092 14117 107899 14117 107899 14117 107899 14117 107899 14117 109915 14117 109915 15529 L 109915 104470 Z M 120000 8470 C 120000 5647 120000 5647 120000 5647 120000 1411 117983 0 115966 0 4033 0 4033 0 4033 0 2016 0 0 1411 0 5647 0 8470 0 8470 0 8470 0 11294 1008 12705 2016 12705 3025 14117 4033 14117 4033 15529 4033 105882 4033 105882 4033 105882 4033 105882 3025 105882 3025 105882 1008 107294 0 108705 0 111529 0 115764 0 115764 0 115764 0 118588 2016 120000 4033 120000 115966 120000 115966 120000 115966 120000 117983 120000 120000 118588 120000 115764 120000 111529 120000 111529 120000 111529 120000 108705 117983 107294 116974 105882 115966 105882 115966 105882 115966 105882 115966 15529 115966 15529 115966 15529 115966 14117 116974 14117 116974 14117 118991 12705 120000 11294 120000 8470 N"/>
                </draw:custom-shape>
                <draw:custom-shape draw:name="Shape 57" draw:style-name="gr3" draw:text-style-name="P3" svg:width="2.91mm" svg:height="2.04mm" svg:x="13.91mm" svg:y="6.41mm">
                  <text:p/>
                  <draw:enhanced-geometry draw:mirror-horizontal="false" draw:mirror-vertical="false" drawooo:sub-view-size="120000 120000" draw:text-areas="0 0 0 0" svg:viewBox="0 0 125412 66674" draw:type="ooxml-non-primitive" draw:enhanced-path="M 115636 95172 C 67636 33103 67636 33103 67636 33103 67636 33103 67636 33103 67636 28965 67636 8275 67636 8275 67636 8275 67636 0 63272 0 58909 0 54545 0 52363 0 52363 8275 52363 28965 52363 28965 52363 28965 52363 33103 50181 33103 50181 33103 4363 95172 4363 95172 4363 95172 0 99310 0 107586 2181 115862 2181 120000 4363 120000 8727 120000 8727 120000 10909 120000 10909 120000 52363 66206 52363 66206 52363 66206 52363 66206 52363 66206 52363 66206 52363 107586 52363 107586 52363 107586 52363 115862 54545 120000 58909 120000 63272 120000 67636 115862 67636 107586 67636 66206 67636 66206 67636 66206 67636 66206 67636 66206 67636 66206 106909 120000 106909 120000 106909 120000 109090 120000 109090 120000 111272 120000 113454 120000 115636 120000 117818 115862 120000 107586 120000 99310 115636 95172 N"/>
                </draw:custom-shape>
              </draw:g>
            </draw:g>
          </table:table-cell>
          <table:table-cell table:style-name="ce38" office:value-type="string" calcext:value-type="string">
            <text:p>Visualize Data </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Which strategy do you use to visualize your data?</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36">
          <table:table-cell table:style-name="ce28"/>
          <table:table-cell table:style-name="ce31" office:value-type="string" calcext:value-type="string">
            <text:p>Bar and pie charts, basic summaries of data are created in Excel. No understanding of when standard visualizations are chosen, decision based on what looks best (trial and error). </text:p>
          </table:table-cell>
          <table:table-cell table:style-name="ce32"/>
          <table:table-cell table:style-name="ce28" table:number-columns-repeated="23"/>
          <table:table-cell table:number-columns-repeated="998"/>
        </table:table-row>
        <table:table-row table:style-name="ro15">
          <table:table-cell table:style-name="ce28"/>
          <table:table-cell table:style-name="ce31" office:value-type="string" calcext:value-type="string">
            <text:p>Linked dynamic dashboards, anticipating user requests. Own, sophisticated visualizations are programmed / created that exceed standard diagram visualizations.</text:p>
          </table:table-cell>
          <table:table-cell table:style-name="ce32" office:value-type="string" calcext:value-type="string">
            <text:p>x</text:p>
          </table:table-cell>
          <table:table-cell table:style-name="ce28" table:number-columns-repeated="23"/>
          <table:table-cell table:number-columns-repeated="998"/>
        </table:table-row>
        <table:table-row table:style-name="ro37">
          <table:table-cell table:style-name="ce28"/>
          <table:table-cell table:style-name="ce31" office:value-type="string" calcext:value-type="string">
            <text:p>Pivot tables, multidimensional tables and summaries, histograms, boxplots, still mainly descriptive. Different visualizations are created in Excel in accordance with information that want to be represented (e.g. time related data requests line diagram).</text:p>
          </table:table-cell>
          <table:table-cell table:style-name="ce32"/>
          <table:table-cell table:style-name="ce28" table:number-columns-repeated="23"/>
          <table:table-cell table:number-columns-repeated="998"/>
        </table:table-row>
        <table:table-row table:style-name="ro38">
          <table:table-cell table:style-name="ce28"/>
          <table:table-cell table:style-name="ce31" office:value-type="string" calcext:value-type="string">
            <text:p>Interactive charts, uncertainties are always visualized along with the data. Use of visual analytics tools (e.g. Tableau or CartoDB). </text:p>
          </table:table-cell>
          <table:table-cell table:style-name="ce32"/>
          <table:table-cell table:style-name="ce28"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Communicate" table:style-name="ta12">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1"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draw:custom-shape table:end-cell-address="Communicate.E23" table:end-x="13.22mm" table:end-y="5.02mm" draw:z-index="1" draw:name="Rectangle 2" draw:style-name="gr1" draw:text-style-name="P1" drawooo:display="printer" svg:width="186.22mm" svg:height="178.05mm" svg:x="0mm" svg:y="0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8"/>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32">
          <table:table-cell table:style-name="ce28">
            <draw:g table:end-cell-address="Communicate.B4" table:end-x="1.3mm" table:end-y="1.05mm" draw:z-index="0">
              <draw:g>
                <draw:custom-shape draw:name="Shape 5" draw:style-name="gr2" draw:text-style-name="P2" svg:width="7.66mm" svg:height="7.13mm" svg:x="12.17mm" svg:y="0m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3" draw:text-style-name="P3" svg:width="2.32mm" svg:height="5.68mm" svg:x="13.7mm" svg:y="0.72mm">
                  <text:p/>
                  <draw:enhanced-geometry draw:mirror-horizontal="false" draw:mirror-vertical="false" drawooo:sub-view-size="120000 120000" draw:text-areas="0 0 0 0" svg:viewBox="0 0 82550 174625" draw:type="ooxml-non-primitive" draw:enhanced-path="M 120000 113684 C 120000 118421 116666 120000 106666 118421 16666 96315 16666 96315 16666 96315 6666 94736 0 88421 0 83684 0 36315 0 36315 0 36315 0 31578 6666 26842 16666 23684 106666 3157 106666 3157 106666 3157 116666 0 120000 1578 120000 6315 L 120000 113684 Z N"/>
                </draw:custom-shape>
                <draw:custom-shape draw:name="Shape 60" draw:style-name="gr3" draw:text-style-name="P3" svg:width="1.11mm" svg:height="3.04mm" svg:x="12.17mm" svg:y="2.07mm">
                  <text:p/>
                  <draw:enhanced-geometry draw:mirror-horizontal="false" draw:mirror-vertical="false" drawooo:sub-view-size="120000 120000" draw:text-areas="0 0 0 0" svg:viewBox="0 0 39687 93663" draw:type="ooxml-non-primitive" draw:enhanced-path="M 120000 102439 C 120000 111219 98823 120000 84705 120000 35294 120000 35294 120000 35294 120000 14117 120000 0 111219 0 102439 0 14634 0 14634 0 14634 0 5853 14117 0 35294 0 84705 0 84705 0 84705 0 98823 0 120000 5853 120000 14634 L 120000 102439 Z N"/>
                </draw:custom-shape>
                <draw:custom-shape draw:name="Shape 61" draw:style-name="gr3" draw:text-style-name="P3" svg:width="1.29mm" svg:height="4.44mm" svg:x="16.84mm" svg:y="1.34mm">
                  <text:p/>
                  <draw:enhanced-geometry draw:mirror-horizontal="false" draw:mirror-vertical="false" drawooo:sub-view-size="120000 120000" draw:text-areas="0 0 0 0" svg:viewBox="0 0 46036 136524" draw:type="ooxml-non-primitive" draw:enhanced-path="M 60000 116000 C 96000 100000 120000 82000 120000 62000 120000 40000 102000 22000 60000 6000 60000 6000 60000 4000 60000 4000 48000 2000 42000 0 30000 4000 12000 10000 12000 10000 12000 10000 0 14000 6000 18000 12000 20000 12000 20000 12000 20000 12000 20000 72000 44000 72000 78000 12000 102000 12000 102000 12000 102000 12000 102000 6000 102000 0 106000 12000 110000 30000 118000 30000 118000 30000 118000 36000 118000 42000 120000 42000 120000 48000 118000 54000 118000 54000 116000 60000 116000 60000 116000 60000 116000 N"/>
                </draw:custom-shape>
                <draw:custom-shape draw:name="Shape 62" draw:style-name="gr3" draw:text-style-name="P3" svg:width="1.83mm" svg:height="7.13mm" svg:x="18mm" svg:y="0mm">
                  <text:p/>
                  <draw:enhanced-geometry draw:mirror-horizontal="false" draw:mirror-vertical="false" drawooo:sub-view-size="120000 120000" draw:text-areas="0 0 0 0" svg:viewBox="0 0 65086 219075" draw:type="ooxml-non-primitive" draw:enhanced-path="M 119999 61250 C 119999 40000 94285 18750 47142 3750 47142 3750 47142 3750 47142 3750 47142 2500 42857 2500 42857 2500 34285 0 29999 0 25714 1250 8571 6250 8571 6250 8571 6250 0 8750 8571 11250 12857 12500 12857 12500 12857 12500 12857 12500 94285 41250 94285 81250 8571 108750 8571 110000 0 111250 8571 113750 25714 118750 25714 118750 25714 118750 29999 120000 29999 120000 34285 120000 38571 120000 38571 118750 42857 118750 94285 102500 119999 82500 119999 61250 N"/>
                </draw:custom-shape>
              </draw:g>
            </draw:g>
          </table:table-cell>
          <table:table-cell table:style-name="ce38" office:value-type="string" calcext:value-type="string">
            <text:p>Communicate Data </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How do you communicate your data outputs?</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38">
          <table:table-cell table:style-name="ce37"/>
          <table:table-cell table:style-name="ce31" office:value-type="string" calcext:value-type="string">
            <text:p>Static visualizations support simple narrative (e.g. in blogposts). Use of presentation tools (e.g. Powerpoint, Prezi) and integration of insights on Website for instance. </text:p>
          </table:table-cell>
          <table:table-cell table:style-name="ce32"/>
          <table:table-cell table:style-name="ce37" table:number-columns-repeated="23"/>
          <table:table-cell table:number-columns-repeated="998"/>
        </table:table-row>
        <table:table-row table:style-name="ro38">
          <table:table-cell table:style-name="ce37"/>
          <table:table-cell table:style-name="ce31" office:value-type="string" calcext:value-type="string">
            <text:p>Own projects are supported by interactive visualizations (e.g. conferences, talks, monthly updates, blog posts).</text:p>
          </table:table-cell>
          <table:table-cell table:style-name="ce32"/>
          <table:table-cell table:style-name="ce37" table:number-columns-repeated="23"/>
          <table:table-cell table:number-columns-repeated="998"/>
        </table:table-row>
        <table:table-row table:style-name="ro38">
          <table:table-cell table:style-name="ce37"/>
          <table:table-cell table:style-name="ce31" office:value-type="string" calcext:value-type="string">
            <text:p>Insights from data are not communicated or put into a broader context.</text:p>
          </table:table-cell>
          <table:table-cell table:style-name="ce32"/>
          <table:table-cell table:style-name="ce37" table:number-columns-repeated="23"/>
          <table:table-cell table:number-columns-repeated="998"/>
        </table:table-row>
        <table:table-row table:style-name="ro38">
          <table:table-cell table:style-name="ce37"/>
          <table:table-cell table:style-name="ce31" office:value-type="string" calcext:value-type="string">
            <text:p>Data-driven campaigning. Workshops, conferences, talks, monthly updates, blog posts, reproducible research is taken seriously.</text:p>
          </table:table-cell>
          <table:table-cell table:style-name="ce32" office:value-type="string" calcext:value-type="string">
            <text:p>x</text:p>
          </table:table-cell>
          <table:table-cell table:style-name="ce37"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Assess &amp; Interpret" table:style-name="ta13">
        <table:table-column table:style-name="co1" table:default-cell-style-name="Default"/>
        <table:table-column table:style-name="co7" table:default-cell-style-name="Default"/>
        <table:table-column table:style-name="co8" table:default-cell-style-name="Default"/>
        <table:table-column table:style-name="co18" table:default-cell-style-name="Default"/>
        <table:table-column table:style-name="co1"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3">
          <table:table-cell table:style-name="ce28">
            <draw:g table:end-cell-address="'Assess &amp; Interpret'.A4" table:end-x="17.63mm" table:end-y="1.38mm" draw:z-index="0">
              <draw:custom-shape draw:name="Freeform 6" draw:style-name="gr4" draw:text-style-name="P3" svg:width="5.14mm" svg:height="0.9mm" svg:x="11.16mm" svg:y="11.59mm">
                <text:p/>
                <draw:enhanced-geometry draw:mirror-horizontal="false" draw:mirror-vertical="false" drawooo:sub-view-size="2335 318" draw:text-areas="0 0 ?f70 ?f71" svg:viewBox="0 0 0 0" draw:type="ooxml-non-primitive" draw:enhanced-path="M 160 0 L 2174 0 2206 3 2237 13 2264 28 2288 47 2307 71 2322 98 2332 127 2335 160 2332 192 2322 222 2307 248 2288 272 2264 291 2237 306 2206 315 2174 318 160 318 128 315 97 306 70 291 46 272 27 248 12 222 3 192 0 160 3 127 12 98 27 71 46 47 70 28 97 13 128 3 160 0 Z N">
                  <draw:equation draw:name="f0" draw:formula="160*logwidth/2335"/>
                  <draw:equation draw:name="f1" draw:formula="0*logheight/318"/>
                  <draw:equation draw:name="f2" draw:formula="2174*logwidth/2335"/>
                  <draw:equation draw:name="f3" draw:formula="0*logheight/318"/>
                  <draw:equation draw:name="f4" draw:formula="2206*logwidth/2335"/>
                  <draw:equation draw:name="f5" draw:formula="3*logheight/318"/>
                  <draw:equation draw:name="f6" draw:formula="2237*logwidth/2335"/>
                  <draw:equation draw:name="f7" draw:formula="13*logheight/318"/>
                  <draw:equation draw:name="f8" draw:formula="2264*logwidth/2335"/>
                  <draw:equation draw:name="f9" draw:formula="28*logheight/318"/>
                  <draw:equation draw:name="f10" draw:formula="2288*logwidth/2335"/>
                  <draw:equation draw:name="f11" draw:formula="47*logheight/318"/>
                  <draw:equation draw:name="f12" draw:formula="2307*logwidth/2335"/>
                  <draw:equation draw:name="f13" draw:formula="71*logheight/318"/>
                  <draw:equation draw:name="f14" draw:formula="2322*logwidth/2335"/>
                  <draw:equation draw:name="f15" draw:formula="98*logheight/318"/>
                  <draw:equation draw:name="f16" draw:formula="2332*logwidth/2335"/>
                  <draw:equation draw:name="f17" draw:formula="127*logheight/318"/>
                  <draw:equation draw:name="f18" draw:formula="2335*logwidth/2335"/>
                  <draw:equation draw:name="f19" draw:formula="160*logheight/318"/>
                  <draw:equation draw:name="f20" draw:formula="2332*logwidth/2335"/>
                  <draw:equation draw:name="f21" draw:formula="192*logheight/318"/>
                  <draw:equation draw:name="f22" draw:formula="2322*logwidth/2335"/>
                  <draw:equation draw:name="f23" draw:formula="222*logheight/318"/>
                  <draw:equation draw:name="f24" draw:formula="2307*logwidth/2335"/>
                  <draw:equation draw:name="f25" draw:formula="248*logheight/318"/>
                  <draw:equation draw:name="f26" draw:formula="2288*logwidth/2335"/>
                  <draw:equation draw:name="f27" draw:formula="272*logheight/318"/>
                  <draw:equation draw:name="f28" draw:formula="2264*logwidth/2335"/>
                  <draw:equation draw:name="f29" draw:formula="291*logheight/318"/>
                  <draw:equation draw:name="f30" draw:formula="2237*logwidth/2335"/>
                  <draw:equation draw:name="f31" draw:formula="306*logheight/318"/>
                  <draw:equation draw:name="f32" draw:formula="2206*logwidth/2335"/>
                  <draw:equation draw:name="f33" draw:formula="315*logheight/318"/>
                  <draw:equation draw:name="f34" draw:formula="2174*logwidth/2335"/>
                  <draw:equation draw:name="f35" draw:formula="318*logheight/318"/>
                  <draw:equation draw:name="f36" draw:formula="160*logwidth/2335"/>
                  <draw:equation draw:name="f37" draw:formula="318*logheight/318"/>
                  <draw:equation draw:name="f38" draw:formula="128*logwidth/2335"/>
                  <draw:equation draw:name="f39" draw:formula="315*logheight/318"/>
                  <draw:equation draw:name="f40" draw:formula="97*logwidth/2335"/>
                  <draw:equation draw:name="f41" draw:formula="306*logheight/318"/>
                  <draw:equation draw:name="f42" draw:formula="70*logwidth/2335"/>
                  <draw:equation draw:name="f43" draw:formula="291*logheight/318"/>
                  <draw:equation draw:name="f44" draw:formula="46*logwidth/2335"/>
                  <draw:equation draw:name="f45" draw:formula="272*logheight/318"/>
                  <draw:equation draw:name="f46" draw:formula="27*logwidth/2335"/>
                  <draw:equation draw:name="f47" draw:formula="248*logheight/318"/>
                  <draw:equation draw:name="f48" draw:formula="12*logwidth/2335"/>
                  <draw:equation draw:name="f49" draw:formula="222*logheight/318"/>
                  <draw:equation draw:name="f50" draw:formula="3*logwidth/2335"/>
                  <draw:equation draw:name="f51" draw:formula="192*logheight/318"/>
                  <draw:equation draw:name="f52" draw:formula="0*logwidth/2335"/>
                  <draw:equation draw:name="f53" draw:formula="160*logheight/318"/>
                  <draw:equation draw:name="f54" draw:formula="3*logwidth/2335"/>
                  <draw:equation draw:name="f55" draw:formula="127*logheight/318"/>
                  <draw:equation draw:name="f56" draw:formula="12*logwidth/2335"/>
                  <draw:equation draw:name="f57" draw:formula="98*logheight/318"/>
                  <draw:equation draw:name="f58" draw:formula="27*logwidth/2335"/>
                  <draw:equation draw:name="f59" draw:formula="71*logheight/318"/>
                  <draw:equation draw:name="f60" draw:formula="46*logwidth/2335"/>
                  <draw:equation draw:name="f61" draw:formula="47*logheight/318"/>
                  <draw:equation draw:name="f62" draw:formula="70*logwidth/2335"/>
                  <draw:equation draw:name="f63" draw:formula="28*logheight/318"/>
                  <draw:equation draw:name="f64" draw:formula="97*logwidth/2335"/>
                  <draw:equation draw:name="f65" draw:formula="13*logheight/318"/>
                  <draw:equation draw:name="f66" draw:formula="128*logwidth/2335"/>
                  <draw:equation draw:name="f67" draw:formula="3*logheight/318"/>
                  <draw:equation draw:name="f68" draw:formula="160*logwidth/2335"/>
                  <draw:equation draw:name="f69" draw:formula="0*logheight/318"/>
                  <draw:equation draw:name="f70" draw:formula="logwidth"/>
                  <draw:equation draw:name="f71" draw:formula="logheight"/>
                </draw:enhanced-geometry>
              </draw:custom-shape>
              <draw:custom-shape draw:name="Freeform 7" draw:style-name="gr4" draw:text-style-name="P3" svg:width="0.52mm" svg:height="1.81mm" svg:x="11.07mm" svg:y="7.84mm">
                <text:p/>
                <draw:enhanced-geometry draw:mirror-horizontal="false" draw:mirror-vertical="false" drawooo:sub-view-size="242 634" draw:text-areas="0 0 ?f62 ?f63" svg:viewBox="0 0 0 0" draw:type="ooxml-non-primitive" draw:enhanced-path="M 122 0 L 149 3 175 11 198 25 216 45 230 66 239 92 242 118 242 515 239 543 230 568 216 590 198 608 175 622 149 632 122 634 94 632 69 622 46 608 27 590 13 568 4 543 0 515 0 118 4 92 13 66 27 45 46 25 69 11 94 3 122 0 Z N">
                  <draw:equation draw:name="f0" draw:formula="122*logwidth/242"/>
                  <draw:equation draw:name="f1" draw:formula="0*logheight/634"/>
                  <draw:equation draw:name="f2" draw:formula="149*logwidth/242"/>
                  <draw:equation draw:name="f3" draw:formula="3*logheight/634"/>
                  <draw:equation draw:name="f4" draw:formula="175*logwidth/242"/>
                  <draw:equation draw:name="f5" draw:formula="11*logheight/634"/>
                  <draw:equation draw:name="f6" draw:formula="198*logwidth/242"/>
                  <draw:equation draw:name="f7" draw:formula="25*logheight/634"/>
                  <draw:equation draw:name="f8" draw:formula="216*logwidth/242"/>
                  <draw:equation draw:name="f9" draw:formula="45*logheight/634"/>
                  <draw:equation draw:name="f10" draw:formula="230*logwidth/242"/>
                  <draw:equation draw:name="f11" draw:formula="66*logheight/634"/>
                  <draw:equation draw:name="f12" draw:formula="239*logwidth/242"/>
                  <draw:equation draw:name="f13" draw:formula="92*logheight/634"/>
                  <draw:equation draw:name="f14" draw:formula="242*logwidth/242"/>
                  <draw:equation draw:name="f15" draw:formula="118*logheight/634"/>
                  <draw:equation draw:name="f16" draw:formula="242*logwidth/242"/>
                  <draw:equation draw:name="f17" draw:formula="515*logheight/634"/>
                  <draw:equation draw:name="f18" draw:formula="239*logwidth/242"/>
                  <draw:equation draw:name="f19" draw:formula="543*logheight/634"/>
                  <draw:equation draw:name="f20" draw:formula="230*logwidth/242"/>
                  <draw:equation draw:name="f21" draw:formula="568*logheight/634"/>
                  <draw:equation draw:name="f22" draw:formula="216*logwidth/242"/>
                  <draw:equation draw:name="f23" draw:formula="590*logheight/634"/>
                  <draw:equation draw:name="f24" draw:formula="198*logwidth/242"/>
                  <draw:equation draw:name="f25" draw:formula="608*logheight/634"/>
                  <draw:equation draw:name="f26" draw:formula="175*logwidth/242"/>
                  <draw:equation draw:name="f27" draw:formula="622*logheight/634"/>
                  <draw:equation draw:name="f28" draw:formula="149*logwidth/242"/>
                  <draw:equation draw:name="f29" draw:formula="632*logheight/634"/>
                  <draw:equation draw:name="f30" draw:formula="122*logwidth/242"/>
                  <draw:equation draw:name="f31" draw:formula="634*logheight/634"/>
                  <draw:equation draw:name="f32" draw:formula="94*logwidth/242"/>
                  <draw:equation draw:name="f33" draw:formula="632*logheight/634"/>
                  <draw:equation draw:name="f34" draw:formula="69*logwidth/242"/>
                  <draw:equation draw:name="f35" draw:formula="622*logheight/634"/>
                  <draw:equation draw:name="f36" draw:formula="46*logwidth/242"/>
                  <draw:equation draw:name="f37" draw:formula="608*logheight/634"/>
                  <draw:equation draw:name="f38" draw:formula="27*logwidth/242"/>
                  <draw:equation draw:name="f39" draw:formula="590*logheight/634"/>
                  <draw:equation draw:name="f40" draw:formula="13*logwidth/242"/>
                  <draw:equation draw:name="f41" draw:formula="568*logheight/634"/>
                  <draw:equation draw:name="f42" draw:formula="4*logwidth/242"/>
                  <draw:equation draw:name="f43" draw:formula="543*logheight/634"/>
                  <draw:equation draw:name="f44" draw:formula="0*logwidth/242"/>
                  <draw:equation draw:name="f45" draw:formula="515*logheight/634"/>
                  <draw:equation draw:name="f46" draw:formula="0*logwidth/242"/>
                  <draw:equation draw:name="f47" draw:formula="118*logheight/634"/>
                  <draw:equation draw:name="f48" draw:formula="4*logwidth/242"/>
                  <draw:equation draw:name="f49" draw:formula="92*logheight/634"/>
                  <draw:equation draw:name="f50" draw:formula="13*logwidth/242"/>
                  <draw:equation draw:name="f51" draw:formula="66*logheight/634"/>
                  <draw:equation draw:name="f52" draw:formula="27*logwidth/242"/>
                  <draw:equation draw:name="f53" draw:formula="45*logheight/634"/>
                  <draw:equation draw:name="f54" draw:formula="46*logwidth/242"/>
                  <draw:equation draw:name="f55" draw:formula="25*logheight/634"/>
                  <draw:equation draw:name="f56" draw:formula="69*logwidth/242"/>
                  <draw:equation draw:name="f57" draw:formula="11*logheight/634"/>
                  <draw:equation draw:name="f58" draw:formula="94*logwidth/242"/>
                  <draw:equation draw:name="f59" draw:formula="3*logheight/634"/>
                  <draw:equation draw:name="f60" draw:formula="122*logwidth/242"/>
                  <draw:equation draw:name="f61" draw:formula="0*logheight/634"/>
                  <draw:equation draw:name="f62" draw:formula="logwidth"/>
                  <draw:equation draw:name="f63" draw:formula="logheight"/>
                </draw:enhanced-geometry>
              </draw:custom-shape>
              <draw:custom-shape draw:name="Freeform 8" draw:style-name="gr4" draw:text-style-name="P3" svg:width="0.52mm" svg:height="2.27mm" svg:x="11.96mm" svg:y="7.38mm">
                <text:p/>
                <draw:enhanced-geometry draw:mirror-horizontal="false" draw:mirror-vertical="false" drawooo:sub-view-size="242 794" draw:text-areas="0 0 ?f62 ?f63" svg:viewBox="0 0 0 0" draw:type="ooxml-non-primitive" draw:enhanced-path="M 122 0 L 149 4 175 13 197 27 216 45 230 68 239 92 242 120 242 675 239 703 230 728 216 750 197 768 175 782 149 792 122 794 93 792 68 782 46 768 27 750 13 728 3 703 0 675 0 120 3 92 13 68 27 45 46 27 68 13 93 4 122 0 Z N">
                  <draw:equation draw:name="f0" draw:formula="122*logwidth/242"/>
                  <draw:equation draw:name="f1" draw:formula="0*logheight/794"/>
                  <draw:equation draw:name="f2" draw:formula="149*logwidth/242"/>
                  <draw:equation draw:name="f3" draw:formula="4*logheight/794"/>
                  <draw:equation draw:name="f4" draw:formula="175*logwidth/242"/>
                  <draw:equation draw:name="f5" draw:formula="13*logheight/794"/>
                  <draw:equation draw:name="f6" draw:formula="197*logwidth/242"/>
                  <draw:equation draw:name="f7" draw:formula="27*logheight/794"/>
                  <draw:equation draw:name="f8" draw:formula="216*logwidth/242"/>
                  <draw:equation draw:name="f9" draw:formula="45*logheight/794"/>
                  <draw:equation draw:name="f10" draw:formula="230*logwidth/242"/>
                  <draw:equation draw:name="f11" draw:formula="68*logheight/794"/>
                  <draw:equation draw:name="f12" draw:formula="239*logwidth/242"/>
                  <draw:equation draw:name="f13" draw:formula="92*logheight/794"/>
                  <draw:equation draw:name="f14" draw:formula="242*logwidth/242"/>
                  <draw:equation draw:name="f15" draw:formula="120*logheight/794"/>
                  <draw:equation draw:name="f16" draw:formula="242*logwidth/242"/>
                  <draw:equation draw:name="f17" draw:formula="675*logheight/794"/>
                  <draw:equation draw:name="f18" draw:formula="239*logwidth/242"/>
                  <draw:equation draw:name="f19" draw:formula="703*logheight/794"/>
                  <draw:equation draw:name="f20" draw:formula="230*logwidth/242"/>
                  <draw:equation draw:name="f21" draw:formula="728*logheight/794"/>
                  <draw:equation draw:name="f22" draw:formula="216*logwidth/242"/>
                  <draw:equation draw:name="f23" draw:formula="750*logheight/794"/>
                  <draw:equation draw:name="f24" draw:formula="197*logwidth/242"/>
                  <draw:equation draw:name="f25" draw:formula="768*logheight/794"/>
                  <draw:equation draw:name="f26" draw:formula="175*logwidth/242"/>
                  <draw:equation draw:name="f27" draw:formula="782*logheight/794"/>
                  <draw:equation draw:name="f28" draw:formula="149*logwidth/242"/>
                  <draw:equation draw:name="f29" draw:formula="792*logheight/794"/>
                  <draw:equation draw:name="f30" draw:formula="122*logwidth/242"/>
                  <draw:equation draw:name="f31" draw:formula="794*logheight/794"/>
                  <draw:equation draw:name="f32" draw:formula="93*logwidth/242"/>
                  <draw:equation draw:name="f33" draw:formula="792*logheight/794"/>
                  <draw:equation draw:name="f34" draw:formula="68*logwidth/242"/>
                  <draw:equation draw:name="f35" draw:formula="782*logheight/794"/>
                  <draw:equation draw:name="f36" draw:formula="46*logwidth/242"/>
                  <draw:equation draw:name="f37" draw:formula="768*logheight/794"/>
                  <draw:equation draw:name="f38" draw:formula="27*logwidth/242"/>
                  <draw:equation draw:name="f39" draw:formula="750*logheight/794"/>
                  <draw:equation draw:name="f40" draw:formula="13*logwidth/242"/>
                  <draw:equation draw:name="f41" draw:formula="728*logheight/794"/>
                  <draw:equation draw:name="f42" draw:formula="3*logwidth/242"/>
                  <draw:equation draw:name="f43" draw:formula="703*logheight/794"/>
                  <draw:equation draw:name="f44" draw:formula="0*logwidth/242"/>
                  <draw:equation draw:name="f45" draw:formula="675*logheight/794"/>
                  <draw:equation draw:name="f46" draw:formula="0*logwidth/242"/>
                  <draw:equation draw:name="f47" draw:formula="120*logheight/794"/>
                  <draw:equation draw:name="f48" draw:formula="3*logwidth/242"/>
                  <draw:equation draw:name="f49" draw:formula="92*logheight/794"/>
                  <draw:equation draw:name="f50" draw:formula="13*logwidth/242"/>
                  <draw:equation draw:name="f51" draw:formula="68*logheight/794"/>
                  <draw:equation draw:name="f52" draw:formula="27*logwidth/242"/>
                  <draw:equation draw:name="f53" draw:formula="45*logheight/794"/>
                  <draw:equation draw:name="f54" draw:formula="46*logwidth/242"/>
                  <draw:equation draw:name="f55" draw:formula="27*logheight/794"/>
                  <draw:equation draw:name="f56" draw:formula="68*logwidth/242"/>
                  <draw:equation draw:name="f57" draw:formula="13*logheight/794"/>
                  <draw:equation draw:name="f58" draw:formula="93*logwidth/242"/>
                  <draw:equation draw:name="f59" draw:formula="4*logheight/794"/>
                  <draw:equation draw:name="f60" draw:formula="122*logwidth/242"/>
                  <draw:equation draw:name="f61" draw:formula="0*logheight/794"/>
                  <draw:equation draw:name="f62" draw:formula="logwidth"/>
                  <draw:equation draw:name="f63" draw:formula="logheight"/>
                </draw:enhanced-geometry>
              </draw:custom-shape>
              <draw:custom-shape draw:name="Freeform 9" draw:style-name="gr4" draw:text-style-name="P3" svg:width="0.52mm" svg:height="2.72mm" svg:x="12.85mm" svg:y="6.92mm">
                <text:p/>
                <draw:enhanced-geometry draw:mirror-horizontal="false" draw:mirror-vertical="false" drawooo:sub-view-size="241 952" draw:text-areas="0 0 ?f62 ?f63" svg:viewBox="0 0 0 0" draw:type="ooxml-non-primitive" draw:enhanced-path="M 120 0 L 147 3 174 12 195 26 215 45 229 66 238 92 241 119 241 833 238 861 229 886 215 908 195 926 174 940 147 950 120 952 92 950 67 940 44 926 26 908 12 886 3 861 0 833 0 119 3 92 12 66 26 45 44 26 67 12 92 3 120 0 Z N">
                  <draw:equation draw:name="f0" draw:formula="120*logwidth/241"/>
                  <draw:equation draw:name="f1" draw:formula="0*logheight/952"/>
                  <draw:equation draw:name="f2" draw:formula="147*logwidth/241"/>
                  <draw:equation draw:name="f3" draw:formula="3*logheight/952"/>
                  <draw:equation draw:name="f4" draw:formula="174*logwidth/241"/>
                  <draw:equation draw:name="f5" draw:formula="12*logheight/952"/>
                  <draw:equation draw:name="f6" draw:formula="195*logwidth/241"/>
                  <draw:equation draw:name="f7" draw:formula="26*logheight/952"/>
                  <draw:equation draw:name="f8" draw:formula="215*logwidth/241"/>
                  <draw:equation draw:name="f9" draw:formula="45*logheight/952"/>
                  <draw:equation draw:name="f10" draw:formula="229*logwidth/241"/>
                  <draw:equation draw:name="f11" draw:formula="66*logheight/952"/>
                  <draw:equation draw:name="f12" draw:formula="238*logwidth/241"/>
                  <draw:equation draw:name="f13" draw:formula="92*logheight/952"/>
                  <draw:equation draw:name="f14" draw:formula="241*logwidth/241"/>
                  <draw:equation draw:name="f15" draw:formula="119*logheight/952"/>
                  <draw:equation draw:name="f16" draw:formula="241*logwidth/241"/>
                  <draw:equation draw:name="f17" draw:formula="833*logheight/952"/>
                  <draw:equation draw:name="f18" draw:formula="238*logwidth/241"/>
                  <draw:equation draw:name="f19" draw:formula="861*logheight/952"/>
                  <draw:equation draw:name="f20" draw:formula="229*logwidth/241"/>
                  <draw:equation draw:name="f21" draw:formula="886*logheight/952"/>
                  <draw:equation draw:name="f22" draw:formula="215*logwidth/241"/>
                  <draw:equation draw:name="f23" draw:formula="908*logheight/952"/>
                  <draw:equation draw:name="f24" draw:formula="195*logwidth/241"/>
                  <draw:equation draw:name="f25" draw:formula="926*logheight/952"/>
                  <draw:equation draw:name="f26" draw:formula="174*logwidth/241"/>
                  <draw:equation draw:name="f27" draw:formula="940*logheight/952"/>
                  <draw:equation draw:name="f28" draw:formula="147*logwidth/241"/>
                  <draw:equation draw:name="f29" draw:formula="950*logheight/952"/>
                  <draw:equation draw:name="f30" draw:formula="120*logwidth/241"/>
                  <draw:equation draw:name="f31" draw:formula="952*logheight/952"/>
                  <draw:equation draw:name="f32" draw:formula="92*logwidth/241"/>
                  <draw:equation draw:name="f33" draw:formula="950*logheight/952"/>
                  <draw:equation draw:name="f34" draw:formula="67*logwidth/241"/>
                  <draw:equation draw:name="f35" draw:formula="940*logheight/952"/>
                  <draw:equation draw:name="f36" draw:formula="44*logwidth/241"/>
                  <draw:equation draw:name="f37" draw:formula="926*logheight/952"/>
                  <draw:equation draw:name="f38" draw:formula="26*logwidth/241"/>
                  <draw:equation draw:name="f39" draw:formula="908*logheight/952"/>
                  <draw:equation draw:name="f40" draw:formula="12*logwidth/241"/>
                  <draw:equation draw:name="f41" draw:formula="886*logheight/952"/>
                  <draw:equation draw:name="f42" draw:formula="3*logwidth/241"/>
                  <draw:equation draw:name="f43" draw:formula="861*logheight/952"/>
                  <draw:equation draw:name="f44" draw:formula="0*logwidth/241"/>
                  <draw:equation draw:name="f45" draw:formula="833*logheight/952"/>
                  <draw:equation draw:name="f46" draw:formula="0*logwidth/241"/>
                  <draw:equation draw:name="f47" draw:formula="119*logheight/952"/>
                  <draw:equation draw:name="f48" draw:formula="3*logwidth/241"/>
                  <draw:equation draw:name="f49" draw:formula="92*logheight/952"/>
                  <draw:equation draw:name="f50" draw:formula="12*logwidth/241"/>
                  <draw:equation draw:name="f51" draw:formula="66*logheight/952"/>
                  <draw:equation draw:name="f52" draw:formula="26*logwidth/241"/>
                  <draw:equation draw:name="f53" draw:formula="45*logheight/952"/>
                  <draw:equation draw:name="f54" draw:formula="44*logwidth/241"/>
                  <draw:equation draw:name="f55" draw:formula="26*logheight/952"/>
                  <draw:equation draw:name="f56" draw:formula="67*logwidth/241"/>
                  <draw:equation draw:name="f57" draw:formula="12*logheight/952"/>
                  <draw:equation draw:name="f58" draw:formula="92*logwidth/241"/>
                  <draw:equation draw:name="f59" draw:formula="3*logheight/952"/>
                  <draw:equation draw:name="f60" draw:formula="120*logwidth/241"/>
                  <draw:equation draw:name="f61" draw:formula="0*logheight/952"/>
                  <draw:equation draw:name="f62" draw:formula="logwidth"/>
                  <draw:equation draw:name="f63" draw:formula="logheight"/>
                </draw:enhanced-geometry>
              </draw:custom-shape>
              <draw:custom-shape draw:name="Freeform 10" draw:style-name="gr4" draw:text-style-name="P3" svg:width="7.8mm" svg:height="6.59mm" svg:x="9.83mm" svg:y="4.54mm">
                <text:p/>
                <draw:enhanced-geometry draw:mirror-horizontal="false" draw:mirror-vertical="false" drawooo:sub-view-size="3544 2302" draw:text-areas="0 0 ?f68 ?f69" svg:viewBox="0 0 0 0" draw:type="ooxml-non-primitive" draw:enhanced-path="M 162 0 L 3383 0 3416 3 3446 11 3473 26 3497 46 3517 69 3532 96 3541 126 3544 158 3544 1958 3328 1744 3362 1680 3389 1613 3410 1544 3427 1473 3437 1401 3440 1328 3437 1259 3428 1190 3414 1123 3395 1058 3370 995 3341 934 3306 874 3266 818 3222 764 3222 317 322 317 322 1984 2024 1984 2078 2025 2133 2060 2190 2091 2250 2118 2312 2140 2376 2157 2441 2170 2507 2178 2575 2180 2650 2177 2722 2167 2794 2152 2865 2131 2933 2103 2998 2070 3222 2290 3226 2294 3231 2298 3236 2302 162 2302 129 2299 99 2289 72 2275 48 2255 27 2231 13 2204 3 2175 0 2144 0 158 3 126 13 97 27 69 48 46 72 26 99 11 129 3 162 0 Z N">
                  <draw:equation draw:name="f0" draw:formula="3383*logwidth/3544"/>
                  <draw:equation draw:name="f1" draw:formula="0*logheight/2302"/>
                  <draw:equation draw:name="f2" draw:formula="3446*logwidth/3544"/>
                  <draw:equation draw:name="f3" draw:formula="11*logheight/2302"/>
                  <draw:equation draw:name="f4" draw:formula="3497*logwidth/3544"/>
                  <draw:equation draw:name="f5" draw:formula="46*logheight/2302"/>
                  <draw:equation draw:name="f6" draw:formula="3532*logwidth/3544"/>
                  <draw:equation draw:name="f7" draw:formula="96*logheight/2302"/>
                  <draw:equation draw:name="f8" draw:formula="3544*logwidth/3544"/>
                  <draw:equation draw:name="f9" draw:formula="158*logheight/2302"/>
                  <draw:equation draw:name="f10" draw:formula="3328*logwidth/3544"/>
                  <draw:equation draw:name="f11" draw:formula="1744*logheight/2302"/>
                  <draw:equation draw:name="f12" draw:formula="3389*logwidth/3544"/>
                  <draw:equation draw:name="f13" draw:formula="1613*logheight/2302"/>
                  <draw:equation draw:name="f14" draw:formula="3427*logwidth/3544"/>
                  <draw:equation draw:name="f15" draw:formula="1473*logheight/2302"/>
                  <draw:equation draw:name="f16" draw:formula="3440*logwidth/3544"/>
                  <draw:equation draw:name="f17" draw:formula="1328*logheight/2302"/>
                  <draw:equation draw:name="f18" draw:formula="3428*logwidth/3544"/>
                  <draw:equation draw:name="f19" draw:formula="1190*logheight/2302"/>
                  <draw:equation draw:name="f20" draw:formula="3395*logwidth/3544"/>
                  <draw:equation draw:name="f21" draw:formula="1058*logheight/2302"/>
                  <draw:equation draw:name="f22" draw:formula="3341*logwidth/3544"/>
                  <draw:equation draw:name="f23" draw:formula="934*logheight/2302"/>
                  <draw:equation draw:name="f24" draw:formula="3266*logwidth/3544"/>
                  <draw:equation draw:name="f25" draw:formula="818*logheight/2302"/>
                  <draw:equation draw:name="f26" draw:formula="3222*logwidth/3544"/>
                  <draw:equation draw:name="f27" draw:formula="317*logheight/2302"/>
                  <draw:equation draw:name="f28" draw:formula="322*logwidth/3544"/>
                  <draw:equation draw:name="f29" draw:formula="1984*logheight/2302"/>
                  <draw:equation draw:name="f30" draw:formula="2078*logwidth/3544"/>
                  <draw:equation draw:name="f31" draw:formula="2025*logheight/2302"/>
                  <draw:equation draw:name="f32" draw:formula="2190*logwidth/3544"/>
                  <draw:equation draw:name="f33" draw:formula="2091*logheight/2302"/>
                  <draw:equation draw:name="f34" draw:formula="2312*logwidth/3544"/>
                  <draw:equation draw:name="f35" draw:formula="2140*logheight/2302"/>
                  <draw:equation draw:name="f36" draw:formula="2441*logwidth/3544"/>
                  <draw:equation draw:name="f37" draw:formula="2170*logheight/2302"/>
                  <draw:equation draw:name="f38" draw:formula="2575*logwidth/3544"/>
                  <draw:equation draw:name="f39" draw:formula="2180*logheight/2302"/>
                  <draw:equation draw:name="f40" draw:formula="2722*logwidth/3544"/>
                  <draw:equation draw:name="f41" draw:formula="2167*logheight/2302"/>
                  <draw:equation draw:name="f42" draw:formula="2865*logwidth/3544"/>
                  <draw:equation draw:name="f43" draw:formula="2131*logheight/2302"/>
                  <draw:equation draw:name="f44" draw:formula="2998*logwidth/3544"/>
                  <draw:equation draw:name="f45" draw:formula="2070*logheight/2302"/>
                  <draw:equation draw:name="f46" draw:formula="3226*logwidth/3544"/>
                  <draw:equation draw:name="f47" draw:formula="2294*logheight/2302"/>
                  <draw:equation draw:name="f48" draw:formula="3236*logwidth/3544"/>
                  <draw:equation draw:name="f49" draw:formula="2302*logheight/2302"/>
                  <draw:equation draw:name="f50" draw:formula="129*logwidth/3544"/>
                  <draw:equation draw:name="f51" draw:formula="2299*logheight/2302"/>
                  <draw:equation draw:name="f52" draw:formula="72*logwidth/3544"/>
                  <draw:equation draw:name="f53" draw:formula="2275*logheight/2302"/>
                  <draw:equation draw:name="f54" draw:formula="27*logwidth/3544"/>
                  <draw:equation draw:name="f55" draw:formula="2231*logheight/2302"/>
                  <draw:equation draw:name="f56" draw:formula="3*logwidth/3544"/>
                  <draw:equation draw:name="f57" draw:formula="2175*logheight/2302"/>
                  <draw:equation draw:name="f58" draw:formula="0*logwidth/3544"/>
                  <draw:equation draw:name="f59" draw:formula="158*logheight/2302"/>
                  <draw:equation draw:name="f60" draw:formula="13*logwidth/3544"/>
                  <draw:equation draw:name="f61" draw:formula="97*logheight/2302"/>
                  <draw:equation draw:name="f62" draw:formula="48*logwidth/3544"/>
                  <draw:equation draw:name="f63" draw:formula="46*logheight/2302"/>
                  <draw:equation draw:name="f64" draw:formula="99*logwidth/3544"/>
                  <draw:equation draw:name="f65" draw:formula="11*logheight/2302"/>
                  <draw:equation draw:name="f66" draw:formula="162*logwidth/3544"/>
                  <draw:equation draw:name="f67" draw:formula="0*logheight/2302"/>
                  <draw:equation draw:name="f68" draw:formula="logwidth"/>
                  <draw:equation draw:name="f69" draw:formula="logheight"/>
                </draw:enhanced-geometry>
              </draw:custom-shape>
              <draw:custom-shape draw:name="Freeform 11" draw:style-name="gr4" draw:text-style-name="P3" svg:width="3.49mm" svg:height="4.47mm" svg:x="13.95mm" svg:y="6.36mm">
                <text:p/>
                <draw:enhanced-geometry draw:mirror-horizontal="false" draw:mirror-vertical="false" drawooo:sub-view-size="1587 1563" draw:text-areas="0 0 ?f106 ?f107" svg:viewBox="0 0 0 0" draw:type="ooxml-non-primitive" draw:enhanced-path="M 704 142 L 648 144 594 153 541 166 490 184 441 207 394 234 350 266 309 304 272 345 239 387 211 433 187 483 169 533 156 585 148 639 145 693 148 748 156 801 169 854 187 904 211 952 239 998 272 1042 309 1083 350 1119 394 1151 441 1179 490 1203 541 1221 594 1234 648 1241 704 1244 759 1241 814 1234 867 1221 919 1203 967 1179 1014 1151 1059 1119 1100 1083 1137 1042 1169 998 1198 952 1220 904 1239 854 1252 801 1261 748 1263 693 1261 639 1252 585 1239 533 1220 483 1198 433 1169 387 1137 345 1100 304 1059 266 1014 234 967 207 919 184 867 166 814 153 759 144 704 142 Z M 704 0 L 767 2 827 11 887 24 945 42 1001 64 1055 92 1106 124 1155 162 1202 203 1243 248 1281 296 1314 347 1342 400 1365 456 1383 512 1396 571 1405 631 1407 693 1404 756 1396 818 1381 879 1361 938 1337 995 1307 1050 1271 1101 1231 1150 1265 1183 1281 1183 1296 1186 1312 1194 1325 1204 1567 1443 1579 1458 1585 1475 1587 1492 1585 1511 1579 1528 1567 1543 1551 1555 1534 1561 1516 1563 1497 1561 1480 1555 1465 1543 1223 1304 1212 1291 1205 1277 1202 1262 1202 1246 1168 1213 1118 1253 1065 1287 1010 1317 952 1342 893 1361 832 1375 768 1383 704 1387 642 1383 581 1376 521 1363 463 1345 407 1321 353 1295 301 1261 253 1225 207 1183 164 1138 127 1090 95 1039 67 985 43 931 24 873 11 814 4 754 0 693 4 631 11 571 24 512 43 456 67 400 95 347 127 296 164 248 207 203 253 162 301 124 353 92 407 64 463 42 521 24 581 11 642 2 704 0 Z N">
                  <draw:equation draw:name="f0" draw:formula="594*logwidth/1587"/>
                  <draw:equation draw:name="f1" draw:formula="153*logheight/1563"/>
                  <draw:equation draw:name="f2" draw:formula="441*logwidth/1587"/>
                  <draw:equation draw:name="f3" draw:formula="207*logheight/1563"/>
                  <draw:equation draw:name="f4" draw:formula="309*logwidth/1587"/>
                  <draw:equation draw:name="f5" draw:formula="304*logheight/1563"/>
                  <draw:equation draw:name="f6" draw:formula="211*logwidth/1587"/>
                  <draw:equation draw:name="f7" draw:formula="433*logheight/1563"/>
                  <draw:equation draw:name="f8" draw:formula="156*logwidth/1587"/>
                  <draw:equation draw:name="f9" draw:formula="585*logheight/1563"/>
                  <draw:equation draw:name="f10" draw:formula="148*logwidth/1587"/>
                  <draw:equation draw:name="f11" draw:formula="748*logheight/1563"/>
                  <draw:equation draw:name="f12" draw:formula="187*logwidth/1587"/>
                  <draw:equation draw:name="f13" draw:formula="904*logheight/1563"/>
                  <draw:equation draw:name="f14" draw:formula="272*logwidth/1587"/>
                  <draw:equation draw:name="f15" draw:formula="1042*logheight/1563"/>
                  <draw:equation draw:name="f16" draw:formula="394*logwidth/1587"/>
                  <draw:equation draw:name="f17" draw:formula="1151*logheight/1563"/>
                  <draw:equation draw:name="f18" draw:formula="541*logwidth/1587"/>
                  <draw:equation draw:name="f19" draw:formula="1221*logheight/1563"/>
                  <draw:equation draw:name="f20" draw:formula="704*logwidth/1587"/>
                  <draw:equation draw:name="f21" draw:formula="1244*logheight/1563"/>
                  <draw:equation draw:name="f22" draw:formula="867*logwidth/1587"/>
                  <draw:equation draw:name="f23" draw:formula="1221*logheight/1563"/>
                  <draw:equation draw:name="f24" draw:formula="1014*logwidth/1587"/>
                  <draw:equation draw:name="f25" draw:formula="1151*logheight/1563"/>
                  <draw:equation draw:name="f26" draw:formula="1137*logwidth/1587"/>
                  <draw:equation draw:name="f27" draw:formula="1042*logheight/1563"/>
                  <draw:equation draw:name="f28" draw:formula="1220*logwidth/1587"/>
                  <draw:equation draw:name="f29" draw:formula="904*logheight/1563"/>
                  <draw:equation draw:name="f30" draw:formula="1261*logwidth/1587"/>
                  <draw:equation draw:name="f31" draw:formula="748*logheight/1563"/>
                  <draw:equation draw:name="f32" draw:formula="1252*logwidth/1587"/>
                  <draw:equation draw:name="f33" draw:formula="585*logheight/1563"/>
                  <draw:equation draw:name="f34" draw:formula="1198*logwidth/1587"/>
                  <draw:equation draw:name="f35" draw:formula="433*logheight/1563"/>
                  <draw:equation draw:name="f36" draw:formula="1100*logwidth/1587"/>
                  <draw:equation draw:name="f37" draw:formula="304*logheight/1563"/>
                  <draw:equation draw:name="f38" draw:formula="967*logwidth/1587"/>
                  <draw:equation draw:name="f39" draw:formula="207*logheight/1563"/>
                  <draw:equation draw:name="f40" draw:formula="814*logwidth/1587"/>
                  <draw:equation draw:name="f41" draw:formula="153*logheight/1563"/>
                  <draw:equation draw:name="f42" draw:formula="704*logwidth/1587"/>
                  <draw:equation draw:name="f43" draw:formula="0*logheight/1563"/>
                  <draw:equation draw:name="f44" draw:formula="887*logwidth/1587"/>
                  <draw:equation draw:name="f45" draw:formula="24*logheight/1563"/>
                  <draw:equation draw:name="f46" draw:formula="1055*logwidth/1587"/>
                  <draw:equation draw:name="f47" draw:formula="92*logheight/1563"/>
                  <draw:equation draw:name="f48" draw:formula="1202*logwidth/1587"/>
                  <draw:equation draw:name="f49" draw:formula="203*logheight/1563"/>
                  <draw:equation draw:name="f50" draw:formula="1314*logwidth/1587"/>
                  <draw:equation draw:name="f51" draw:formula="347*logheight/1563"/>
                  <draw:equation draw:name="f52" draw:formula="1383*logwidth/1587"/>
                  <draw:equation draw:name="f53" draw:formula="512*logheight/1563"/>
                  <draw:equation draw:name="f54" draw:formula="1407*logwidth/1587"/>
                  <draw:equation draw:name="f55" draw:formula="693*logheight/1563"/>
                  <draw:equation draw:name="f56" draw:formula="1381*logwidth/1587"/>
                  <draw:equation draw:name="f57" draw:formula="879*logheight/1563"/>
                  <draw:equation draw:name="f58" draw:formula="1307*logwidth/1587"/>
                  <draw:equation draw:name="f59" draw:formula="1050*logheight/1563"/>
                  <draw:equation draw:name="f60" draw:formula="1265*logwidth/1587"/>
                  <draw:equation draw:name="f61" draw:formula="1183*logheight/1563"/>
                  <draw:equation draw:name="f62" draw:formula="1312*logwidth/1587"/>
                  <draw:equation draw:name="f63" draw:formula="1194*logheight/1563"/>
                  <draw:equation draw:name="f64" draw:formula="1579*logwidth/1587"/>
                  <draw:equation draw:name="f65" draw:formula="1458*logheight/1563"/>
                  <draw:equation draw:name="f66" draw:formula="1585*logwidth/1587"/>
                  <draw:equation draw:name="f67" draw:formula="1511*logheight/1563"/>
                  <draw:equation draw:name="f68" draw:formula="1551*logwidth/1587"/>
                  <draw:equation draw:name="f69" draw:formula="1555*logheight/1563"/>
                  <draw:equation draw:name="f70" draw:formula="1497*logwidth/1587"/>
                  <draw:equation draw:name="f71" draw:formula="1561*logheight/1563"/>
                  <draw:equation draw:name="f72" draw:formula="1223*logwidth/1587"/>
                  <draw:equation draw:name="f73" draw:formula="1304*logheight/1563"/>
                  <draw:equation draw:name="f74" draw:formula="1202*logwidth/1587"/>
                  <draw:equation draw:name="f75" draw:formula="1262*logheight/1563"/>
                  <draw:equation draw:name="f76" draw:formula="1118*logwidth/1587"/>
                  <draw:equation draw:name="f77" draw:formula="1253*logheight/1563"/>
                  <draw:equation draw:name="f78" draw:formula="952*logwidth/1587"/>
                  <draw:equation draw:name="f79" draw:formula="1342*logheight/1563"/>
                  <draw:equation draw:name="f80" draw:formula="768*logwidth/1587"/>
                  <draw:equation draw:name="f81" draw:formula="1383*logheight/1563"/>
                  <draw:equation draw:name="f82" draw:formula="581*logwidth/1587"/>
                  <draw:equation draw:name="f83" draw:formula="1376*logheight/1563"/>
                  <draw:equation draw:name="f84" draw:formula="407*logwidth/1587"/>
                  <draw:equation draw:name="f85" draw:formula="1321*logheight/1563"/>
                  <draw:equation draw:name="f86" draw:formula="253*logwidth/1587"/>
                  <draw:equation draw:name="f87" draw:formula="1225*logheight/1563"/>
                  <draw:equation draw:name="f88" draw:formula="127*logwidth/1587"/>
                  <draw:equation draw:name="f89" draw:formula="1090*logheight/1563"/>
                  <draw:equation draw:name="f90" draw:formula="43*logwidth/1587"/>
                  <draw:equation draw:name="f91" draw:formula="931*logheight/1563"/>
                  <draw:equation draw:name="f92" draw:formula="4*logwidth/1587"/>
                  <draw:equation draw:name="f93" draw:formula="754*logheight/1563"/>
                  <draw:equation draw:name="f94" draw:formula="11*logwidth/1587"/>
                  <draw:equation draw:name="f95" draw:formula="571*logheight/1563"/>
                  <draw:equation draw:name="f96" draw:formula="67*logwidth/1587"/>
                  <draw:equation draw:name="f97" draw:formula="400*logheight/1563"/>
                  <draw:equation draw:name="f98" draw:formula="164*logwidth/1587"/>
                  <draw:equation draw:name="f99" draw:formula="248*logheight/1563"/>
                  <draw:equation draw:name="f100" draw:formula="301*logwidth/1587"/>
                  <draw:equation draw:name="f101" draw:formula="124*logheight/1563"/>
                  <draw:equation draw:name="f102" draw:formula="463*logwidth/1587"/>
                  <draw:equation draw:name="f103" draw:formula="42*logheight/1563"/>
                  <draw:equation draw:name="f104" draw:formula="642*logwidth/1587"/>
                  <draw:equation draw:name="f105" draw:formula="2*logheight/1563"/>
                  <draw:equation draw:name="f106" draw:formula="logwidth"/>
                  <draw:equation draw:name="f107" draw:formula="logheight"/>
                </draw:enhanced-geometry>
              </draw:custom-shape>
            </draw:g>
          </table:table-cell>
          <table:table-cell table:style-name="ce28"/>
          <table:table-cell table:style-name="ce1"/>
          <table:table-cell table:style-name="ce28" table:number-columns-repeated="23"/>
          <table:table-cell table:number-columns-repeated="998"/>
        </table:table-row>
        <table:table-row table:style-name="ro32">
          <table:table-cell table:style-name="ce28"/>
          <table:table-cell table:style-name="ce38" office:value-type="string" calcext:value-type="string">
            <text:p>Assess &amp; Interpret</text:p>
          </table:table-cell>
          <table:table-cell table:style-name="ce1"/>
          <table:table-cell table:style-name="ce28" table:number-columns-repeated="23"/>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14">
          <table:table-cell table:style-name="ce28"/>
          <table:table-cell table:style-name="ce29" office:value-type="string" calcext:value-type="string">
            <text:p>How do you evaluate your ability to assess and interpret data outputs?</text:p>
          </table:table-cell>
          <table:table-cell table:style-name="ce1"/>
          <table:table-cell table:style-name="ce33" office:value-type="string" calcext:value-type="string">
            <text:p>Indicate your answer by typing x in the line that represents your answer, leave the others empty. </text:p>
          </table:table-cell>
          <table:table-cell table:style-name="ce28" table:number-columns-repeated="22"/>
          <table:table-cell table:number-columns-repeated="998"/>
        </table:table-row>
        <table:table-row table:style-name="ro13">
          <table:table-cell table:style-name="ce28" table:number-columns-repeated="2"/>
          <table:table-cell table:style-name="ce1"/>
          <table:table-cell table:style-name="ce28" table:number-columns-repeated="23"/>
          <table:table-cell table:number-columns-repeated="998"/>
        </table:table-row>
        <table:table-row table:style-name="ro38">
          <table:table-cell table:style-name="ce37"/>
          <table:table-cell table:style-name="ce31" office:value-type="string" calcext:value-type="string">
            <text:p>Data outputs are used at face value without questioning their correctness and message</text:p>
          </table:table-cell>
          <table:table-cell table:style-name="ce32"/>
          <table:table-cell table:style-name="ce37" table:number-columns-repeated="23"/>
          <table:table-cell table:number-columns-repeated="998"/>
        </table:table-row>
        <table:table-row table:style-name="ro38">
          <table:table-cell table:style-name="ce37"/>
          <table:table-cell table:style-name="ce31" office:value-type="string" calcext:value-type="string">
            <text:p>Data outputs and results are consistently questioned and challenged, interpretation extents the obvious and information are successfully translated into actionable knowledge.</text:p>
          </table:table-cell>
          <table:table-cell table:style-name="ce32"/>
          <table:table-cell table:style-name="ce37" table:number-columns-repeated="23"/>
          <table:table-cell table:number-columns-repeated="998"/>
        </table:table-row>
        <table:table-row table:style-name="ro38">
          <table:table-cell table:style-name="ce37"/>
          <table:table-cell table:style-name="ce39" office:value-type="string" calcext:value-type="string">
            <text:p>Growing awareness for critically assessing data outputs and interpreting the results. Insecurities regarding what exactly to pay attention to. <text:s/></text:p>
          </table:table-cell>
          <table:table-cell table:style-name="ce32"/>
          <table:table-cell table:style-name="ce37" table:number-columns-repeated="23"/>
          <table:table-cell table:number-columns-repeated="998"/>
        </table:table-row>
        <table:table-row table:style-name="ro39">
          <table:table-cell table:style-name="ce37"/>
          <table:table-cell table:style-name="ce31" office:value-type="string" calcext:value-type="string">
            <text:p>Data outputs and results are interpreted confidently and critically. Evaluation criteria are internalized. </text:p>
          </table:table-cell>
          <table:table-cell table:style-name="ce32" office:value-type="string" calcext:value-type="string">
            <text:p>x</text:p>
          </table:table-cell>
          <table:table-cell table:style-name="ce37" table:number-columns-repeated="23"/>
          <table:table-cell table:number-columns-repeated="998"/>
        </table:table-row>
        <table:table-row table:style-name="ro13" table:number-rows-repeated="990">
          <table:table-cell table:style-name="ce28" table:number-columns-repeated="2"/>
          <table:table-cell table:style-name="ce1"/>
          <table:table-cell table:style-name="ce28"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Results" table:style-name="ta14">
        <table:table-column table:style-name="co19" table:default-cell-style-name="Default"/>
        <table:table-column table:style-name="co20" table:default-cell-style-name="Default"/>
        <table:table-column table:style-name="co21" table:number-columns-repeated="4" table:default-cell-style-name="Default"/>
        <table:table-column table:style-name="co1" table:default-cell-style-name="Default"/>
        <table:table-column table:style-name="co4" table:number-columns-repeated="19" table:default-cell-style-name="Default"/>
        <table:table-column table:style-name="co5" table:number-columns-repeated="998" table:default-cell-style-name="Default"/>
        <table:table-row table:style-name="ro13">
          <table:table-cell table:style-name="ce40" table:number-columns-repeated="2"/>
          <table:table-cell table:style-name="ce62">
            <draw:frame table:end-cell-address="Results.E21" table:end-x="55.79mm" table:end-y="6.09mm" draw:z-index="0" draw:name="Chart 1" draw:style-name="gr5" draw:text-style-name="P2" svg:width="163.69mm" svg:height="106.36mm" svg:x="53.18mm" svg:y="3.18mm">
              <loext:p draw:notify-on-update-of-ranges="Results.B5:Results.B15 Results.C5:Results.C15"/>
              <draw:object xlink:href="./Object 1" xlink:type="simple" xlink:show="embed" xlink:actuate="onLoad"/>
              <draw:image xlink:href="./ObjectReplacements/Object 1" xlink:type="simple" xlink:show="embed" xlink:actuate="onLoad"/>
            </draw:frame>
          </table:table-cell>
          <table:table-cell table:style-name="ce40" table:number-columns-repeated="4"/>
          <table:table-cell table:style-name="ce28" table:number-columns-repeated="19"/>
          <table:table-cell table:number-columns-repeated="998"/>
        </table:table-row>
        <table:table-row table:style-name="ro13">
          <table:table-cell table:style-name="ce41" table:number-columns-repeated="2"/>
          <table:table-cell table:style-name="ce53"/>
          <table:table-cell table:style-name="ce41"/>
          <table:table-cell table:style-name="ce40" table:number-columns-repeated="3"/>
          <table:table-cell table:style-name="ce28" table:number-columns-repeated="19"/>
          <table:table-cell table:number-columns-repeated="998"/>
        </table:table-row>
        <table:table-row table:style-name="ro32">
          <table:table-cell table:style-name="ce41"/>
          <table:table-cell table:style-name="ce52" office:value-type="string" calcext:value-type="string">
            <text:p>Your Results </text:p>
          </table:table-cell>
          <table:table-cell table:style-name="ce53"/>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number-columns-repeated="2"/>
          <table:table-cell table:style-name="ce53"/>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Data Culture </text:p>
          </table:table-cell>
          <table:table-cell table:style-name="ce63" table:formula="of:=IF([$'Data Culture'.C7]=&quot;x&quot;;2;IF([$'Data Culture'.C8]=&quot;x&quot;;1;IF([$'Data Culture'.C9]=&quot;x&quot;;4;IF([$'Data Culture'.C10]=&quot;x&quot;;3;&quot;&quot;))))" office:value-type="float" office:value="2" calcext:value-type="float">
            <text:p>2</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Data Ethics and Security </text:p>
          </table:table-cell>
          <table:table-cell table:style-name="ce63" table:formula="of:=IF([$'Data Ethics and Security'.C7]=&quot;x&quot;;3;IF([$'Data Ethics and Security'.C8]=&quot;x&quot;;4;IF([$'Data Ethics and Security'.C9]=&quot;x&quot;;2;IF([$'Data Ethics and Security'.C10]=&quot;x&quot;;1;&quot;&quot;))))" office:value-type="float" office:value="4" calcext:value-type="float">
            <text:p>4</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Ask question / Define </text:p>
          </table:table-cell>
          <table:table-cell table:style-name="ce63" table:formula="of:=IF([$'Ask Questions '.C7]=&quot;x&quot;;2;IF([$'Ask Questions '.C8]=&quot;x&quot;;1;IF([$'Ask Questions '.C9]=&quot;x&quot;;3;IF([$'Ask Questions '.C10]=&quot;x&quot;;4;&quot;&quot;))))" office:value-type="float" office:value="1" calcext:value-type="float">
            <text:p>1</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Find </text:p>
          </table:table-cell>
          <table:table-cell table:style-name="ce63" table:formula="of:=IF([$'Find '.C7]=&quot;x&quot;;3;IF([$'Find '.C8]=&quot;x&quot;;2;IF([$'Find '.C9]=&quot;x&quot;;4;IF([$'Find '.C10]=&quot;x&quot;;1;&quot;&quot;))))" office:value-type="float" office:value="2" calcext:value-type="float">
            <text:p>2</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Get </text:p>
          </table:table-cell>
          <table:table-cell table:style-name="ce63" table:formula="of:=IF([$Get.C7]=&quot;x&quot;;1;IF([$Get.C8]=&quot;x&quot;;3;IF([$Get.C9]=&quot;x&quot;;4;IF([$Get.C10]=&quot;x&quot;;2;&quot;&quot;))))" office:value-type="float" office:value="4" calcext:value-type="float">
            <text:p>4</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Verify </text:p>
          </table:table-cell>
          <table:table-cell table:style-name="ce63" table:formula="of:=IF([$Verify.C7]=&quot;x&quot;;3;IF([$Verify.C8]=&quot;x&quot;;4;IF([$Verify.C9]=&quot;x&quot;;1;IF([$Verify.C10]=&quot;x&quot;;2;&quot;&quot;))))" office:value-type="float" office:value="1" calcext:value-type="float">
            <text:p>1</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Clean </text:p>
          </table:table-cell>
          <table:table-cell table:style-name="ce63" table:formula="of:=IF([$Clean.C7]=&quot;x&quot;;1;IF([$Clean.C8]=&quot;x&quot;;4;IF([$Clean.C9]=&quot;x&quot;;3;IF([$Clean.C10]=&quot;x&quot;;2;&quot;&quot;))))" office:value-type="float" office:value="4" calcext:value-type="float">
            <text:p>4</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Analyze </text:p>
          </table:table-cell>
          <table:table-cell table:style-name="ce63" table:formula="of:=IF([$'Analyze '.C7]=&quot;x&quot;;4;IF([$'Analyze '.C8]=&quot;x&quot;;2;IF([$'Analyze '.C9]=&quot;x&quot;;1;IF([$'Analyze '.C10]=&quot;x&quot;;3;&quot;&quot;))))" office:value-type="float" office:value="1" calcext:value-type="float">
            <text:p>1</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Visualize </text:p>
          </table:table-cell>
          <table:table-cell table:style-name="ce63" table:formula="of:=IF([$Visualize.C7]=&quot;x&quot;;1;IF([$Visualize.C8]=&quot;x&quot;;4;IF([$Visualize.C9]=&quot;x&quot;;2;IF([$Visualize.C10]=&quot;x&quot;;3;&quot;&quot;))))" office:value-type="float" office:value="4" calcext:value-type="float">
            <text:p>4</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Communicate </text:p>
          </table:table-cell>
          <table:table-cell table:style-name="ce63" table:formula="of:=IF([$Communicate.C7]=&quot;x&quot;;2;IF([$Communicate.C8]=&quot;x&quot;;3;IF([$Communicate.C9]=&quot;x&quot;;1;IF([$Communicate.C10]=&quot;x&quot;;4;&quot;&quot;))))" office:value-type="float" office:value="4" calcext:value-type="float">
            <text:p>4</text:p>
          </table:table-cell>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1"/>
          <table:table-cell table:style-name="ce53" office:value-type="string" calcext:value-type="string">
            <text:p>Assess &amp; Interpret </text:p>
          </table:table-cell>
          <table:table-cell table:style-name="ce53" table:formula="of:=IF([$'Assess &amp; Interpret'.C7]=&quot;x&quot;;1;IF([$'Assess &amp; Interpret'.C8]=&quot;x&quot;;4;IF([$'Assess &amp; Interpret'.C9]=&quot;x&quot;;2;IF([$'Assess &amp; Interpret'.C10]=&quot;x&quot;;3;&quot;&quot;))))" office:value-type="float" office:value="3" calcext:value-type="float">
            <text:p>3</text:p>
          </table:table-cell>
          <table:table-cell table:style-name="ce41"/>
          <table:table-cell table:style-name="ce40" table:number-columns-repeated="3"/>
          <table:table-cell table:style-name="ce28" table:number-columns-repeated="19"/>
          <table:table-cell table:number-columns-repeated="998"/>
        </table:table-row>
        <table:table-row table:style-name="ro13" table:number-rows-repeated="3">
          <table:table-cell table:style-name="ce41" table:number-columns-repeated="2"/>
          <table:table-cell table:style-name="ce53"/>
          <table:table-cell table:style-name="ce41"/>
          <table:table-cell table:style-name="ce40" table:number-columns-repeated="3"/>
          <table:table-cell table:style-name="ce28" table:number-columns-repeated="19"/>
          <table:table-cell table:number-columns-repeated="998"/>
        </table:table-row>
        <table:table-row table:style-name="ro13">
          <table:table-cell table:style-name="ce40" table:number-columns-repeated="2"/>
          <table:table-cell table:style-name="ce62"/>
          <table:table-cell table:style-name="ce40" table:number-columns-repeated="4"/>
          <table:table-cell table:style-name="ce28" table:number-columns-repeated="19"/>
          <table:table-cell table:number-columns-repeated="998"/>
        </table:table-row>
        <table:table-row table:style-name="ro2">
          <table:table-cell table:style-name="ce42" table:number-columns-spanned="6" table:number-rows-spanned="1"/>
          <table:covered-table-cell table:number-columns-repeated="4" table:style-name="ce54"/>
          <table:covered-table-cell table:style-name="ce73"/>
          <table:table-cell table:style-name="ce40"/>
          <table:table-cell table:style-name="ce28" table:number-columns-repeated="19"/>
          <table:table-cell table:number-columns-repeated="998"/>
        </table:table-row>
        <table:table-row table:style-name="ro2">
          <table:table-cell table:style-name="ce43" table:number-columns-repeated="6"/>
          <table:table-cell table:style-name="ce40"/>
          <table:table-cell table:style-name="ce28" table:number-columns-repeated="19"/>
          <table:table-cell table:number-columns-repeated="998"/>
        </table:table-row>
        <table:table-row table:style-name="ro40">
          <table:table-cell table:style-name="ce44" office:value-type="string" calcext:value-type="string" table:number-columns-spanned="2" table:number-rows-spanned="3">
            <text:p>Data Literacy Maturity Grid </text:p>
          </table:table-cell>
          <table:covered-table-cell table:style-name="ce55"/>
          <table:table-cell table:style-name="ce64" office:value-type="string" calcext:value-type="string">
            <text:p>Read</text:p>
            <draw:g table:end-cell-address="Results.E23" table:end-x="64.45mm" table:end-y="3.2mm" draw:z-index="1">
              <draw:custom-shape draw:name="Shape 63" draw:style-name="gr6" draw:text-style-name="P2" svg:width="209.15mm" svg:height="6.54mm" svg:x="16.38mm" svg:y="3.89mm">
                <text:p/>
                <draw:enhanced-geometry draw:mirror-horizontal="false" draw:mirror-vertical="false" svg:viewBox="0 0 21600 21600" draw:type="mso-spt32" draw:enhanced-path="M 0 0 L 21600 21600 N"/>
              </draw:custom-shape>
            </draw:g>
          </table:table-cell>
          <table:table-cell table:style-name="ce69"/>
          <table:table-cell table:style-name="ce71"/>
          <table:table-cell table:style-name="ce74" office:value-type="string" calcext:value-type="string">
            <text:p>Write </text:p>
          </table:table-cell>
          <table:table-cell table:style-name="ce40"/>
          <table:table-cell table:style-name="ce28" table:number-columns-repeated="19"/>
          <table:table-cell table:number-columns-repeated="998"/>
        </table:table-row>
        <table:table-row table:style-name="ro40">
          <table:covered-table-cell table:number-columns-repeated="2" table:style-name="ce45"/>
          <table:table-cell table:style-name="ce64" office:value-type="string" calcext:value-type="string">
            <text:p>1 Uncertainty </text:p>
          </table:table-cell>
          <table:table-cell table:style-name="ce69" office:value-type="string" calcext:value-type="string">
            <text:p>2 Enlightenment </text:p>
          </table:table-cell>
          <table:table-cell table:style-name="ce71" office:value-type="string" calcext:value-type="string">
            <text:p>3 Certainty </text:p>
          </table:table-cell>
          <table:table-cell table:style-name="ce74" office:value-type="string" calcext:value-type="string">
            <text:p>4 Data Fluency </text:p>
          </table:table-cell>
          <table:table-cell table:style-name="ce40"/>
          <table:table-cell table:style-name="ce28" table:number-columns-repeated="19"/>
          <table:table-cell table:number-columns-repeated="998"/>
        </table:table-row>
        <table:table-row table:style-name="ro41">
          <table:covered-table-cell table:number-columns-repeated="2" table:style-name="ce46"/>
          <table:table-cell table:style-name="ce65" office:value-type="string" calcext:value-type="string">
            <text:p>Organizations are unaware of the need for data literacy skills and have no or very vague understanding on what is required. Individuals might have a certain interest in data and work digitally, but are unsure about the different steps that exist when working with data. </text:p>
          </table:table-cell>
          <table:table-cell table:style-name="ce70" office:value-type="string" calcext:value-type="string">
            <text:p>Organizations are experimenting with the application of data-related topics. Describes a state where a lot about data has already been understood theoretically, but cannot be applied in many cases and has to be further trained. </text:p>
          </table:table-cell>
          <table:table-cell table:style-name="ce72" office:value-type="string" calcext:value-type="string">
            <text:p>Organizations perform data handling steps with confidence and have built data-driven activities into their routine processes wherever it makes sense. Generic procedures and standards on how to handle data are formalized and widespread, benefits are understood at all levels of the organization.</text:p>
          </table:table-cell>
          <table:table-cell table:style-name="ce75" office:value-type="string" calcext:value-type="string">
            <text:p>Organizations have established a data-informed culture throughout all levels. Data is actively used to improve processes and create workflows.</text:p>
          </table:table-cell>
          <table:table-cell table:style-name="ce40"/>
          <table:table-cell table:style-name="ce28" table:number-columns-repeated="19"/>
          <table:table-cell table:number-columns-repeated="998"/>
        </table:table-row>
        <table:table-row table:style-name="ro42">
          <table:table-cell table:style-name="ce47" office:value-type="string" calcext:value-type="string" table:number-columns-spanned="1" table:number-rows-spanned="2">
            <text:p>Organizational </text:p>
          </table:table-cell>
          <table:table-cell table:style-name="ce56" office:value-type="string" calcext:value-type="string">
            <text:p>Data Culture </text:p>
          </table:table-cell>
          <table:table-cell table:style-name="ce66" office:value-type="string" calcext:value-type="string">
            <text:p>Data is perceived as an ambiguous term which causes insecurities.</text:p>
          </table:table-cell>
          <table:table-cell table:style-name="ce66" office:value-type="string" calcext:value-type="string">
            <text:p>Data is perceived as an interesting concept and benefits are appreciated. Insecurities exist regarding use cases and what exactly to expect. </text:p>
          </table:table-cell>
          <table:table-cell table:style-name="ce66" office:value-type="string" calcext:value-type="string">
            <text:p>Data is not perceived as a source of insecurities, but rather understood as an enabler for progress and support for existing and planned activities. Higher management and leaders support data initiatives. </text:p>
          </table:table-cell>
          <table:table-cell table:style-name="ce66" office:value-type="string" calcext:value-type="string">
            <text:p>Psychological barriers of data have been brought down (e.g. insecurities, fear, resignation) and comfort around data is promoted. Higher management and project managers understand and support importance of dedicated resources (time, budget, human resources) for data handling and conversion. </text:p>
          </table:table-cell>
          <table:table-cell table:style-name="ce40"/>
          <table:table-cell table:style-name="ce28" table:number-columns-repeated="19"/>
          <table:table-cell table:number-columns-repeated="998"/>
        </table:table-row>
        <table:table-row table:style-name="ro43">
          <table:covered-table-cell table:style-name="ce48"/>
          <table:table-cell table:style-name="ce57" office:value-type="string" calcext:value-type="string">
            <text:p>Data Ethics &amp; Security </text:p>
          </table:table-cell>
          <table:table-cell table:style-name="ce67" office:value-type="string" calcext:value-type="string">
            <text:p>No awareness for guidelines that ensure confidentiality, integrity and availability of data. </text:p>
          </table:table-cell>
          <table:table-cell table:style-name="ce67" office:value-type="string" calcext:value-type="string">
            <text:p>Rising awareness and uncoordinated attempts to promote the importance of the responsible use of data. No defined guidelines. </text:p>
          </table:table-cell>
          <table:table-cell table:style-name="ce67" office:value-type="string" calcext:value-type="string">
            <text:p>Awareness of the impacts of data use. Guidelines for responsible data handling are defined and incorporated internally to activities. </text:p>
          </table:table-cell>
          <table:table-cell table:style-name="ce76" office:value-type="string" calcext:value-type="string">
            <text:p>Processes are in place to ensure confidentiality, integrity, and availability of data. Only data that is necessary is collected/used. Consistent, companywide policies for secure and ethically sound data handling are constantly redefined and updated. </text:p>
          </table:table-cell>
          <table:table-cell table:style-name="ce40"/>
          <table:table-cell table:style-name="ce28" table:number-columns-repeated="19"/>
          <table:table-cell table:number-columns-repeated="998"/>
        </table:table-row>
        <table:table-row table:style-name="ro44">
          <table:table-cell table:style-name="ce49" office:value-type="string" calcext:value-type="string" table:number-columns-spanned="1" table:number-rows-spanned="9">
            <text:p>Individual </text:p>
          </table:table-cell>
          <table:table-cell table:style-name="ce58" office:value-type="string" calcext:value-type="string">
            <text:p>Ask question / Define </text:p>
          </table:table-cell>
          <table:table-cell table:style-name="ce67" office:value-type="string" calcext:value-type="string">
            <text:p>Lacking ability to formulate questions to find meaningful answers in data. No feeling about which questions can be answered by data. </text:p>
          </table:table-cell>
          <table:table-cell table:style-name="ce67" office:value-type="string" calcext:value-type="string">
            <text:p>Questions can be asked to data in limited number of situations and answers are provided through simple queries. </text:p>
          </table:table-cell>
          <table:table-cell table:style-name="ce67" office:value-type="string" calcext:value-type="string">
            <text:p>Questions to data are formulated precisely and target-oriented to find meaningful answers in most of the cases. </text:p>
          </table:table-cell>
          <table:table-cell table:style-name="ce66" office:value-type="string" calcext:value-type="string">
            <text:p>Entire projects are based on multidimensional questions. Answers to informational needs can be found consistently in data, because of the high awareness of what questions can be answered by data (no overinterpretation). </text:p>
          </table:table-cell>
          <table:table-cell table:style-name="ce28" table:number-columns-repeated="20"/>
          <table:table-cell table:number-columns-repeated="998"/>
        </table:table-row>
        <table:table-row table:style-name="ro45">
          <table:covered-table-cell table:style-name="ce50"/>
          <table:table-cell table:style-name="ce58" office:value-type="string" calcext:value-type="string">
            <text:p>Find</text:p>
          </table:table-cell>
          <table:table-cell table:style-name="ce67" office:value-type="string" calcext:value-type="string">
            <text:p>Limited understanding of possible data sources. Use of basic search engines to find data. No experience for identifying and selecting most relevant data sources.</text:p>
          </table:table-cell>
          <table:table-cell table:style-name="ce67" office:value-type="string" calcext:value-type="string">
            <text:p>Knowledge only limited to a few data sources. Advanced use of search engines, use of internal data sources and data requests at public institutions are common practice.</text:p>
          </table:table-cell>
          <table:table-cell table:style-name="ce67" office:value-type="string" calcext:value-type="string">
            <text:p>Broad understanding of different data sources, most relevant ones can be chosen from a selection of data sources. Awareness and use of data portals for specific topics. </text:p>
          </table:table-cell>
          <table:table-cell table:style-name="ce67" office:value-type="string" calcext:value-type="string">
            <text:p>Profound understanding of the various possible types of data sources. Assessment criteria for selecting the ones most relevant to an informational need are formulated. Ability to detect when a given problem or need cannot be solved with the existing data, and knowledge about research techniques to obtain new data (e.g. complex queries). </text:p>
          </table:table-cell>
          <table:table-cell table:style-name="ce28" table:number-columns-repeated="20"/>
          <table:table-cell table:number-columns-repeated="998"/>
        </table:table-row>
        <table:table-row table:style-name="ro44">
          <table:covered-table-cell table:style-name="ce50"/>
          <table:table-cell table:style-name="ce59" office:value-type="string" calcext:value-type="string">
            <text:p>Get</text:p>
          </table:table-cell>
          <table:table-cell table:style-name="ce67" office:value-type="string" calcext:value-type="string">
            <text:p>Data is derived from full text and used as base for further processing. </text:p>
          </table:table-cell>
          <table:table-cell table:style-name="ce67" office:value-type="string" calcext:value-type="string">
            <text:p>Use of downloads and data formats such as .csv . Often use of internal programs to access data (e.g. CRM). </text:p>
          </table:table-cell>
          <table:table-cell table:style-name="ce67" office:value-type="string" calcext:value-type="string">
            <text:p>Data can be accessed using more complex data formats (e.g. JSON, XML). Use of APIs to get data. </text:p>
          </table:table-cell>
          <table:table-cell table:style-name="ce77" office:value-type="string" calcext:value-type="string">
            <text:p>Access to data through sophisticated methods (e.g. automated data scrapers / scripts). Ability to convert input format into a form that can be used for further processing and analysis. </text:p>
          </table:table-cell>
          <table:table-cell table:style-name="ce28" table:number-columns-repeated="20"/>
          <table:table-cell table:number-columns-repeated="998"/>
        </table:table-row>
        <table:table-row table:style-name="ro44">
          <table:covered-table-cell table:style-name="ce50"/>
          <table:table-cell table:style-name="ce58" office:value-type="string" calcext:value-type="string">
            <text:p>Verify</text:p>
          </table:table-cell>
          <table:table-cell table:style-name="ce67" office:value-type="string" calcext:value-type="string">
            <text:p>Critical evaluation of data does not exist, data is taken at face value. <text:s/>Data evaluation criteria cannot be described.</text:p>
          </table:table-cell>
          <table:table-cell table:style-name="ce67" office:value-type="string" calcext:value-type="string">
            <text:p>Critical check of simple data quality measures.</text:p>
          </table:table-cell>
          <table:table-cell table:style-name="ce67" office:value-type="string" calcext:value-type="string">
            <text:p>Multiple layers of data checking are implemented in standard procedures across the organization.</text:p>
          </table:table-cell>
          <table:table-cell table:style-name="ce66" office:value-type="string" calcext:value-type="string">
            <text:p>Ability to do data quality assessment independently. Data evaluation criteria regarding authorship, method of obtaining and analyzing data, comparability and quality are precisely defined. </text:p>
          </table:table-cell>
          <table:table-cell table:style-name="ce28" table:number-columns-repeated="20"/>
          <table:table-cell table:number-columns-repeated="998"/>
        </table:table-row>
        <table:table-row table:style-name="ro44">
          <table:covered-table-cell table:style-name="ce50"/>
          <table:table-cell table:style-name="ce58" office:value-type="string" calcext:value-type="string">
            <text:p>Clean </text:p>
          </table:table-cell>
          <table:table-cell table:style-name="ce68" office:value-type="string" calcext:value-type="string">
            <text:p>No awareness that given data might have to be checked, cleaned or normalized. Data is further processed as is. </text:p>
          </table:table-cell>
          <table:table-cell table:style-name="ce67" office:value-type="string" calcext:value-type="string">
            <text:p>Awareness that given data most often is not perfect. Awareness of some data quality criteria (e.g. empty fields, duplicates) and manual fixing of errors.</text:p>
          </table:table-cell>
          <table:table-cell table:style-name="ce67" office:value-type="string" calcext:value-type="string">
            <text:p>Invalid records can be detected and are removed using programs that support data cleaning (e.g. OpenRefine). High awareness of data quality criteria (e.g. machine processable, empty fields, duplicate detection). </text:p>
          </table:table-cell>
          <table:table-cell table:style-name="ce78" office:value-type="string" calcext:value-type="string">
            <text:p>Independent ability to remove invalid records and translating all the columns to use a sane set of values through an automated script. Ability to combine different datasets into a single table, remove duplicate entries or apply any number of other normalizations. </text:p>
          </table:table-cell>
          <table:table-cell table:style-name="ce28" table:number-columns-repeated="20"/>
          <table:table-cell table:number-columns-repeated="998"/>
        </table:table-row>
        <table:table-row table:style-name="ro44">
          <table:covered-table-cell table:style-name="ce50"/>
          <table:table-cell table:style-name="ce58" office:value-type="string" calcext:value-type="string">
            <text:p>Analyze</text:p>
          </table:table-cell>
          <table:table-cell table:style-name="ce66" office:value-type="string" calcext:value-type="string">
            <text:p>Bar and pie charts, simple use of data tables and basic summaries of data.</text:p>
          </table:table-cell>
          <table:table-cell table:style-name="ce68" office:value-type="string" calcext:value-type="string">
            <text:p>Ability to work with basic descriptive statistics. Pivot tables for aggregating information, histograms and boxplots. </text:p>
          </table:table-cell>
          <table:table-cell table:style-name="ce68" office:value-type="string" calcext:value-type="string">
            <text:p>Ability to work with advanced statistics (e.g. inferential view of data, linear regression, decision trees). </text:p>
          </table:table-cell>
          <table:table-cell table:style-name="ce68" office:value-type="string" calcext:value-type="string">
            <text:p>Full suite of machine learning tools (e.g. clustering, forecasting, boosting, ensemble learning). </text:p>
          </table:table-cell>
          <table:table-cell table:style-name="ce28" table:number-columns-repeated="20"/>
          <table:table-cell table:number-columns-repeated="998"/>
        </table:table-row>
        <table:table-row table:style-name="ro44">
          <table:covered-table-cell table:style-name="ce50"/>
          <table:table-cell table:style-name="ce58" office:value-type="string" calcext:value-type="string">
            <text:p>Visualize</text:p>
          </table:table-cell>
          <table:table-cell table:style-name="ce67" office:value-type="string" calcext:value-type="string">
            <text:p>No awareness of the multiplicity of how data can be presented. No understanding of when standard visualizations are chosen, decision based on what looks best (trial and error).</text:p>
          </table:table-cell>
          <table:table-cell table:style-name="ce67" office:value-type="string" calcext:value-type="string">
            <text:p>Ability to find specific outputs in accordance with information that want to be represented (e.g. in Excel). </text:p>
          </table:table-cell>
          <table:table-cell table:style-name="ce67" office:value-type="string" calcext:value-type="string">
            <text:p>Creation of interactive charts / dashboards, uncertainties are always visualized along with the data.</text:p>
          </table:table-cell>
          <table:table-cell table:style-name="ce66" office:value-type="string" calcext:value-type="string">
            <text:p>High awareness of the various forms in which data can be presented (written, numerical or graphic). Sophisticated visualizations are programed, linked, dynamic dashboards that anticipate user requests are designed. </text:p>
          </table:table-cell>
          <table:table-cell table:style-name="ce28" table:number-columns-repeated="20"/>
          <table:table-cell table:number-columns-repeated="998"/>
        </table:table-row>
        <table:table-row table:style-name="ro44">
          <table:covered-table-cell table:style-name="ce50"/>
          <table:table-cell table:style-name="ce60" office:value-type="string" calcext:value-type="string">
            <text:p>Communicate </text:p>
          </table:table-cell>
          <table:table-cell table:style-name="ce67" office:value-type="string" calcext:value-type="string">
            <text:p>Insights from data are not communicated or put into a broader context.</text:p>
          </table:table-cell>
          <table:table-cell table:style-name="ce67" office:value-type="string" calcext:value-type="string">
            <text:p>Limited ability to find specific outputs. Simple narrative support static visualizations / key numbers (e.g. reporting to funding partners, newsletters).</text:p>
          </table:table-cell>
          <table:table-cell table:style-name="ce67" office:value-type="string" calcext:value-type="string">
            <text:p>Own projects are supported by interactive visualizations and more sophisticated narrative in a broader context. (e.g. data storytelling, conferences, talks, monthly updates, blog posts).</text:p>
          </table:table-cell>
          <table:table-cell table:style-name="ce68" office:value-type="string" calcext:value-type="string">
            <text:p>Ability to synthesize and communicate in ways suited to the nature of the data, their purpose and the audience (e.g data storytelling, data-driven campaigning, workshops, conferences, monthly updates, blog posts, reproducible research).</text:p>
          </table:table-cell>
          <table:table-cell table:style-name="ce28" table:number-columns-repeated="20"/>
          <table:table-cell table:number-columns-repeated="998"/>
        </table:table-row>
        <table:table-row table:style-name="ro46">
          <table:covered-table-cell table:style-name="ce51"/>
          <table:table-cell table:style-name="ce61" office:value-type="string" calcext:value-type="string">
            <text:p>Assess &amp; Interpret </text:p>
          </table:table-cell>
          <table:table-cell table:style-name="ce67" office:value-type="string" calcext:value-type="string">
            <text:p>Data outputs are used at face value without questioning their correctness and message.</text:p>
          </table:table-cell>
          <table:table-cell table:style-name="ce67" office:value-type="string" calcext:value-type="string">
            <text:p>Growing awareness for critically assessing data outputs and interpreting the results. Insecurities regarding what exactly to pay attention to. <text:s/></text:p>
          </table:table-cell>
          <table:table-cell table:style-name="ce67" office:value-type="string" calcext:value-type="string">
            <text:p>Data outputs and results are interpreted confidently and critically. Evaluation criteria are internalized. </text:p>
          </table:table-cell>
          <table:table-cell table:style-name="ce67" office:value-type="string" calcext:value-type="string">
            <text:p>Data outputs and results are consistently questioned and challenged, interpretation extents the obvious and information are successfully translated into actionable knowledge.</text:p>
          </table:table-cell>
          <table:table-cell table:style-name="ce28" table:number-columns-repeated="20"/>
          <table:table-cell table:number-columns-repeated="998"/>
        </table:table-row>
        <table:table-row table:style-name="ro13" table:number-rows-repeated="966">
          <table:table-cell table:style-name="ce28" table:number-columns-repeated="2"/>
          <table:table-cell table:style-name="ce1"/>
          <table:table-cell table:style-name="ce28" table:number-columns-repeated="23"/>
          <table:table-cell table:number-columns-repeated="998"/>
        </table:table-row>
        <table:table-row table:style-name="ro3" table:number-rows-repeated="104757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family-generic="roman"/>
    <style:font-face style:name="Calibri1"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de" number:country="DE">
      <number:number number:decimal-places="0" loext:min-decimal-places="0" number:min-integer-digits="1" number:grouping="true"/>
      <number:text> €</number:text>
    </number:number-style>
    <number:number-style style:name="N10107" number:language="de" number:country="DE">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2" loext:min-decimal-places="2" number:min-integer-digits="1" number:grouping="true"/>
      <number:text> €</number:text>
    </number:number-style>
    <number:number-style style:name="N10109" number:language="de" number:country="DE">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de" number:country="DE">
      <number:number number:decimal-places="2" loext:min-decimal-places="2" number:min-integer-digits="1" number:grouping="true"/>
      <number:text> €</number:text>
    </number:number-style>
    <number:number-style style:name="N10110" number:language="de" number:country="DE">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de" number:country="DE">
      <number:day number:style="long"/>
      <number:text>. </number:text>
      <number:month number:textual="true"/>
      <number:text> </number:text>
      <number:year/>
    </number:date-style>
    <number:date-style style:name="N10112" number:language="de" number:country="DE">
      <number:day number:style="long"/>
      <number:text>. </number:text>
      <number:month number:textual="true"/>
    </number:date-style>
    <number:date-style style:name="N10113" number:language="de" number:country="DE">
      <number:month number:textual="true"/>
      <number:text> </number:text>
      <number:year/>
    </number:date-style>
    <number:time-style style:name="N10114" number:language="de" number:country="DE">
      <number:hours/>
      <number:text>:</number:text>
      <number:minutes number:style="long"/>
      <number:text> </number:text>
      <number:am-pm/>
    </number:time-style>
    <number:time-style style:name="N10115" number:language="de" number:country="DE">
      <number:hours/>
      <number:text>:</number:text>
      <number:minutes number:style="long"/>
      <number:text>:</number:text>
      <number:seconds number:style="long"/>
      <number:text> </number:text>
      <number:am-pm/>
    </number:time-style>
    <number:date-style style:name="N10116"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de" number:country="DE">
      <number:number number:decimal-places="0" loext:min-decimal-places="0" number:min-integer-digits="1" number:grouping="true"/>
      <number:text>   </number:text>
    </number:number-style>
    <number:number-style style:name="N10117" number:language="de" number:country="DE">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loext:min-decimal-places="0" number:min-integer-digits="1" number:grouping="true"/>
      <number:text>   </number:text>
    </number:number-style>
    <number:number-style style:name="N10118" number:language="de" number:country="DE">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2" loext:min-decimal-places="2" number:min-integer-digits="1" number:grouping="true"/>
      <number:text>   </number:text>
    </number:number-style>
    <number:number-style style:name="N10119" number:language="de" number:country="DE">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de" number:country="DE">
      <number:number number:decimal-places="2" loext:min-decimal-places="2" number:min-integer-digits="1" number:grouping="true"/>
      <number:text>   </number:text>
    </number:number-style>
    <number:number-style style:name="N10120" number:language="de" number:country="DE">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1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1P2" style:volatile="true" number:language="de" number:country="DE">
      <loext:text> </loext:text>
      <loext:fill-character> </loext:fill-character>
      <number:text>-    </number:text>
    </number:number-style>
    <number:text-style style:name="N10121" number:language="de" number:country="DE">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2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22P2" style:volatile="true" number:language="de" number:country="DE">
      <loext:text> </loext:text>
      <loext:fill-character> </loext:fill-character>
      <number:text>- € </number:text>
    </number:number-style>
    <number:text-style style:name="N10122" number:language="de" number:country="DE">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23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23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23" number:language="de" number:country="DE">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24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24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24" number:language="de" number:country="DE">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fo:font-size="11pt"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msArrowEnd_20_9" draw:display-name="msArrowEnd 9" svg:viewBox="0 0 500 500" svg:d="M250 0l250 500h-5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About_20_you" style:display-name="PageStyle_About you" style:page-layout-name="Mpm3">
      <style:header style:display="false"/>
      <style:header-left style:display="false"/>
      <style:footer style:display="false"/>
      <style:footer-left style:display="false"/>
    </style:master-page>
    <style:master-page style:name="PageStyle_5f_Introduction" style:display-name="PageStyle_Introduction" style:page-layout-name="Mpm3">
      <style:header style:display="false"/>
      <style:header-left style:display="false"/>
      <style:footer style:display="false"/>
      <style:footer-left style:display="false"/>
    </style:master-page>
    <style:master-page style:name="PageStyle_5f_Data_20_Ethics_20_and_20_Security" style:display-name="PageStyle_Data Ethics and Security" style:page-layout-name="Mpm3">
      <style:header style:display="false"/>
      <style:header-left style:display="false"/>
      <style:footer style:display="false"/>
      <style:footer-left style:display="false"/>
    </style:master-page>
    <style:master-page style:name="PageStyle_5f_Data_20_Culture" style:display-name="PageStyle_Data Culture" style:page-layout-name="Mpm3">
      <style:header style:display="false"/>
      <style:header-left style:display="false"/>
      <style:footer style:display="false"/>
      <style:footer-left style:display="false"/>
    </style:master-page>
    <style:master-page style:name="PageStyle_5f_Ask_20_Questions_20_" style:display-name="PageStyle_Ask Questions " style:page-layout-name="Mpm3">
      <style:header style:display="false"/>
      <style:header-left style:display="false"/>
      <style:footer style:display="false"/>
      <style:footer-left style:display="false"/>
    </style:master-page>
    <style:master-page style:name="PageStyle_5f_Find_20_" style:display-name="PageStyle_Find " style:page-layout-name="Mpm3">
      <style:header style:display="false"/>
      <style:header-left style:display="false"/>
      <style:footer style:display="false"/>
      <style:footer-left style:display="false"/>
    </style:master-page>
    <style:master-page style:name="PageStyle_5f_Verify" style:display-name="PageStyle_Verify" style:page-layout-name="Mpm3">
      <style:header style:display="false"/>
      <style:header-left style:display="false"/>
      <style:footer style:display="false"/>
      <style:footer-left style:display="false"/>
    </style:master-page>
    <style:master-page style:name="PageStyle_5f_Clean" style:display-name="PageStyle_Clean" style:page-layout-name="Mpm3">
      <style:header style:display="false"/>
      <style:header-left style:display="false"/>
      <style:footer style:display="false"/>
      <style:footer-left style:display="false"/>
    </style:master-page>
    <style:master-page style:name="PageStyle_5f_Get" style:display-name="PageStyle_Get" style:page-layout-name="Mpm3">
      <style:header style:display="false"/>
      <style:header-left style:display="false"/>
      <style:footer style:display="false"/>
      <style:footer-left style:display="false"/>
    </style:master-page>
    <style:master-page style:name="PageStyle_5f_Analyze_20_" style:display-name="PageStyle_Analyze " style:page-layout-name="Mpm3">
      <style:header style:display="false"/>
      <style:header-left style:display="false"/>
      <style:footer style:display="false"/>
      <style:footer-left style:display="false"/>
    </style:master-page>
    <style:master-page style:name="PageStyle_5f_Communicate" style:display-name="PageStyle_Communicate" style:page-layout-name="Mpm3">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Assess_20__26__20_Interpret" style:display-name="PageStyle_Assess &amp; Interpret" style:page-layout-name="Mpm4">
      <style:header style:display="false"/>
      <style:header-left style:display="false"/>
      <style:footer style:display="false"/>
      <style:footer-left style:display="false"/>
    </style:master-page>
    <style:master-page style:name="PageStyle_5f_Visualize" style:display-name="PageStyle_Visualiz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Helena Sternkopf</dc:creator>
    <meta:creation-date>2017-01-16T07:58:30</meta:creation-date>
    <dc:date>2017-01-22T22:03:16</dc:date>
    <meta:editing-duration>P0D</meta:editing-duration>
    <meta:generator>LibreOffice/5.3.0.3$MacOSX_X86_64 LibreOffice_project/7074905676c47b82bbcfbea1aeefc84afe1c50e1</meta:generator>
    <meta:document-statistic meta:table-count="14" meta:cell-count="196" meta:object-count="2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000000" style:text-position="0% 100%" fo:font-family="'Times New Roman'" style:font-family-generic="roman" fo:font-size="16pt" fo:letter-spacing="0.053cm" fo:font-weight="bold" style:font-size-asian="16pt" style:font-weight-asian="bold" style:font-family-complex="'Times New Roman'" style:font-family-generic-complex="roman" style:font-size-complex="16pt" style:font-weight-complex="bold"/>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draw:stroke="none" svg:stroke-width="0.026cm" svg:stroke-color="#b3b3b3"/>
      <style:text-properties fo:color="#000000" style:text-position="0% 100%" fo:font-family="'Times New Roman'" style:font-family-generic="roman" fo:font-size="10pt" style:font-size-asian="10pt" style:font-family-complex="'Times New Roman'" style:font-family-generic-complex="roman" style:font-size-complex="10pt"/>
    </style:style>
    <style:style style:name="ch5" style:family="chart" style:data-style-name="N0">
      <style:chart-properties chart:display-label="true" chart:tick-marks-major-inner="false" chart:tick-marks-major-outer="false" chart:logarithmic="false" chart:interval-major="1" chart:reverse-direction="false" text:line-break="false" loext:try-staggering-first="false" chart:link-data-style-to-source="false" chart:axis-position="0" chart:tick-mark-position="at-axis"/>
      <style:graphic-properties draw:stroke="none" svg:stroke-width="0.018cm" svg:stroke-color="#b3b3b3"/>
      <style:text-properties fo:color="#000000" style:text-position="0% 100%" fo:font-family="'Times New Roman'" style:font-family-generic="roman" fo:font-size="9pt" style:font-size-asian="9pt" style:font-family-complex="'Times New Roman'" style:font-family-generic-complex="roman" style:font-size-complex="9pt"/>
    </style:style>
    <style:style style:name="ch6" style:family="chart">
      <style:graphic-properties svg:stroke-width="0.026cm"/>
    </style:style>
    <style:style style:name="ch7" style:family="chart" style:data-style-name="N0">
      <style:chart-properties chart:symbol-type="named-symbol" chart:symbol-name="circle" chart:symbol-width="0.212cm" chart:symbol-height="0.212cm" chart:link-data-style-to-source="true" chart:label-position="top">
        <chart:label-separator>
          <text:p>; </text:p>
        </chart:label-separator>
      </style:chart-properties>
      <style:graphic-properties svg:stroke-width="0.053cm" svg:stroke-color="#4472c4" draw:fill-color="#4472c4"/>
      <style:text-properties fo:color="#000000" style:text-position="0% 100%" fo:font-family="Calibri" fo:font-size="10pt" style:font-size-asian="10pt" style:font-size-complex="10pt"/>
    </style:style>
    <style:style style:name="ch8" style:family="chart">
      <style:chart-properties chart:solid-type="cuboid" chart:symbol-type="named-symbol" chart:symbol-name="circle" chart:symbol-width="0.212cm" chart:symbol-height="0.212cm"/>
      <style:graphic-properties draw:stroke="dash" draw:stroke-dash="msLineDash_20_1" svg:stroke-width="0.071cm" draw:fill-color="#4472c4"/>
    </style:style>
    <style:style style:name="ch9" style:family="chart">
      <style:chart-properties chart:solid-type="cuboid" chart:symbol-type="named-symbol" chart:symbol-name="circle" chart:symbol-width="0.212cm" chart:symbol-height="0.212cm"/>
      <style:graphic-properties draw:stroke="dash" draw:stroke-dash="msLineDash_20_2" svg:stroke-width="0.071cm" svg:stroke-color="#ed7d31" draw:fill-color="#ed7d31"/>
    </style:style>
    <style:style style:name="ch10" style:family="chart">
      <style:chart-properties chart:solid-type="cuboid" chart:symbol-type="named-symbol" chart:symbol-name="circle" chart:symbol-width="0.212cm" chart:symbol-height="0.212cm"/>
      <style:graphic-properties draw:stroke="dash" draw:stroke-dash="msLineDash_20_3" svg:stroke-width="0.071cm" svg:stroke-color="#a5a5a5" draw:fill-color="#a5a5a5"/>
    </style:style>
    <style:style style:name="ch11" style:family="chart">
      <style:chart-properties chart:solid-type="cuboid" chart:symbol-type="named-symbol" chart:symbol-name="circle" chart:symbol-width="0.212cm" chart:symbol-height="0.212cm"/>
      <style:graphic-properties draw:stroke="dash" draw:stroke-dash="msLineDash_20_4" svg:stroke-width="0.071cm" svg:stroke-color="#ffc000" draw:fill-color="#ffc000"/>
    </style:style>
    <style:style style:name="ch12" style:family="chart">
      <style:chart-properties chart:solid-type="cuboid" chart:symbol-type="named-symbol" chart:symbol-name="circle" chart:symbol-width="0.212cm" chart:symbol-height="0.212cm"/>
      <style:graphic-properties draw:stroke="dash" draw:stroke-dash="msLineDash_20_5" svg:stroke-width="0.071cm" svg:stroke-color="#5b9bd5" draw:fill-color="#5b9bd5"/>
    </style:style>
    <style:style style:name="ch13" style:family="chart">
      <style:chart-properties chart:solid-type="cuboid" chart:symbol-type="named-symbol" chart:symbol-name="circle" chart:symbol-width="0.212cm" chart:symbol-height="0.212cm"/>
      <style:graphic-properties draw:stroke="dash" draw:stroke-dash="msLineDash_20_6" svg:stroke-width="0.071cm" svg:stroke-color="#70ad47" draw:fill-color="#70ad47"/>
    </style:style>
    <style:style style:name="ch14" style:family="chart">
      <style:chart-properties chart:solid-type="cuboid" chart:symbol-type="named-symbol" chart:symbol-name="circle" chart:symbol-width="0.212cm" chart:symbol-height="0.212cm"/>
      <style:graphic-properties draw:stroke="dash" draw:stroke-dash="msLineDash_20_7" svg:stroke-width="0.071cm" svg:stroke-color="#264478" draw:fill-color="#264478"/>
    </style:style>
    <style:style style:name="ch15" style:family="chart">
      <style:chart-properties chart:solid-type="cuboid" chart:symbol-type="named-symbol" chart:symbol-name="circle" chart:symbol-width="0.212cm" chart:symbol-height="0.212cm"/>
      <style:graphic-properties draw:stroke="dash" draw:stroke-dash="msLineDash_20_8" svg:stroke-width="0.071cm" svg:stroke-color="#9e480e" draw:fill-color="#9e480e"/>
    </style:style>
    <style:style style:name="ch16" style:family="chart">
      <style:chart-properties chart:solid-type="cuboid" chart:symbol-type="named-symbol" chart:symbol-name="circle" chart:symbol-width="0.212cm" chart:symbol-height="0.212cm"/>
      <style:graphic-properties draw:stroke="dash" draw:stroke-dash="msLineDash_20_9" svg:stroke-width="0.071cm" svg:stroke-color="#636363" draw:fill-color="#636363"/>
    </style:style>
    <style:style style:name="ch17" style:family="chart">
      <style:chart-properties chart:solid-type="cuboid" chart:symbol-type="named-symbol" chart:symbol-name="circle" chart:symbol-width="0.212cm" chart:symbol-height="0.212cm"/>
      <style:graphic-properties draw:stroke="dash" draw:stroke-dash="msLineDash_20_10" svg:stroke-width="0.071cm" svg:stroke-color="#997300" draw:fill-color="#997300"/>
    </style:style>
    <style:style style:name="ch18" style:family="chart">
      <style:graphic-properties draw:fill-color="#c5000b"/>
    </style:style>
    <style:style style:name="ch19" style:family="chart">
      <style:graphic-properties draw:fill="none" draw:fill-color="#d9d9d9"/>
    </style:style>
    <style:style style:name="ch20" style:family="chart">
      <style:graphic-properties draw:fill-color="#d9d9d9"/>
    </style:style>
  </office:automatic-styles>
  <office:body>
    <office:chart>
      <chart:chart svg:width="16.37cm" svg:height="10.637cm" xlink:href=".." xlink:type="simple" chart:class="chart:radar" chart:style-name="ch1">
        <chart:title svg:x="5.156cm" svg:y="0.348cm" chart:style-name="ch2">
          <text:p>Do you speak data? </text:p>
        </chart:title>
        <chart:plot-area chart:style-name="ch3" table:cell-range-address="Results.B5:Results.C15" chart:data-source-has-labels="column" svg:x="0.327cm" svg:y="1.505cm" svg:width="15.716cm" svg:height="8.92cm">
          <chartooo:coordinate-region svg:x="4.056cm" svg:y="2.483cm" svg:width="7.133cm" svg:height="7.133cm"/>
          <chart:axis chart:dimension="x" chart:name="primary-x" chart:style-name="ch4" chartooo:axis-type="auto">
            <chartooo:date-scale/>
            <chart:categories table:cell-range-address="Results.B5:Results.B15"/>
          </chart:axis>
          <chart:axis chart:dimension="y" chart:name="primary-y" chart:style-name="ch5">
            <chart:grid chart:style-name="ch6" chart:class="major"/>
          </chart:axis>
          <chart:series chart:style-name="ch7" chart:values-cell-range-address="Results.C5:Results.C15" chart:class="chart:rad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C</text:p>
              </table:table-cell>
            </table:table-row>
          </table:table-header-rows>
          <table:table-rows>
            <table:table-row>
              <table:table-cell office:value-type="string">
                <text:p>Data Culture </text:p>
                <draw:g>
                  <svg:desc>Results.B5:Results.B15</svg:desc>
                </draw:g>
              </table:table-cell>
              <table:table-cell office:value-type="float" office:value="2">
                <text:p>2</text:p>
                <draw:g>
                  <svg:desc>Results.C5:Results.C15</svg:desc>
                </draw:g>
              </table:table-cell>
            </table:table-row>
            <table:table-row>
              <table:table-cell office:value-type="string">
                <text:p>Data Ethics and Security </text:p>
              </table:table-cell>
              <table:table-cell office:value-type="float" office:value="4">
                <text:p>4</text:p>
              </table:table-cell>
            </table:table-row>
            <table:table-row>
              <table:table-cell office:value-type="string">
                <text:p>Ask question / Define </text:p>
              </table:table-cell>
              <table:table-cell office:value-type="float" office:value="1">
                <text:p>1</text:p>
              </table:table-cell>
            </table:table-row>
            <table:table-row>
              <table:table-cell office:value-type="string">
                <text:p>Find </text:p>
              </table:table-cell>
              <table:table-cell office:value-type="float" office:value="2">
                <text:p>2</text:p>
              </table:table-cell>
            </table:table-row>
            <table:table-row>
              <table:table-cell office:value-type="string">
                <text:p>Get </text:p>
              </table:table-cell>
              <table:table-cell office:value-type="float" office:value="4">
                <text:p>4</text:p>
              </table:table-cell>
            </table:table-row>
            <table:table-row>
              <table:table-cell office:value-type="string">
                <text:p>Verify </text:p>
              </table:table-cell>
              <table:table-cell office:value-type="float" office:value="1">
                <text:p>1</text:p>
              </table:table-cell>
            </table:table-row>
            <table:table-row>
              <table:table-cell office:value-type="string">
                <text:p>Clean </text:p>
              </table:table-cell>
              <table:table-cell office:value-type="float" office:value="4">
                <text:p>4</text:p>
              </table:table-cell>
            </table:table-row>
            <table:table-row>
              <table:table-cell office:value-type="string">
                <text:p>Analyze </text:p>
              </table:table-cell>
              <table:table-cell office:value-type="float" office:value="1">
                <text:p>1</text:p>
              </table:table-cell>
            </table:table-row>
            <table:table-row>
              <table:table-cell office:value-type="string">
                <text:p>Visualize </text:p>
              </table:table-cell>
              <table:table-cell office:value-type="float" office:value="4">
                <text:p>4</text:p>
              </table:table-cell>
            </table:table-row>
            <table:table-row>
              <table:table-cell office:value-type="string">
                <text:p>Communicate </text:p>
              </table:table-cell>
              <table:table-cell office:value-type="float" office:value="4">
                <text:p>4</text:p>
              </table:table-cell>
            </table:table-row>
            <table:table-row>
              <table:table-cell office:value-type="string">
                <text:p>Assess &amp; Interpret </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MacOSX_X86_64 LibreOffice_project/7074905676c47b82bbcfbea1aeefc84afe1c50e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ound" draw:dots1="1" draw:dots1-length="71%" draw:distance="71%"/>
    <draw:stroke-dash draw:name="msLineDash_20_10" draw:display-name="msLineDash 10" draw:style="round" draw:dots1="1" draw:dots1-length="71%" draw:distance="71%"/>
    <draw:stroke-dash draw:name="msLineDash_20_2" draw:display-name="msLineDash 2" draw:style="round" draw:dots1="1" draw:dots1-length="71%" draw:distance="71%"/>
    <draw:stroke-dash draw:name="msLineDash_20_3" draw:display-name="msLineDash 3" draw:style="round" draw:dots1="1" draw:dots1-length="71%" draw:distance="71%"/>
    <draw:stroke-dash draw:name="msLineDash_20_4" draw:display-name="msLineDash 4" draw:style="round" draw:dots1="1" draw:dots1-length="71%" draw:distance="71%"/>
    <draw:stroke-dash draw:name="msLineDash_20_5" draw:display-name="msLineDash 5" draw:style="round" draw:dots1="1" draw:dots1-length="71%" draw:distance="71%"/>
    <draw:stroke-dash draw:name="msLineDash_20_6" draw:display-name="msLineDash 6" draw:style="round" draw:dots1="1" draw:dots1-length="71%" draw:distance="71%"/>
    <draw:stroke-dash draw:name="msLineDash_20_7" draw:display-name="msLineDash 7" draw:style="round" draw:dots1="1" draw:dots1-length="71%" draw:distance="71%"/>
    <draw:stroke-dash draw:name="msLineDash_20_8" draw:display-name="msLineDash 8" draw:style="round" draw:dots1="1" draw:dots1-length="71%" draw:distance="71%"/>
    <draw:stroke-dash draw:name="msLineDash_20_9" draw:display-name="msLineDash 9" draw:style="round" draw:dots1="1" draw:dots1-length="71%" draw:distance="71%"/>
  </office:styles>
</office:document-styles>
</file>